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5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Bit n°</text:p>
          </table:table-cell>
          <table:table-cell office:value-type="float" office:value="4" calcext:value-type="float">
            <text:p>4</text:p>
          </table:table-cell>
          <table:table-cell/>
          <table:table-cell table:formula="of:=2^[.B1]" office:value-type="float" office:value="16" calcext:value-type="float">
            <text:p>16</text:p>
          </table:table-cell>
          <table:table-cell table:number-columns-repeated="6"/>
          <table:table-cell table:formula="of:=2^([.B1]-1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MOD([.B3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3]-[.D3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formula="of:=DEC2BIN([.B3])" office:value-type="string" office:string-value="0" calcext:value-type="string">
            <text:p>0</text:p>
          </table:table-cell>
          <table:table-cell table:formula="of:=IF([.D3]&gt;=[.$K$1];&quot;OK&quot;;&quot;&quot;)">
            <text:p/>
          </table:table-cell>
          <table:table-cell table:formula="of:=REPT(&quot;0&quot;;8-LEN(TRIM(FIXED([.J3];0;1))))&amp;TRIM(FIXED([.J3];0;1))" office:value-type="string" office:string-value="00000000" calcext:value-type="string">
            <text:p>00000000</text:p>
          </table:table-cell>
          <table:table-cell table:formula="of:=LEFT(RIGHT([.L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MOD([.B4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4]-[.D4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])" office:value-type="string" office:string-value="1" calcext:value-type="string">
            <text:p>1</text:p>
          </table:table-cell>
          <table:table-cell table:formula="of:=IF([.D4]&gt;=[.$K$1];&quot;OK&quot;;&quot;&quot;)">
            <text:p/>
          </table:table-cell>
          <table:table-cell table:formula="of:=REPT(&quot;0&quot;;8-LEN(TRIM(FIXED([.J4];0;1))))&amp;TRIM(FIXED([.J4];0;1))" office:value-type="string" office:string-value="00000001" calcext:value-type="string">
            <text:p>00000001</text:p>
          </table:table-cell>
          <table:table-cell table:formula="of:=LEFT(RIGHT([.L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MOD([.B5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5]-[.D5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])" office:value-type="string" office:string-value="10" calcext:value-type="string">
            <text:p>10</text:p>
          </table:table-cell>
          <table:table-cell table:formula="of:=IF([.D5]&gt;=[.$K$1];&quot;OK&quot;;&quot;&quot;)">
            <text:p/>
          </table:table-cell>
          <table:table-cell table:formula="of:=REPT(&quot;0&quot;;8-LEN(TRIM(FIXED([.J5];0;1))))&amp;TRIM(FIXED([.J5];0;1))" office:value-type="string" office:string-value="00000010" calcext:value-type="string">
            <text:p>00000010</text:p>
          </table:table-cell>
          <table:table-cell table:formula="of:=LEFT(RIGHT([.L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formula="of:=MOD([.B6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6]-[.D6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])" office:value-type="string" office:string-value="11" calcext:value-type="string">
            <text:p>11</text:p>
          </table:table-cell>
          <table:table-cell table:formula="of:=IF([.D6]&gt;=[.$K$1];&quot;OK&quot;;&quot;&quot;)">
            <text:p/>
          </table:table-cell>
          <table:table-cell table:formula="of:=REPT(&quot;0&quot;;8-LEN(TRIM(FIXED([.J6];0;1))))&amp;TRIM(FIXED([.J6];0;1))" office:value-type="string" office:string-value="00000011" calcext:value-type="string">
            <text:p>00000011</text:p>
          </table:table-cell>
          <table:table-cell table:formula="of:=LEFT(RIGHT([.L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formula="of:=MOD([.B7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7]-[.D7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])" office:value-type="string" office:string-value="100" calcext:value-type="string">
            <text:p>100</text:p>
          </table:table-cell>
          <table:table-cell table:formula="of:=IF([.D7]&gt;=[.$K$1];&quot;OK&quot;;&quot;&quot;)">
            <text:p/>
          </table:table-cell>
          <table:table-cell table:formula="of:=REPT(&quot;0&quot;;8-LEN(TRIM(FIXED([.J7];0;1))))&amp;TRIM(FIXED([.J7];0;1))" office:value-type="string" office:string-value="00000100" calcext:value-type="string">
            <text:p>00000100</text:p>
          </table:table-cell>
          <table:table-cell table:formula="of:=LEFT(RIGHT([.L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formula="of:=MOD([.B8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8]-[.D8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])" office:value-type="string" office:string-value="101" calcext:value-type="string">
            <text:p>101</text:p>
          </table:table-cell>
          <table:table-cell table:formula="of:=IF([.D8]&gt;=[.$K$1];&quot;OK&quot;;&quot;&quot;)">
            <text:p/>
          </table:table-cell>
          <table:table-cell table:formula="of:=REPT(&quot;0&quot;;8-LEN(TRIM(FIXED([.J8];0;1))))&amp;TRIM(FIXED([.J8];0;1))" office:value-type="string" office:string-value="00000101" calcext:value-type="string">
            <text:p>00000101</text:p>
          </table:table-cell>
          <table:table-cell table:formula="of:=LEFT(RIGHT([.L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table:formula="of:=MOD([.B9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9]-[.D9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])" office:value-type="string" office:string-value="110" calcext:value-type="string">
            <text:p>110</text:p>
          </table:table-cell>
          <table:table-cell table:formula="of:=IF([.D9]&gt;=[.$K$1];&quot;OK&quot;;&quot;&quot;)">
            <text:p/>
          </table:table-cell>
          <table:table-cell table:formula="of:=REPT(&quot;0&quot;;8-LEN(TRIM(FIXED([.J9];0;1))))&amp;TRIM(FIXED([.J9];0;1))" office:value-type="string" office:string-value="00000110" calcext:value-type="string">
            <text:p>00000110</text:p>
          </table:table-cell>
          <table:table-cell table:formula="of:=LEFT(RIGHT([.L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formula="of:=MOD([.B10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0]-[.D10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])" office:value-type="string" office:string-value="111" calcext:value-type="string">
            <text:p>111</text:p>
          </table:table-cell>
          <table:table-cell table:formula="of:=IF([.D10]&gt;=[.$K$1];&quot;OK&quot;;&quot;&quot;)">
            <text:p/>
          </table:table-cell>
          <table:table-cell table:formula="of:=REPT(&quot;0&quot;;8-LEN(TRIM(FIXED([.J10];0;1))))&amp;TRIM(FIXED([.J10];0;1))" office:value-type="string" office:string-value="00000111" calcext:value-type="string">
            <text:p>00000111</text:p>
          </table:table-cell>
          <table:table-cell table:formula="of:=LEFT(RIGHT([.L1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formula="of:=MOD([.B11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1]-[.D11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])" office:value-type="string" office:string-value="1000" calcext:value-type="string">
            <text:p>1000</text:p>
          </table:table-cell>
          <table:table-cell table:formula="of:=IF([.D11]&gt;=[.$K$1];&quot;OK&quot;;&quot;&quot;)" office:value-type="string" office:string-value="OK" calcext:value-type="string">
            <text:p>OK</text:p>
          </table:table-cell>
          <table:table-cell table:formula="of:=REPT(&quot;0&quot;;8-LEN(TRIM(FIXED([.J11];0;1))))&amp;TRIM(FIXED([.J11];0;1))" office:value-type="string" office:string-value="00001000" calcext:value-type="string">
            <text:p>00001000</text:p>
          </table:table-cell>
          <table:table-cell table:formula="of:=LEFT(RIGHT([.L1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formula="of:=MOD([.B12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2]-[.D12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])" office:value-type="string" office:string-value="1001" calcext:value-type="string">
            <text:p>1001</text:p>
          </table:table-cell>
          <table:table-cell table:formula="of:=IF([.D12]&gt;=[.$K$1];&quot;OK&quot;;&quot;&quot;)" office:value-type="string" office:string-value="OK" calcext:value-type="string">
            <text:p>OK</text:p>
          </table:table-cell>
          <table:table-cell table:formula="of:=REPT(&quot;0&quot;;8-LEN(TRIM(FIXED([.J12];0;1))))&amp;TRIM(FIXED([.J12];0;1))" office:value-type="string" office:string-value="00001001" calcext:value-type="string">
            <text:p>00001001</text:p>
          </table:table-cell>
          <table:table-cell table:formula="of:=LEFT(RIGHT([.L1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formula="of:=MOD([.B13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3]-[.D13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])" office:value-type="string" office:string-value="1010" calcext:value-type="string">
            <text:p>1010</text:p>
          </table:table-cell>
          <table:table-cell table:formula="of:=IF([.D13]&gt;=[.$K$1];&quot;OK&quot;;&quot;&quot;)" office:value-type="string" office:string-value="OK" calcext:value-type="string">
            <text:p>OK</text:p>
          </table:table-cell>
          <table:table-cell table:formula="of:=REPT(&quot;0&quot;;8-LEN(TRIM(FIXED([.J13];0;1))))&amp;TRIM(FIXED([.J13];0;1))" office:value-type="string" office:string-value="00001010" calcext:value-type="string">
            <text:p>00001010</text:p>
          </table:table-cell>
          <table:table-cell table:formula="of:=LEFT(RIGHT([.L1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formula="of:=MOD([.B14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4]-[.D14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])" office:value-type="string" office:string-value="1011" calcext:value-type="string">
            <text:p>1011</text:p>
          </table:table-cell>
          <table:table-cell table:formula="of:=IF([.D14]&gt;=[.$K$1];&quot;OK&quot;;&quot;&quot;)" office:value-type="string" office:string-value="OK" calcext:value-type="string">
            <text:p>OK</text:p>
          </table:table-cell>
          <table:table-cell table:formula="of:=REPT(&quot;0&quot;;8-LEN(TRIM(FIXED([.J14];0;1))))&amp;TRIM(FIXED([.J14];0;1))" office:value-type="string" office:string-value="00001011" calcext:value-type="string">
            <text:p>00001011</text:p>
          </table:table-cell>
          <table:table-cell table:formula="of:=LEFT(RIGHT([.L1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formula="of:=MOD([.B15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5]-[.D15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])" office:value-type="string" office:string-value="1100" calcext:value-type="string">
            <text:p>1100</text:p>
          </table:table-cell>
          <table:table-cell table:formula="of:=IF([.D15]&gt;=[.$K$1];&quot;OK&quot;;&quot;&quot;)" office:value-type="string" office:string-value="OK" calcext:value-type="string">
            <text:p>OK</text:p>
          </table:table-cell>
          <table:table-cell table:formula="of:=REPT(&quot;0&quot;;8-LEN(TRIM(FIXED([.J15];0;1))))&amp;TRIM(FIXED([.J15];0;1))" office:value-type="string" office:string-value="00001100" calcext:value-type="string">
            <text:p>00001100</text:p>
          </table:table-cell>
          <table:table-cell table:formula="of:=LEFT(RIGHT([.L1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formula="of:=MOD([.B16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6]-[.D16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])" office:value-type="string" office:string-value="1101" calcext:value-type="string">
            <text:p>1101</text:p>
          </table:table-cell>
          <table:table-cell table:formula="of:=IF([.D16]&gt;=[.$K$1];&quot;OK&quot;;&quot;&quot;)" office:value-type="string" office:string-value="OK" calcext:value-type="string">
            <text:p>OK</text:p>
          </table:table-cell>
          <table:table-cell table:formula="of:=REPT(&quot;0&quot;;8-LEN(TRIM(FIXED([.J16];0;1))))&amp;TRIM(FIXED([.J16];0;1))" office:value-type="string" office:string-value="00001101" calcext:value-type="string">
            <text:p>00001101</text:p>
          </table:table-cell>
          <table:table-cell table:formula="of:=LEFT(RIGHT([.L1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formula="of:=MOD([.B17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7]-[.D17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])" office:value-type="string" office:string-value="1110" calcext:value-type="string">
            <text:p>1110</text:p>
          </table:table-cell>
          <table:table-cell table:formula="of:=IF([.D17]&gt;=[.$K$1];&quot;OK&quot;;&quot;&quot;)" office:value-type="string" office:string-value="OK" calcext:value-type="string">
            <text:p>OK</text:p>
          </table:table-cell>
          <table:table-cell table:formula="of:=REPT(&quot;0&quot;;8-LEN(TRIM(FIXED([.J17];0;1))))&amp;TRIM(FIXED([.J17];0;1))" office:value-type="string" office:string-value="00001110" calcext:value-type="string">
            <text:p>00001110</text:p>
          </table:table-cell>
          <table:table-cell table:formula="of:=LEFT(RIGHT([.L1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formula="of:=MOD([.B18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8]-[.D18])/[.$D$1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])" office:value-type="string" office:string-value="1111" calcext:value-type="string">
            <text:p>1111</text:p>
          </table:table-cell>
          <table:table-cell table:formula="of:=IF([.D18]&gt;=[.$K$1];&quot;OK&quot;;&quot;&quot;)" office:value-type="string" office:string-value="OK" calcext:value-type="string">
            <text:p>OK</text:p>
          </table:table-cell>
          <table:table-cell table:formula="of:=REPT(&quot;0&quot;;8-LEN(TRIM(FIXED([.J18];0;1))))&amp;TRIM(FIXED([.J18];0;1))" office:value-type="string" office:string-value="00001111" calcext:value-type="string">
            <text:p>00001111</text:p>
          </table:table-cell>
          <table:table-cell table:formula="of:=LEFT(RIGHT([.L1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formula="of:=MOD([.B19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9]-[.D19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])" office:value-type="string" office:string-value="10000" calcext:value-type="string">
            <text:p>10000</text:p>
          </table:table-cell>
          <table:table-cell table:formula="of:=IF([.D19]&gt;=[.$K$1];&quot;OK&quot;;&quot;&quot;)">
            <text:p/>
          </table:table-cell>
          <table:table-cell table:formula="of:=REPT(&quot;0&quot;;8-LEN(TRIM(FIXED([.J19];0;1))))&amp;TRIM(FIXED([.J19];0;1))" office:value-type="string" office:string-value="00010000" calcext:value-type="string">
            <text:p>00010000</text:p>
          </table:table-cell>
          <table:table-cell table:formula="of:=LEFT(RIGHT([.L1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formula="of:=MOD([.B20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20]-[.D20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])" office:value-type="string" office:string-value="10001" calcext:value-type="string">
            <text:p>10001</text:p>
          </table:table-cell>
          <table:table-cell table:formula="of:=IF([.D20]&gt;=[.$K$1];&quot;OK&quot;;&quot;&quot;)">
            <text:p/>
          </table:table-cell>
          <table:table-cell table:formula="of:=REPT(&quot;0&quot;;8-LEN(TRIM(FIXED([.J20];0;1))))&amp;TRIM(FIXED([.J20];0;1))" office:value-type="string" office:string-value="00010001" calcext:value-type="string">
            <text:p>00010001</text:p>
          </table:table-cell>
          <table:table-cell table:formula="of:=LEFT(RIGHT([.L2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=</text:p>
          </table:table-cell>
          <table:table-cell table:formula="of:=MOD([.B21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21]-[.D21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])" office:value-type="string" office:string-value="10010" calcext:value-type="string">
            <text:p>10010</text:p>
          </table:table-cell>
          <table:table-cell table:formula="of:=IF([.D21]&gt;=[.$K$1];&quot;OK&quot;;&quot;&quot;)">
            <text:p/>
          </table:table-cell>
          <table:table-cell table:formula="of:=REPT(&quot;0&quot;;8-LEN(TRIM(FIXED([.J21];0;1))))&amp;TRIM(FIXED([.J21];0;1))" office:value-type="string" office:string-value="00010010" calcext:value-type="string">
            <text:p>00010010</text:p>
          </table:table-cell>
          <table:table-cell table:formula="of:=LEFT(RIGHT([.L2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formula="of:=MOD([.B22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22]-[.D22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])" office:value-type="string" office:string-value="10011" calcext:value-type="string">
            <text:p>10011</text:p>
          </table:table-cell>
          <table:table-cell table:formula="of:=IF([.D22]&gt;=[.$K$1];&quot;OK&quot;;&quot;&quot;)">
            <text:p/>
          </table:table-cell>
          <table:table-cell table:formula="of:=REPT(&quot;0&quot;;8-LEN(TRIM(FIXED([.J22];0;1))))&amp;TRIM(FIXED([.J22];0;1))" office:value-type="string" office:string-value="00010011" calcext:value-type="string">
            <text:p>00010011</text:p>
          </table:table-cell>
          <table:table-cell table:formula="of:=LEFT(RIGHT([.L2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table:formula="of:=MOD([.B23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23]-[.D23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])" office:value-type="string" office:string-value="10100" calcext:value-type="string">
            <text:p>10100</text:p>
          </table:table-cell>
          <table:table-cell table:formula="of:=IF([.D23]&gt;=[.$K$1];&quot;OK&quot;;&quot;&quot;)">
            <text:p/>
          </table:table-cell>
          <table:table-cell table:formula="of:=REPT(&quot;0&quot;;8-LEN(TRIM(FIXED([.J23];0;1))))&amp;TRIM(FIXED([.J23];0;1))" office:value-type="string" office:string-value="00010100" calcext:value-type="string">
            <text:p>00010100</text:p>
          </table:table-cell>
          <table:table-cell table:formula="of:=LEFT(RIGHT([.L2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formula="of:=MOD([.B24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24]-[.D24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])" office:value-type="string" office:string-value="10101" calcext:value-type="string">
            <text:p>10101</text:p>
          </table:table-cell>
          <table:table-cell table:formula="of:=IF([.D24]&gt;=[.$K$1];&quot;OK&quot;;&quot;&quot;)">
            <text:p/>
          </table:table-cell>
          <table:table-cell table:formula="of:=REPT(&quot;0&quot;;8-LEN(TRIM(FIXED([.J24];0;1))))&amp;TRIM(FIXED([.J24];0;1))" office:value-type="string" office:string-value="00010101" calcext:value-type="string">
            <text:p>00010101</text:p>
          </table:table-cell>
          <table:table-cell table:formula="of:=LEFT(RIGHT([.L2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formula="of:=MOD([.B25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25]-[.D25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])" office:value-type="string" office:string-value="10110" calcext:value-type="string">
            <text:p>10110</text:p>
          </table:table-cell>
          <table:table-cell table:formula="of:=IF([.D25]&gt;=[.$K$1];&quot;OK&quot;;&quot;&quot;)">
            <text:p/>
          </table:table-cell>
          <table:table-cell table:formula="of:=REPT(&quot;0&quot;;8-LEN(TRIM(FIXED([.J25];0;1))))&amp;TRIM(FIXED([.J25];0;1))" office:value-type="string" office:string-value="00010110" calcext:value-type="string">
            <text:p>00010110</text:p>
          </table:table-cell>
          <table:table-cell table:formula="of:=LEFT(RIGHT([.L2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formula="of:=MOD([.B26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26]-[.D26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6])" office:value-type="string" office:string-value="10111" calcext:value-type="string">
            <text:p>10111</text:p>
          </table:table-cell>
          <table:table-cell table:formula="of:=IF([.D26]&gt;=[.$K$1];&quot;OK&quot;;&quot;&quot;)">
            <text:p/>
          </table:table-cell>
          <table:table-cell table:formula="of:=REPT(&quot;0&quot;;8-LEN(TRIM(FIXED([.J26];0;1))))&amp;TRIM(FIXED([.J26];0;1))" office:value-type="string" office:string-value="00010111" calcext:value-type="string">
            <text:p>00010111</text:p>
          </table:table-cell>
          <table:table-cell table:formula="of:=LEFT(RIGHT([.L2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formula="of:=MOD([.B27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27]-[.D27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7])" office:value-type="string" office:string-value="11000" calcext:value-type="string">
            <text:p>11000</text:p>
          </table:table-cell>
          <table:table-cell table:formula="of:=IF([.D27]&gt;=[.$K$1];&quot;OK&quot;;&quot;&quot;)" office:value-type="string" office:string-value="OK" calcext:value-type="string">
            <text:p>OK</text:p>
          </table:table-cell>
          <table:table-cell table:formula="of:=REPT(&quot;0&quot;;8-LEN(TRIM(FIXED([.J27];0;1))))&amp;TRIM(FIXED([.J27];0;1))" office:value-type="string" office:string-value="00011000" calcext:value-type="string">
            <text:p>00011000</text:p>
          </table:table-cell>
          <table:table-cell table:formula="of:=LEFT(RIGHT([.L2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formula="of:=MOD([.B28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28]-[.D28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8])" office:value-type="string" office:string-value="11001" calcext:value-type="string">
            <text:p>11001</text:p>
          </table:table-cell>
          <table:table-cell table:formula="of:=IF([.D28]&gt;=[.$K$1];&quot;OK&quot;;&quot;&quot;)" office:value-type="string" office:string-value="OK" calcext:value-type="string">
            <text:p>OK</text:p>
          </table:table-cell>
          <table:table-cell table:formula="of:=REPT(&quot;0&quot;;8-LEN(TRIM(FIXED([.J28];0;1))))&amp;TRIM(FIXED([.J28];0;1))" office:value-type="string" office:string-value="00011001" calcext:value-type="string">
            <text:p>00011001</text:p>
          </table:table-cell>
          <table:table-cell table:formula="of:=LEFT(RIGHT([.L2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=</text:p>
          </table:table-cell>
          <table:table-cell table:formula="of:=MOD([.B29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29]-[.D29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9])" office:value-type="string" office:string-value="11010" calcext:value-type="string">
            <text:p>11010</text:p>
          </table:table-cell>
          <table:table-cell table:formula="of:=IF([.D29]&gt;=[.$K$1];&quot;OK&quot;;&quot;&quot;)" office:value-type="string" office:string-value="OK" calcext:value-type="string">
            <text:p>OK</text:p>
          </table:table-cell>
          <table:table-cell table:formula="of:=REPT(&quot;0&quot;;8-LEN(TRIM(FIXED([.J29];0;1))))&amp;TRIM(FIXED([.J29];0;1))" office:value-type="string" office:string-value="00011010" calcext:value-type="string">
            <text:p>00011010</text:p>
          </table:table-cell>
          <table:table-cell table:formula="of:=LEFT(RIGHT([.L2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 table:formula="of:=MOD([.B30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30]-[.D30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0])" office:value-type="string" office:string-value="11011" calcext:value-type="string">
            <text:p>11011</text:p>
          </table:table-cell>
          <table:table-cell table:formula="of:=IF([.D30]&gt;=[.$K$1];&quot;OK&quot;;&quot;&quot;)" office:value-type="string" office:string-value="OK" calcext:value-type="string">
            <text:p>OK</text:p>
          </table:table-cell>
          <table:table-cell table:formula="of:=REPT(&quot;0&quot;;8-LEN(TRIM(FIXED([.J30];0;1))))&amp;TRIM(FIXED([.J30];0;1))" office:value-type="string" office:string-value="00011011" calcext:value-type="string">
            <text:p>00011011</text:p>
          </table:table-cell>
          <table:table-cell table:formula="of:=LEFT(RIGHT([.L3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=</text:p>
          </table:table-cell>
          <table:table-cell table:formula="of:=MOD([.B31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31]-[.D31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1])" office:value-type="string" office:string-value="11100" calcext:value-type="string">
            <text:p>11100</text:p>
          </table:table-cell>
          <table:table-cell table:formula="of:=IF([.D31]&gt;=[.$K$1];&quot;OK&quot;;&quot;&quot;)" office:value-type="string" office:string-value="OK" calcext:value-type="string">
            <text:p>OK</text:p>
          </table:table-cell>
          <table:table-cell table:formula="of:=REPT(&quot;0&quot;;8-LEN(TRIM(FIXED([.J31];0;1))))&amp;TRIM(FIXED([.J31];0;1))" office:value-type="string" office:string-value="00011100" calcext:value-type="string">
            <text:p>00011100</text:p>
          </table:table-cell>
          <table:table-cell table:formula="of:=LEFT(RIGHT([.L3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formula="of:=MOD([.B32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32]-[.D32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2])" office:value-type="string" office:string-value="11101" calcext:value-type="string">
            <text:p>11101</text:p>
          </table:table-cell>
          <table:table-cell table:formula="of:=IF([.D32]&gt;=[.$K$1];&quot;OK&quot;;&quot;&quot;)" office:value-type="string" office:string-value="OK" calcext:value-type="string">
            <text:p>OK</text:p>
          </table:table-cell>
          <table:table-cell table:formula="of:=REPT(&quot;0&quot;;8-LEN(TRIM(FIXED([.J32];0;1))))&amp;TRIM(FIXED([.J32];0;1))" office:value-type="string" office:string-value="00011101" calcext:value-type="string">
            <text:p>00011101</text:p>
          </table:table-cell>
          <table:table-cell table:formula="of:=LEFT(RIGHT([.L3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formula="of:=MOD([.B33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33]-[.D33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3])" office:value-type="string" office:string-value="11110" calcext:value-type="string">
            <text:p>11110</text:p>
          </table:table-cell>
          <table:table-cell table:formula="of:=IF([.D33]&gt;=[.$K$1];&quot;OK&quot;;&quot;&quot;)" office:value-type="string" office:string-value="OK" calcext:value-type="string">
            <text:p>OK</text:p>
          </table:table-cell>
          <table:table-cell table:formula="of:=REPT(&quot;0&quot;;8-LEN(TRIM(FIXED([.J33];0;1))))&amp;TRIM(FIXED([.J33];0;1))" office:value-type="string" office:string-value="00011110" calcext:value-type="string">
            <text:p>00011110</text:p>
          </table:table-cell>
          <table:table-cell table:formula="of:=LEFT(RIGHT([.L3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=</text:p>
          </table:table-cell>
          <table:table-cell table:formula="of:=MOD([.B34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34]-[.D34])/[.$D$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4])" office:value-type="string" office:string-value="11111" calcext:value-type="string">
            <text:p>11111</text:p>
          </table:table-cell>
          <table:table-cell table:formula="of:=IF([.D34]&gt;=[.$K$1];&quot;OK&quot;;&quot;&quot;)" office:value-type="string" office:string-value="OK" calcext:value-type="string">
            <text:p>OK</text:p>
          </table:table-cell>
          <table:table-cell table:formula="of:=REPT(&quot;0&quot;;8-LEN(TRIM(FIXED([.J34];0;1))))&amp;TRIM(FIXED([.J34];0;1))" office:value-type="string" office:string-value="00011111" calcext:value-type="string">
            <text:p>00011111</text:p>
          </table:table-cell>
          <table:table-cell table:formula="of:=LEFT(RIGHT([.L3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formula="of:=MOD([.B35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35]-[.D35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5])" office:value-type="string" office:string-value="100000" calcext:value-type="string">
            <text:p>100000</text:p>
          </table:table-cell>
          <table:table-cell table:formula="of:=IF([.D35]&gt;=[.$K$1];&quot;OK&quot;;&quot;&quot;)">
            <text:p/>
          </table:table-cell>
          <table:table-cell table:formula="of:=REPT(&quot;0&quot;;8-LEN(TRIM(FIXED([.J35];0;1))))&amp;TRIM(FIXED([.J35];0;1))" office:value-type="string" office:string-value="00100000" calcext:value-type="string">
            <text:p>00100000</text:p>
          </table:table-cell>
          <table:table-cell table:formula="of:=LEFT(RIGHT([.L3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formula="of:=MOD([.B36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36]-[.D36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6])" office:value-type="string" office:string-value="100001" calcext:value-type="string">
            <text:p>100001</text:p>
          </table:table-cell>
          <table:table-cell table:formula="of:=IF([.D36]&gt;=[.$K$1];&quot;OK&quot;;&quot;&quot;)">
            <text:p/>
          </table:table-cell>
          <table:table-cell table:formula="of:=REPT(&quot;0&quot;;8-LEN(TRIM(FIXED([.J36];0;1))))&amp;TRIM(FIXED([.J36];0;1))" office:value-type="string" office:string-value="00100001" calcext:value-type="string">
            <text:p>00100001</text:p>
          </table:table-cell>
          <table:table-cell table:formula="of:=LEFT(RIGHT([.L3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formula="of:=MOD([.B37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37]-[.D37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7])" office:value-type="string" office:string-value="100010" calcext:value-type="string">
            <text:p>100010</text:p>
          </table:table-cell>
          <table:table-cell table:formula="of:=IF([.D37]&gt;=[.$K$1];&quot;OK&quot;;&quot;&quot;)">
            <text:p/>
          </table:table-cell>
          <table:table-cell table:formula="of:=REPT(&quot;0&quot;;8-LEN(TRIM(FIXED([.J37];0;1))))&amp;TRIM(FIXED([.J37];0;1))" office:value-type="string" office:string-value="00100010" calcext:value-type="string">
            <text:p>00100010</text:p>
          </table:table-cell>
          <table:table-cell table:formula="of:=LEFT(RIGHT([.L3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formula="of:=MOD([.B38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38]-[.D38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8])" office:value-type="string" office:string-value="100011" calcext:value-type="string">
            <text:p>100011</text:p>
          </table:table-cell>
          <table:table-cell table:formula="of:=IF([.D38]&gt;=[.$K$1];&quot;OK&quot;;&quot;&quot;)">
            <text:p/>
          </table:table-cell>
          <table:table-cell table:formula="of:=REPT(&quot;0&quot;;8-LEN(TRIM(FIXED([.J38];0;1))))&amp;TRIM(FIXED([.J38];0;1))" office:value-type="string" office:string-value="00100011" calcext:value-type="string">
            <text:p>00100011</text:p>
          </table:table-cell>
          <table:table-cell table:formula="of:=LEFT(RIGHT([.L3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formula="of:=MOD([.B39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39]-[.D39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39])" office:value-type="string" office:string-value="100100" calcext:value-type="string">
            <text:p>100100</text:p>
          </table:table-cell>
          <table:table-cell table:formula="of:=IF([.D39]&gt;=[.$K$1];&quot;OK&quot;;&quot;&quot;)">
            <text:p/>
          </table:table-cell>
          <table:table-cell table:formula="of:=REPT(&quot;0&quot;;8-LEN(TRIM(FIXED([.J39];0;1))))&amp;TRIM(FIXED([.J39];0;1))" office:value-type="string" office:string-value="00100100" calcext:value-type="string">
            <text:p>00100100</text:p>
          </table:table-cell>
          <table:table-cell table:formula="of:=LEFT(RIGHT([.L3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formula="of:=MOD([.B40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40]-[.D40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0])" office:value-type="string" office:string-value="100101" calcext:value-type="string">
            <text:p>100101</text:p>
          </table:table-cell>
          <table:table-cell table:formula="of:=IF([.D40]&gt;=[.$K$1];&quot;OK&quot;;&quot;&quot;)">
            <text:p/>
          </table:table-cell>
          <table:table-cell table:formula="of:=REPT(&quot;0&quot;;8-LEN(TRIM(FIXED([.J40];0;1))))&amp;TRIM(FIXED([.J40];0;1))" office:value-type="string" office:string-value="00100101" calcext:value-type="string">
            <text:p>00100101</text:p>
          </table:table-cell>
          <table:table-cell table:formula="of:=LEFT(RIGHT([.L4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formula="of:=MOD([.B41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41]-[.D41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1])" office:value-type="string" office:string-value="100110" calcext:value-type="string">
            <text:p>100110</text:p>
          </table:table-cell>
          <table:table-cell table:formula="of:=IF([.D41]&gt;=[.$K$1];&quot;OK&quot;;&quot;&quot;)">
            <text:p/>
          </table:table-cell>
          <table:table-cell table:formula="of:=REPT(&quot;0&quot;;8-LEN(TRIM(FIXED([.J41];0;1))))&amp;TRIM(FIXED([.J41];0;1))" office:value-type="string" office:string-value="00100110" calcext:value-type="string">
            <text:p>00100110</text:p>
          </table:table-cell>
          <table:table-cell table:formula="of:=LEFT(RIGHT([.L4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formula="of:=MOD([.B42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42]-[.D42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2])" office:value-type="string" office:string-value="100111" calcext:value-type="string">
            <text:p>100111</text:p>
          </table:table-cell>
          <table:table-cell table:formula="of:=IF([.D42]&gt;=[.$K$1];&quot;OK&quot;;&quot;&quot;)">
            <text:p/>
          </table:table-cell>
          <table:table-cell table:formula="of:=REPT(&quot;0&quot;;8-LEN(TRIM(FIXED([.J42];0;1))))&amp;TRIM(FIXED([.J42];0;1))" office:value-type="string" office:string-value="00100111" calcext:value-type="string">
            <text:p>00100111</text:p>
          </table:table-cell>
          <table:table-cell table:formula="of:=LEFT(RIGHT([.L4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table:formula="of:=MOD([.B43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43]-[.D43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3])" office:value-type="string" office:string-value="101000" calcext:value-type="string">
            <text:p>101000</text:p>
          </table:table-cell>
          <table:table-cell table:formula="of:=IF([.D43]&gt;=[.$K$1];&quot;OK&quot;;&quot;&quot;)" office:value-type="string" office:string-value="OK" calcext:value-type="string">
            <text:p>OK</text:p>
          </table:table-cell>
          <table:table-cell table:formula="of:=REPT(&quot;0&quot;;8-LEN(TRIM(FIXED([.J43];0;1))))&amp;TRIM(FIXED([.J43];0;1))" office:value-type="string" office:string-value="00101000" calcext:value-type="string">
            <text:p>00101000</text:p>
          </table:table-cell>
          <table:table-cell table:formula="of:=LEFT(RIGHT([.L4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formula="of:=MOD([.B44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44]-[.D44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4])" office:value-type="string" office:string-value="101001" calcext:value-type="string">
            <text:p>101001</text:p>
          </table:table-cell>
          <table:table-cell table:formula="of:=IF([.D44]&gt;=[.$K$1];&quot;OK&quot;;&quot;&quot;)" office:value-type="string" office:string-value="OK" calcext:value-type="string">
            <text:p>OK</text:p>
          </table:table-cell>
          <table:table-cell table:formula="of:=REPT(&quot;0&quot;;8-LEN(TRIM(FIXED([.J44];0;1))))&amp;TRIM(FIXED([.J44];0;1))" office:value-type="string" office:string-value="00101001" calcext:value-type="string">
            <text:p>00101001</text:p>
          </table:table-cell>
          <table:table-cell table:formula="of:=LEFT(RIGHT([.L4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=</text:p>
          </table:table-cell>
          <table:table-cell table:formula="of:=MOD([.B45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45]-[.D45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5])" office:value-type="string" office:string-value="101010" calcext:value-type="string">
            <text:p>101010</text:p>
          </table:table-cell>
          <table:table-cell table:formula="of:=IF([.D45]&gt;=[.$K$1];&quot;OK&quot;;&quot;&quot;)" office:value-type="string" office:string-value="OK" calcext:value-type="string">
            <text:p>OK</text:p>
          </table:table-cell>
          <table:table-cell table:formula="of:=REPT(&quot;0&quot;;8-LEN(TRIM(FIXED([.J45];0;1))))&amp;TRIM(FIXED([.J45];0;1))" office:value-type="string" office:string-value="00101010" calcext:value-type="string">
            <text:p>00101010</text:p>
          </table:table-cell>
          <table:table-cell table:formula="of:=LEFT(RIGHT([.L4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formula="of:=MOD([.B46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46]-[.D46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6])" office:value-type="string" office:string-value="101011" calcext:value-type="string">
            <text:p>101011</text:p>
          </table:table-cell>
          <table:table-cell table:formula="of:=IF([.D46]&gt;=[.$K$1];&quot;OK&quot;;&quot;&quot;)" office:value-type="string" office:string-value="OK" calcext:value-type="string">
            <text:p>OK</text:p>
          </table:table-cell>
          <table:table-cell table:formula="of:=REPT(&quot;0&quot;;8-LEN(TRIM(FIXED([.J46];0;1))))&amp;TRIM(FIXED([.J46];0;1))" office:value-type="string" office:string-value="00101011" calcext:value-type="string">
            <text:p>00101011</text:p>
          </table:table-cell>
          <table:table-cell table:formula="of:=LEFT(RIGHT([.L4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formula="of:=MOD([.B47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47]-[.D47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7])" office:value-type="string" office:string-value="101100" calcext:value-type="string">
            <text:p>101100</text:p>
          </table:table-cell>
          <table:table-cell table:formula="of:=IF([.D47]&gt;=[.$K$1];&quot;OK&quot;;&quot;&quot;)" office:value-type="string" office:string-value="OK" calcext:value-type="string">
            <text:p>OK</text:p>
          </table:table-cell>
          <table:table-cell table:formula="of:=REPT(&quot;0&quot;;8-LEN(TRIM(FIXED([.J47];0;1))))&amp;TRIM(FIXED([.J47];0;1))" office:value-type="string" office:string-value="00101100" calcext:value-type="string">
            <text:p>00101100</text:p>
          </table:table-cell>
          <table:table-cell table:formula="of:=LEFT(RIGHT([.L4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formula="of:=MOD([.B48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48]-[.D48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8])" office:value-type="string" office:string-value="101101" calcext:value-type="string">
            <text:p>101101</text:p>
          </table:table-cell>
          <table:table-cell table:formula="of:=IF([.D48]&gt;=[.$K$1];&quot;OK&quot;;&quot;&quot;)" office:value-type="string" office:string-value="OK" calcext:value-type="string">
            <text:p>OK</text:p>
          </table:table-cell>
          <table:table-cell table:formula="of:=REPT(&quot;0&quot;;8-LEN(TRIM(FIXED([.J48];0;1))))&amp;TRIM(FIXED([.J48];0;1))" office:value-type="string" office:string-value="00101101" calcext:value-type="string">
            <text:p>00101101</text:p>
          </table:table-cell>
          <table:table-cell table:formula="of:=LEFT(RIGHT([.L4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formula="of:=MOD([.B49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49]-[.D49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49])" office:value-type="string" office:string-value="101110" calcext:value-type="string">
            <text:p>101110</text:p>
          </table:table-cell>
          <table:table-cell table:formula="of:=IF([.D49]&gt;=[.$K$1];&quot;OK&quot;;&quot;&quot;)" office:value-type="string" office:string-value="OK" calcext:value-type="string">
            <text:p>OK</text:p>
          </table:table-cell>
          <table:table-cell table:formula="of:=REPT(&quot;0&quot;;8-LEN(TRIM(FIXED([.J49];0;1))))&amp;TRIM(FIXED([.J49];0;1))" office:value-type="string" office:string-value="00101110" calcext:value-type="string">
            <text:p>00101110</text:p>
          </table:table-cell>
          <table:table-cell table:formula="of:=LEFT(RIGHT([.L4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formula="of:=MOD([.B50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50]-[.D50])/[.$D$1]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0])" office:value-type="string" office:string-value="101111" calcext:value-type="string">
            <text:p>101111</text:p>
          </table:table-cell>
          <table:table-cell table:formula="of:=IF([.D50]&gt;=[.$K$1];&quot;OK&quot;;&quot;&quot;)" office:value-type="string" office:string-value="OK" calcext:value-type="string">
            <text:p>OK</text:p>
          </table:table-cell>
          <table:table-cell table:formula="of:=REPT(&quot;0&quot;;8-LEN(TRIM(FIXED([.J50];0;1))))&amp;TRIM(FIXED([.J50];0;1))" office:value-type="string" office:string-value="00101111" calcext:value-type="string">
            <text:p>00101111</text:p>
          </table:table-cell>
          <table:table-cell table:formula="of:=LEFT(RIGHT([.L5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formula="of:=MOD([.B51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51]-[.D51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1])" office:value-type="string" office:string-value="110000" calcext:value-type="string">
            <text:p>110000</text:p>
          </table:table-cell>
          <table:table-cell table:formula="of:=IF([.D51]&gt;=[.$K$1];&quot;OK&quot;;&quot;&quot;)">
            <text:p/>
          </table:table-cell>
          <table:table-cell table:formula="of:=REPT(&quot;0&quot;;8-LEN(TRIM(FIXED([.J51];0;1))))&amp;TRIM(FIXED([.J51];0;1))" office:value-type="string" office:string-value="00110000" calcext:value-type="string">
            <text:p>00110000</text:p>
          </table:table-cell>
          <table:table-cell table:formula="of:=LEFT(RIGHT([.L5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formula="of:=MOD([.B52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52]-[.D52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2])" office:value-type="string" office:string-value="110001" calcext:value-type="string">
            <text:p>110001</text:p>
          </table:table-cell>
          <table:table-cell table:formula="of:=IF([.D52]&gt;=[.$K$1];&quot;OK&quot;;&quot;&quot;)">
            <text:p/>
          </table:table-cell>
          <table:table-cell table:formula="of:=REPT(&quot;0&quot;;8-LEN(TRIM(FIXED([.J52];0;1))))&amp;TRIM(FIXED([.J52];0;1))" office:value-type="string" office:string-value="00110001" calcext:value-type="string">
            <text:p>00110001</text:p>
          </table:table-cell>
          <table:table-cell table:formula="of:=LEFT(RIGHT([.L5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formula="of:=MOD([.B53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53]-[.D53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3])" office:value-type="string" office:string-value="110010" calcext:value-type="string">
            <text:p>110010</text:p>
          </table:table-cell>
          <table:table-cell table:formula="of:=IF([.D53]&gt;=[.$K$1];&quot;OK&quot;;&quot;&quot;)">
            <text:p/>
          </table:table-cell>
          <table:table-cell table:formula="of:=REPT(&quot;0&quot;;8-LEN(TRIM(FIXED([.J53];0;1))))&amp;TRIM(FIXED([.J53];0;1))" office:value-type="string" office:string-value="00110010" calcext:value-type="string">
            <text:p>00110010</text:p>
          </table:table-cell>
          <table:table-cell table:formula="of:=LEFT(RIGHT([.L5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formula="of:=MOD([.B54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54]-[.D54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4])" office:value-type="string" office:string-value="110011" calcext:value-type="string">
            <text:p>110011</text:p>
          </table:table-cell>
          <table:table-cell table:formula="of:=IF([.D54]&gt;=[.$K$1];&quot;OK&quot;;&quot;&quot;)">
            <text:p/>
          </table:table-cell>
          <table:table-cell table:formula="of:=REPT(&quot;0&quot;;8-LEN(TRIM(FIXED([.J54];0;1))))&amp;TRIM(FIXED([.J54];0;1))" office:value-type="string" office:string-value="00110011" calcext:value-type="string">
            <text:p>00110011</text:p>
          </table:table-cell>
          <table:table-cell table:formula="of:=LEFT(RIGHT([.L5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formula="of:=MOD([.B55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55]-[.D55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5])" office:value-type="string" office:string-value="110100" calcext:value-type="string">
            <text:p>110100</text:p>
          </table:table-cell>
          <table:table-cell table:formula="of:=IF([.D55]&gt;=[.$K$1];&quot;OK&quot;;&quot;&quot;)">
            <text:p/>
          </table:table-cell>
          <table:table-cell table:formula="of:=REPT(&quot;0&quot;;8-LEN(TRIM(FIXED([.J55];0;1))))&amp;TRIM(FIXED([.J55];0;1))" office:value-type="string" office:string-value="00110100" calcext:value-type="string">
            <text:p>00110100</text:p>
          </table:table-cell>
          <table:table-cell table:formula="of:=LEFT(RIGHT([.L5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formula="of:=MOD([.B56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56]-[.D56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6])" office:value-type="string" office:string-value="110101" calcext:value-type="string">
            <text:p>110101</text:p>
          </table:table-cell>
          <table:table-cell table:formula="of:=IF([.D56]&gt;=[.$K$1];&quot;OK&quot;;&quot;&quot;)">
            <text:p/>
          </table:table-cell>
          <table:table-cell table:formula="of:=REPT(&quot;0&quot;;8-LEN(TRIM(FIXED([.J56];0;1))))&amp;TRIM(FIXED([.J56];0;1))" office:value-type="string" office:string-value="00110101" calcext:value-type="string">
            <text:p>00110101</text:p>
          </table:table-cell>
          <table:table-cell table:formula="of:=LEFT(RIGHT([.L5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formula="of:=MOD([.B57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57]-[.D57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7])" office:value-type="string" office:string-value="110110" calcext:value-type="string">
            <text:p>110110</text:p>
          </table:table-cell>
          <table:table-cell table:formula="of:=IF([.D57]&gt;=[.$K$1];&quot;OK&quot;;&quot;&quot;)">
            <text:p/>
          </table:table-cell>
          <table:table-cell table:formula="of:=REPT(&quot;0&quot;;8-LEN(TRIM(FIXED([.J57];0;1))))&amp;TRIM(FIXED([.J57];0;1))" office:value-type="string" office:string-value="00110110" calcext:value-type="string">
            <text:p>00110110</text:p>
          </table:table-cell>
          <table:table-cell table:formula="of:=LEFT(RIGHT([.L5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formula="of:=MOD([.B58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58]-[.D58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8])" office:value-type="string" office:string-value="110111" calcext:value-type="string">
            <text:p>110111</text:p>
          </table:table-cell>
          <table:table-cell table:formula="of:=IF([.D58]&gt;=[.$K$1];&quot;OK&quot;;&quot;&quot;)">
            <text:p/>
          </table:table-cell>
          <table:table-cell table:formula="of:=REPT(&quot;0&quot;;8-LEN(TRIM(FIXED([.J58];0;1))))&amp;TRIM(FIXED([.J58];0;1))" office:value-type="string" office:string-value="00110111" calcext:value-type="string">
            <text:p>00110111</text:p>
          </table:table-cell>
          <table:table-cell table:formula="of:=LEFT(RIGHT([.L5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=</text:p>
          </table:table-cell>
          <table:table-cell table:formula="of:=MOD([.B59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59]-[.D59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59])" office:value-type="string" office:string-value="111000" calcext:value-type="string">
            <text:p>111000</text:p>
          </table:table-cell>
          <table:table-cell table:formula="of:=IF([.D59]&gt;=[.$K$1];&quot;OK&quot;;&quot;&quot;)" office:value-type="string" office:string-value="OK" calcext:value-type="string">
            <text:p>OK</text:p>
          </table:table-cell>
          <table:table-cell table:formula="of:=REPT(&quot;0&quot;;8-LEN(TRIM(FIXED([.J59];0;1))))&amp;TRIM(FIXED([.J59];0;1))" office:value-type="string" office:string-value="00111000" calcext:value-type="string">
            <text:p>00111000</text:p>
          </table:table-cell>
          <table:table-cell table:formula="of:=LEFT(RIGHT([.L5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=</text:p>
          </table:table-cell>
          <table:table-cell table:formula="of:=MOD([.B60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60]-[.D60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0])" office:value-type="string" office:string-value="111001" calcext:value-type="string">
            <text:p>111001</text:p>
          </table:table-cell>
          <table:table-cell table:formula="of:=IF([.D60]&gt;=[.$K$1];&quot;OK&quot;;&quot;&quot;)" office:value-type="string" office:string-value="OK" calcext:value-type="string">
            <text:p>OK</text:p>
          </table:table-cell>
          <table:table-cell table:formula="of:=REPT(&quot;0&quot;;8-LEN(TRIM(FIXED([.J60];0;1))))&amp;TRIM(FIXED([.J60];0;1))" office:value-type="string" office:string-value="00111001" calcext:value-type="string">
            <text:p>00111001</text:p>
          </table:table-cell>
          <table:table-cell table:formula="of:=LEFT(RIGHT([.L6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formula="of:=MOD([.B61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61]-[.D61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1])" office:value-type="string" office:string-value="111010" calcext:value-type="string">
            <text:p>111010</text:p>
          </table:table-cell>
          <table:table-cell table:formula="of:=IF([.D61]&gt;=[.$K$1];&quot;OK&quot;;&quot;&quot;)" office:value-type="string" office:string-value="OK" calcext:value-type="string">
            <text:p>OK</text:p>
          </table:table-cell>
          <table:table-cell table:formula="of:=REPT(&quot;0&quot;;8-LEN(TRIM(FIXED([.J61];0;1))))&amp;TRIM(FIXED([.J61];0;1))" office:value-type="string" office:string-value="00111010" calcext:value-type="string">
            <text:p>00111010</text:p>
          </table:table-cell>
          <table:table-cell table:formula="of:=LEFT(RIGHT([.L6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formula="of:=MOD([.B62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62]-[.D62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2])" office:value-type="string" office:string-value="111011" calcext:value-type="string">
            <text:p>111011</text:p>
          </table:table-cell>
          <table:table-cell table:formula="of:=IF([.D62]&gt;=[.$K$1];&quot;OK&quot;;&quot;&quot;)" office:value-type="string" office:string-value="OK" calcext:value-type="string">
            <text:p>OK</text:p>
          </table:table-cell>
          <table:table-cell table:formula="of:=REPT(&quot;0&quot;;8-LEN(TRIM(FIXED([.J62];0;1))))&amp;TRIM(FIXED([.J62];0;1))" office:value-type="string" office:string-value="00111011" calcext:value-type="string">
            <text:p>00111011</text:p>
          </table:table-cell>
          <table:table-cell table:formula="of:=LEFT(RIGHT([.L6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=</text:p>
          </table:table-cell>
          <table:table-cell table:formula="of:=MOD([.B63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63]-[.D63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3])" office:value-type="string" office:string-value="111100" calcext:value-type="string">
            <text:p>111100</text:p>
          </table:table-cell>
          <table:table-cell table:formula="of:=IF([.D63]&gt;=[.$K$1];&quot;OK&quot;;&quot;&quot;)" office:value-type="string" office:string-value="OK" calcext:value-type="string">
            <text:p>OK</text:p>
          </table:table-cell>
          <table:table-cell table:formula="of:=REPT(&quot;0&quot;;8-LEN(TRIM(FIXED([.J63];0;1))))&amp;TRIM(FIXED([.J63];0;1))" office:value-type="string" office:string-value="00111100" calcext:value-type="string">
            <text:p>00111100</text:p>
          </table:table-cell>
          <table:table-cell table:formula="of:=LEFT(RIGHT([.L6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formula="of:=MOD([.B64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64]-[.D64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4])" office:value-type="string" office:string-value="111101" calcext:value-type="string">
            <text:p>111101</text:p>
          </table:table-cell>
          <table:table-cell table:formula="of:=IF([.D64]&gt;=[.$K$1];&quot;OK&quot;;&quot;&quot;)" office:value-type="string" office:string-value="OK" calcext:value-type="string">
            <text:p>OK</text:p>
          </table:table-cell>
          <table:table-cell table:formula="of:=REPT(&quot;0&quot;;8-LEN(TRIM(FIXED([.J64];0;1))))&amp;TRIM(FIXED([.J64];0;1))" office:value-type="string" office:string-value="00111101" calcext:value-type="string">
            <text:p>00111101</text:p>
          </table:table-cell>
          <table:table-cell table:formula="of:=LEFT(RIGHT([.L6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=</text:p>
          </table:table-cell>
          <table:table-cell table:formula="of:=MOD([.B65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65]-[.D65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5])" office:value-type="string" office:string-value="111110" calcext:value-type="string">
            <text:p>111110</text:p>
          </table:table-cell>
          <table:table-cell table:formula="of:=IF([.D65]&gt;=[.$K$1];&quot;OK&quot;;&quot;&quot;)" office:value-type="string" office:string-value="OK" calcext:value-type="string">
            <text:p>OK</text:p>
          </table:table-cell>
          <table:table-cell table:formula="of:=REPT(&quot;0&quot;;8-LEN(TRIM(FIXED([.J65];0;1))))&amp;TRIM(FIXED([.J65];0;1))" office:value-type="string" office:string-value="00111110" calcext:value-type="string">
            <text:p>00111110</text:p>
          </table:table-cell>
          <table:table-cell table:formula="of:=LEFT(RIGHT([.L6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=</text:p>
          </table:table-cell>
          <table:table-cell table:formula="of:=MOD([.B66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66]-[.D66])/[.$D$1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6])" office:value-type="string" office:string-value="111111" calcext:value-type="string">
            <text:p>111111</text:p>
          </table:table-cell>
          <table:table-cell table:formula="of:=IF([.D66]&gt;=[.$K$1];&quot;OK&quot;;&quot;&quot;)" office:value-type="string" office:string-value="OK" calcext:value-type="string">
            <text:p>OK</text:p>
          </table:table-cell>
          <table:table-cell table:formula="of:=REPT(&quot;0&quot;;8-LEN(TRIM(FIXED([.J66];0;1))))&amp;TRIM(FIXED([.J66];0;1))" office:value-type="string" office:string-value="00111111" calcext:value-type="string">
            <text:p>00111111</text:p>
          </table:table-cell>
          <table:table-cell table:formula="of:=LEFT(RIGHT([.L6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=</text:p>
          </table:table-cell>
          <table:table-cell table:formula="of:=MOD([.B67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67]-[.D67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7])" office:value-type="string" office:string-value="1000000" calcext:value-type="string">
            <text:p>1000000</text:p>
          </table:table-cell>
          <table:table-cell table:formula="of:=IF([.D67]&gt;=[.$K$1];&quot;OK&quot;;&quot;&quot;)">
            <text:p/>
          </table:table-cell>
          <table:table-cell table:formula="of:=REPT(&quot;0&quot;;8-LEN(TRIM(FIXED([.J67];0;1))))&amp;TRIM(FIXED([.J67];0;1))" office:value-type="string" office:string-value="01000000" calcext:value-type="string">
            <text:p>01000000</text:p>
          </table:table-cell>
          <table:table-cell table:formula="of:=LEFT(RIGHT([.L6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=</text:p>
          </table:table-cell>
          <table:table-cell table:formula="of:=MOD([.B68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68]-[.D68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8])" office:value-type="string" office:string-value="1000001" calcext:value-type="string">
            <text:p>1000001</text:p>
          </table:table-cell>
          <table:table-cell table:formula="of:=IF([.D68]&gt;=[.$K$1];&quot;OK&quot;;&quot;&quot;)">
            <text:p/>
          </table:table-cell>
          <table:table-cell table:formula="of:=REPT(&quot;0&quot;;8-LEN(TRIM(FIXED([.J68];0;1))))&amp;TRIM(FIXED([.J68];0;1))" office:value-type="string" office:string-value="01000001" calcext:value-type="string">
            <text:p>01000001</text:p>
          </table:table-cell>
          <table:table-cell table:formula="of:=LEFT(RIGHT([.L6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=</text:p>
          </table:table-cell>
          <table:table-cell table:formula="of:=MOD([.B69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69]-[.D69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69])" office:value-type="string" office:string-value="1000010" calcext:value-type="string">
            <text:p>1000010</text:p>
          </table:table-cell>
          <table:table-cell table:formula="of:=IF([.D69]&gt;=[.$K$1];&quot;OK&quot;;&quot;&quot;)">
            <text:p/>
          </table:table-cell>
          <table:table-cell table:formula="of:=REPT(&quot;0&quot;;8-LEN(TRIM(FIXED([.J69];0;1))))&amp;TRIM(FIXED([.J69];0;1))" office:value-type="string" office:string-value="01000010" calcext:value-type="string">
            <text:p>01000010</text:p>
          </table:table-cell>
          <table:table-cell table:formula="of:=LEFT(RIGHT([.L6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=</text:p>
          </table:table-cell>
          <table:table-cell table:formula="of:=MOD([.B70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70]-[.D70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0])" office:value-type="string" office:string-value="1000011" calcext:value-type="string">
            <text:p>1000011</text:p>
          </table:table-cell>
          <table:table-cell table:formula="of:=IF([.D70]&gt;=[.$K$1];&quot;OK&quot;;&quot;&quot;)">
            <text:p/>
          </table:table-cell>
          <table:table-cell table:formula="of:=REPT(&quot;0&quot;;8-LEN(TRIM(FIXED([.J70];0;1))))&amp;TRIM(FIXED([.J70];0;1))" office:value-type="string" office:string-value="01000011" calcext:value-type="string">
            <text:p>01000011</text:p>
          </table:table-cell>
          <table:table-cell table:formula="of:=LEFT(RIGHT([.L7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=</text:p>
          </table:table-cell>
          <table:table-cell table:formula="of:=MOD([.B71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71]-[.D71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1])" office:value-type="string" office:string-value="1000100" calcext:value-type="string">
            <text:p>1000100</text:p>
          </table:table-cell>
          <table:table-cell table:formula="of:=IF([.D71]&gt;=[.$K$1];&quot;OK&quot;;&quot;&quot;)">
            <text:p/>
          </table:table-cell>
          <table:table-cell table:formula="of:=REPT(&quot;0&quot;;8-LEN(TRIM(FIXED([.J71];0;1))))&amp;TRIM(FIXED([.J71];0;1))" office:value-type="string" office:string-value="01000100" calcext:value-type="string">
            <text:p>01000100</text:p>
          </table:table-cell>
          <table:table-cell table:formula="of:=LEFT(RIGHT([.L7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=</text:p>
          </table:table-cell>
          <table:table-cell table:formula="of:=MOD([.B72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72]-[.D72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2])" office:value-type="string" office:string-value="1000101" calcext:value-type="string">
            <text:p>1000101</text:p>
          </table:table-cell>
          <table:table-cell table:formula="of:=IF([.D72]&gt;=[.$K$1];&quot;OK&quot;;&quot;&quot;)">
            <text:p/>
          </table:table-cell>
          <table:table-cell table:formula="of:=REPT(&quot;0&quot;;8-LEN(TRIM(FIXED([.J72];0;1))))&amp;TRIM(FIXED([.J72];0;1))" office:value-type="string" office:string-value="01000101" calcext:value-type="string">
            <text:p>01000101</text:p>
          </table:table-cell>
          <table:table-cell table:formula="of:=LEFT(RIGHT([.L7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formula="of:=MOD([.B73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73]-[.D73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3])" office:value-type="string" office:string-value="1000110" calcext:value-type="string">
            <text:p>1000110</text:p>
          </table:table-cell>
          <table:table-cell table:formula="of:=IF([.D73]&gt;=[.$K$1];&quot;OK&quot;;&quot;&quot;)">
            <text:p/>
          </table:table-cell>
          <table:table-cell table:formula="of:=REPT(&quot;0&quot;;8-LEN(TRIM(FIXED([.J73];0;1))))&amp;TRIM(FIXED([.J73];0;1))" office:value-type="string" office:string-value="01000110" calcext:value-type="string">
            <text:p>01000110</text:p>
          </table:table-cell>
          <table:table-cell table:formula="of:=LEFT(RIGHT([.L7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=</text:p>
          </table:table-cell>
          <table:table-cell table:formula="of:=MOD([.B74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74]-[.D74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4])" office:value-type="string" office:string-value="1000111" calcext:value-type="string">
            <text:p>1000111</text:p>
          </table:table-cell>
          <table:table-cell table:formula="of:=IF([.D74]&gt;=[.$K$1];&quot;OK&quot;;&quot;&quot;)">
            <text:p/>
          </table:table-cell>
          <table:table-cell table:formula="of:=REPT(&quot;0&quot;;8-LEN(TRIM(FIXED([.J74];0;1))))&amp;TRIM(FIXED([.J74];0;1))" office:value-type="string" office:string-value="01000111" calcext:value-type="string">
            <text:p>01000111</text:p>
          </table:table-cell>
          <table:table-cell table:formula="of:=LEFT(RIGHT([.L7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=</text:p>
          </table:table-cell>
          <table:table-cell table:formula="of:=MOD([.B75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75]-[.D75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5])" office:value-type="string" office:string-value="1001000" calcext:value-type="string">
            <text:p>1001000</text:p>
          </table:table-cell>
          <table:table-cell table:formula="of:=IF([.D75]&gt;=[.$K$1];&quot;OK&quot;;&quot;&quot;)" office:value-type="string" office:string-value="OK" calcext:value-type="string">
            <text:p>OK</text:p>
          </table:table-cell>
          <table:table-cell table:formula="of:=REPT(&quot;0&quot;;8-LEN(TRIM(FIXED([.J75];0;1))))&amp;TRIM(FIXED([.J75];0;1))" office:value-type="string" office:string-value="01001000" calcext:value-type="string">
            <text:p>01001000</text:p>
          </table:table-cell>
          <table:table-cell table:formula="of:=LEFT(RIGHT([.L7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=</text:p>
          </table:table-cell>
          <table:table-cell table:formula="of:=MOD([.B76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76]-[.D76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6])" office:value-type="string" office:string-value="1001001" calcext:value-type="string">
            <text:p>1001001</text:p>
          </table:table-cell>
          <table:table-cell table:formula="of:=IF([.D76]&gt;=[.$K$1];&quot;OK&quot;;&quot;&quot;)" office:value-type="string" office:string-value="OK" calcext:value-type="string">
            <text:p>OK</text:p>
          </table:table-cell>
          <table:table-cell table:formula="of:=REPT(&quot;0&quot;;8-LEN(TRIM(FIXED([.J76];0;1))))&amp;TRIM(FIXED([.J76];0;1))" office:value-type="string" office:string-value="01001001" calcext:value-type="string">
            <text:p>01001001</text:p>
          </table:table-cell>
          <table:table-cell table:formula="of:=LEFT(RIGHT([.L7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=</text:p>
          </table:table-cell>
          <table:table-cell table:formula="of:=MOD([.B77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77]-[.D77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7])" office:value-type="string" office:string-value="1001010" calcext:value-type="string">
            <text:p>1001010</text:p>
          </table:table-cell>
          <table:table-cell table:formula="of:=IF([.D77]&gt;=[.$K$1];&quot;OK&quot;;&quot;&quot;)" office:value-type="string" office:string-value="OK" calcext:value-type="string">
            <text:p>OK</text:p>
          </table:table-cell>
          <table:table-cell table:formula="of:=REPT(&quot;0&quot;;8-LEN(TRIM(FIXED([.J77];0;1))))&amp;TRIM(FIXED([.J77];0;1))" office:value-type="string" office:string-value="01001010" calcext:value-type="string">
            <text:p>01001010</text:p>
          </table:table-cell>
          <table:table-cell table:formula="of:=LEFT(RIGHT([.L7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=</text:p>
          </table:table-cell>
          <table:table-cell table:formula="of:=MOD([.B78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78]-[.D78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8])" office:value-type="string" office:string-value="1001011" calcext:value-type="string">
            <text:p>1001011</text:p>
          </table:table-cell>
          <table:table-cell table:formula="of:=IF([.D78]&gt;=[.$K$1];&quot;OK&quot;;&quot;&quot;)" office:value-type="string" office:string-value="OK" calcext:value-type="string">
            <text:p>OK</text:p>
          </table:table-cell>
          <table:table-cell table:formula="of:=REPT(&quot;0&quot;;8-LEN(TRIM(FIXED([.J78];0;1))))&amp;TRIM(FIXED([.J78];0;1))" office:value-type="string" office:string-value="01001011" calcext:value-type="string">
            <text:p>01001011</text:p>
          </table:table-cell>
          <table:table-cell table:formula="of:=LEFT(RIGHT([.L7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=</text:p>
          </table:table-cell>
          <table:table-cell table:formula="of:=MOD([.B79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79]-[.D79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79])" office:value-type="string" office:string-value="1001100" calcext:value-type="string">
            <text:p>1001100</text:p>
          </table:table-cell>
          <table:table-cell table:formula="of:=IF([.D79]&gt;=[.$K$1];&quot;OK&quot;;&quot;&quot;)" office:value-type="string" office:string-value="OK" calcext:value-type="string">
            <text:p>OK</text:p>
          </table:table-cell>
          <table:table-cell table:formula="of:=REPT(&quot;0&quot;;8-LEN(TRIM(FIXED([.J79];0;1))))&amp;TRIM(FIXED([.J79];0;1))" office:value-type="string" office:string-value="01001100" calcext:value-type="string">
            <text:p>01001100</text:p>
          </table:table-cell>
          <table:table-cell table:formula="of:=LEFT(RIGHT([.L7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=</text:p>
          </table:table-cell>
          <table:table-cell table:formula="of:=MOD([.B80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80]-[.D80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0])" office:value-type="string" office:string-value="1001101" calcext:value-type="string">
            <text:p>1001101</text:p>
          </table:table-cell>
          <table:table-cell table:formula="of:=IF([.D80]&gt;=[.$K$1];&quot;OK&quot;;&quot;&quot;)" office:value-type="string" office:string-value="OK" calcext:value-type="string">
            <text:p>OK</text:p>
          </table:table-cell>
          <table:table-cell table:formula="of:=REPT(&quot;0&quot;;8-LEN(TRIM(FIXED([.J80];0;1))))&amp;TRIM(FIXED([.J80];0;1))" office:value-type="string" office:string-value="01001101" calcext:value-type="string">
            <text:p>01001101</text:p>
          </table:table-cell>
          <table:table-cell table:formula="of:=LEFT(RIGHT([.L8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=</text:p>
          </table:table-cell>
          <table:table-cell table:formula="of:=MOD([.B81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81]-[.D81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1])" office:value-type="string" office:string-value="1001110" calcext:value-type="string">
            <text:p>1001110</text:p>
          </table:table-cell>
          <table:table-cell table:formula="of:=IF([.D81]&gt;=[.$K$1];&quot;OK&quot;;&quot;&quot;)" office:value-type="string" office:string-value="OK" calcext:value-type="string">
            <text:p>OK</text:p>
          </table:table-cell>
          <table:table-cell table:formula="of:=REPT(&quot;0&quot;;8-LEN(TRIM(FIXED([.J81];0;1))))&amp;TRIM(FIXED([.J81];0;1))" office:value-type="string" office:string-value="01001110" calcext:value-type="string">
            <text:p>01001110</text:p>
          </table:table-cell>
          <table:table-cell table:formula="of:=LEFT(RIGHT([.L8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=</text:p>
          </table:table-cell>
          <table:table-cell table:formula="of:=MOD([.B82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82]-[.D82])/[.$D$1]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2])" office:value-type="string" office:string-value="1001111" calcext:value-type="string">
            <text:p>1001111</text:p>
          </table:table-cell>
          <table:table-cell table:formula="of:=IF([.D82]&gt;=[.$K$1];&quot;OK&quot;;&quot;&quot;)" office:value-type="string" office:string-value="OK" calcext:value-type="string">
            <text:p>OK</text:p>
          </table:table-cell>
          <table:table-cell table:formula="of:=REPT(&quot;0&quot;;8-LEN(TRIM(FIXED([.J82];0;1))))&amp;TRIM(FIXED([.J82];0;1))" office:value-type="string" office:string-value="01001111" calcext:value-type="string">
            <text:p>01001111</text:p>
          </table:table-cell>
          <table:table-cell table:formula="of:=LEFT(RIGHT([.L8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=</text:p>
          </table:table-cell>
          <table:table-cell table:formula="of:=MOD([.B83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83]-[.D83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3])" office:value-type="string" office:string-value="1010000" calcext:value-type="string">
            <text:p>1010000</text:p>
          </table:table-cell>
          <table:table-cell table:formula="of:=IF([.D83]&gt;=[.$K$1];&quot;OK&quot;;&quot;&quot;)">
            <text:p/>
          </table:table-cell>
          <table:table-cell table:formula="of:=REPT(&quot;0&quot;;8-LEN(TRIM(FIXED([.J83];0;1))))&amp;TRIM(FIXED([.J83];0;1))" office:value-type="string" office:string-value="01010000" calcext:value-type="string">
            <text:p>01010000</text:p>
          </table:table-cell>
          <table:table-cell table:formula="of:=LEFT(RIGHT([.L8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=</text:p>
          </table:table-cell>
          <table:table-cell table:formula="of:=MOD([.B84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84]-[.D84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4])" office:value-type="string" office:string-value="1010001" calcext:value-type="string">
            <text:p>1010001</text:p>
          </table:table-cell>
          <table:table-cell table:formula="of:=IF([.D84]&gt;=[.$K$1];&quot;OK&quot;;&quot;&quot;)">
            <text:p/>
          </table:table-cell>
          <table:table-cell table:formula="of:=REPT(&quot;0&quot;;8-LEN(TRIM(FIXED([.J84];0;1))))&amp;TRIM(FIXED([.J84];0;1))" office:value-type="string" office:string-value="01010001" calcext:value-type="string">
            <text:p>01010001</text:p>
          </table:table-cell>
          <table:table-cell table:formula="of:=LEFT(RIGHT([.L8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=</text:p>
          </table:table-cell>
          <table:table-cell table:formula="of:=MOD([.B85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85]-[.D85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5])" office:value-type="string" office:string-value="1010010" calcext:value-type="string">
            <text:p>1010010</text:p>
          </table:table-cell>
          <table:table-cell table:formula="of:=IF([.D85]&gt;=[.$K$1];&quot;OK&quot;;&quot;&quot;)">
            <text:p/>
          </table:table-cell>
          <table:table-cell table:formula="of:=REPT(&quot;0&quot;;8-LEN(TRIM(FIXED([.J85];0;1))))&amp;TRIM(FIXED([.J85];0;1))" office:value-type="string" office:string-value="01010010" calcext:value-type="string">
            <text:p>01010010</text:p>
          </table:table-cell>
          <table:table-cell table:formula="of:=LEFT(RIGHT([.L8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formula="of:=MOD([.B86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86]-[.D86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6])" office:value-type="string" office:string-value="1010011" calcext:value-type="string">
            <text:p>1010011</text:p>
          </table:table-cell>
          <table:table-cell table:formula="of:=IF([.D86]&gt;=[.$K$1];&quot;OK&quot;;&quot;&quot;)">
            <text:p/>
          </table:table-cell>
          <table:table-cell table:formula="of:=REPT(&quot;0&quot;;8-LEN(TRIM(FIXED([.J86];0;1))))&amp;TRIM(FIXED([.J86];0;1))" office:value-type="string" office:string-value="01010011" calcext:value-type="string">
            <text:p>01010011</text:p>
          </table:table-cell>
          <table:table-cell table:formula="of:=LEFT(RIGHT([.L8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=</text:p>
          </table:table-cell>
          <table:table-cell table:formula="of:=MOD([.B87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87]-[.D87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7])" office:value-type="string" office:string-value="1010100" calcext:value-type="string">
            <text:p>1010100</text:p>
          </table:table-cell>
          <table:table-cell table:formula="of:=IF([.D87]&gt;=[.$K$1];&quot;OK&quot;;&quot;&quot;)">
            <text:p/>
          </table:table-cell>
          <table:table-cell table:formula="of:=REPT(&quot;0&quot;;8-LEN(TRIM(FIXED([.J87];0;1))))&amp;TRIM(FIXED([.J87];0;1))" office:value-type="string" office:string-value="01010100" calcext:value-type="string">
            <text:p>01010100</text:p>
          </table:table-cell>
          <table:table-cell table:formula="of:=LEFT(RIGHT([.L8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=</text:p>
          </table:table-cell>
          <table:table-cell table:formula="of:=MOD([.B88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88]-[.D88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8])" office:value-type="string" office:string-value="1010101" calcext:value-type="string">
            <text:p>1010101</text:p>
          </table:table-cell>
          <table:table-cell table:formula="of:=IF([.D88]&gt;=[.$K$1];&quot;OK&quot;;&quot;&quot;)">
            <text:p/>
          </table:table-cell>
          <table:table-cell table:formula="of:=REPT(&quot;0&quot;;8-LEN(TRIM(FIXED([.J88];0;1))))&amp;TRIM(FIXED([.J88];0;1))" office:value-type="string" office:string-value="01010101" calcext:value-type="string">
            <text:p>01010101</text:p>
          </table:table-cell>
          <table:table-cell table:formula="of:=LEFT(RIGHT([.L8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=</text:p>
          </table:table-cell>
          <table:table-cell table:formula="of:=MOD([.B89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89]-[.D89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89])" office:value-type="string" office:string-value="1010110" calcext:value-type="string">
            <text:p>1010110</text:p>
          </table:table-cell>
          <table:table-cell table:formula="of:=IF([.D89]&gt;=[.$K$1];&quot;OK&quot;;&quot;&quot;)">
            <text:p/>
          </table:table-cell>
          <table:table-cell table:formula="of:=REPT(&quot;0&quot;;8-LEN(TRIM(FIXED([.J89];0;1))))&amp;TRIM(FIXED([.J89];0;1))" office:value-type="string" office:string-value="01010110" calcext:value-type="string">
            <text:p>01010110</text:p>
          </table:table-cell>
          <table:table-cell table:formula="of:=LEFT(RIGHT([.L8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=</text:p>
          </table:table-cell>
          <table:table-cell table:formula="of:=MOD([.B90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90]-[.D90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0])" office:value-type="string" office:string-value="1010111" calcext:value-type="string">
            <text:p>1010111</text:p>
          </table:table-cell>
          <table:table-cell table:formula="of:=IF([.D90]&gt;=[.$K$1];&quot;OK&quot;;&quot;&quot;)">
            <text:p/>
          </table:table-cell>
          <table:table-cell table:formula="of:=REPT(&quot;0&quot;;8-LEN(TRIM(FIXED([.J90];0;1))))&amp;TRIM(FIXED([.J90];0;1))" office:value-type="string" office:string-value="01010111" calcext:value-type="string">
            <text:p>01010111</text:p>
          </table:table-cell>
          <table:table-cell table:formula="of:=LEFT(RIGHT([.L9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=</text:p>
          </table:table-cell>
          <table:table-cell table:formula="of:=MOD([.B91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91]-[.D91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1])" office:value-type="string" office:string-value="1011000" calcext:value-type="string">
            <text:p>1011000</text:p>
          </table:table-cell>
          <table:table-cell table:formula="of:=IF([.D91]&gt;=[.$K$1];&quot;OK&quot;;&quot;&quot;)" office:value-type="string" office:string-value="OK" calcext:value-type="string">
            <text:p>OK</text:p>
          </table:table-cell>
          <table:table-cell table:formula="of:=REPT(&quot;0&quot;;8-LEN(TRIM(FIXED([.J91];0;1))))&amp;TRIM(FIXED([.J91];0;1))" office:value-type="string" office:string-value="01011000" calcext:value-type="string">
            <text:p>01011000</text:p>
          </table:table-cell>
          <table:table-cell table:formula="of:=LEFT(RIGHT([.L9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=</text:p>
          </table:table-cell>
          <table:table-cell table:formula="of:=MOD([.B92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92]-[.D92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2])" office:value-type="string" office:string-value="1011001" calcext:value-type="string">
            <text:p>1011001</text:p>
          </table:table-cell>
          <table:table-cell table:formula="of:=IF([.D92]&gt;=[.$K$1];&quot;OK&quot;;&quot;&quot;)" office:value-type="string" office:string-value="OK" calcext:value-type="string">
            <text:p>OK</text:p>
          </table:table-cell>
          <table:table-cell table:formula="of:=REPT(&quot;0&quot;;8-LEN(TRIM(FIXED([.J92];0;1))))&amp;TRIM(FIXED([.J92];0;1))" office:value-type="string" office:string-value="01011001" calcext:value-type="string">
            <text:p>01011001</text:p>
          </table:table-cell>
          <table:table-cell table:formula="of:=LEFT(RIGHT([.L9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=</text:p>
          </table:table-cell>
          <table:table-cell table:formula="of:=MOD([.B93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93]-[.D93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3])" office:value-type="string" office:string-value="1011010" calcext:value-type="string">
            <text:p>1011010</text:p>
          </table:table-cell>
          <table:table-cell table:formula="of:=IF([.D93]&gt;=[.$K$1];&quot;OK&quot;;&quot;&quot;)" office:value-type="string" office:string-value="OK" calcext:value-type="string">
            <text:p>OK</text:p>
          </table:table-cell>
          <table:table-cell table:formula="of:=REPT(&quot;0&quot;;8-LEN(TRIM(FIXED([.J93];0;1))))&amp;TRIM(FIXED([.J93];0;1))" office:value-type="string" office:string-value="01011010" calcext:value-type="string">
            <text:p>01011010</text:p>
          </table:table-cell>
          <table:table-cell table:formula="of:=LEFT(RIGHT([.L9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=</text:p>
          </table:table-cell>
          <table:table-cell table:formula="of:=MOD([.B94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94]-[.D94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4])" office:value-type="string" office:string-value="1011011" calcext:value-type="string">
            <text:p>1011011</text:p>
          </table:table-cell>
          <table:table-cell table:formula="of:=IF([.D94]&gt;=[.$K$1];&quot;OK&quot;;&quot;&quot;)" office:value-type="string" office:string-value="OK" calcext:value-type="string">
            <text:p>OK</text:p>
          </table:table-cell>
          <table:table-cell table:formula="of:=REPT(&quot;0&quot;;8-LEN(TRIM(FIXED([.J94];0;1))))&amp;TRIM(FIXED([.J94];0;1))" office:value-type="string" office:string-value="01011011" calcext:value-type="string">
            <text:p>01011011</text:p>
          </table:table-cell>
          <table:table-cell table:formula="of:=LEFT(RIGHT([.L9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=</text:p>
          </table:table-cell>
          <table:table-cell table:formula="of:=MOD([.B95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95]-[.D95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5])" office:value-type="string" office:string-value="1011100" calcext:value-type="string">
            <text:p>1011100</text:p>
          </table:table-cell>
          <table:table-cell table:formula="of:=IF([.D95]&gt;=[.$K$1];&quot;OK&quot;;&quot;&quot;)" office:value-type="string" office:string-value="OK" calcext:value-type="string">
            <text:p>OK</text:p>
          </table:table-cell>
          <table:table-cell table:formula="of:=REPT(&quot;0&quot;;8-LEN(TRIM(FIXED([.J95];0;1))))&amp;TRIM(FIXED([.J95];0;1))" office:value-type="string" office:string-value="01011100" calcext:value-type="string">
            <text:p>01011100</text:p>
          </table:table-cell>
          <table:table-cell table:formula="of:=LEFT(RIGHT([.L9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=</text:p>
          </table:table-cell>
          <table:table-cell table:formula="of:=MOD([.B96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96]-[.D96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6])" office:value-type="string" office:string-value="1011101" calcext:value-type="string">
            <text:p>1011101</text:p>
          </table:table-cell>
          <table:table-cell table:formula="of:=IF([.D96]&gt;=[.$K$1];&quot;OK&quot;;&quot;&quot;)" office:value-type="string" office:string-value="OK" calcext:value-type="string">
            <text:p>OK</text:p>
          </table:table-cell>
          <table:table-cell table:formula="of:=REPT(&quot;0&quot;;8-LEN(TRIM(FIXED([.J96];0;1))))&amp;TRIM(FIXED([.J96];0;1))" office:value-type="string" office:string-value="01011101" calcext:value-type="string">
            <text:p>01011101</text:p>
          </table:table-cell>
          <table:table-cell table:formula="of:=LEFT(RIGHT([.L9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=</text:p>
          </table:table-cell>
          <table:table-cell table:formula="of:=MOD([.B97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97]-[.D97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7])" office:value-type="string" office:string-value="1011110" calcext:value-type="string">
            <text:p>1011110</text:p>
          </table:table-cell>
          <table:table-cell table:formula="of:=IF([.D97]&gt;=[.$K$1];&quot;OK&quot;;&quot;&quot;)" office:value-type="string" office:string-value="OK" calcext:value-type="string">
            <text:p>OK</text:p>
          </table:table-cell>
          <table:table-cell table:formula="of:=REPT(&quot;0&quot;;8-LEN(TRIM(FIXED([.J97];0;1))))&amp;TRIM(FIXED([.J97];0;1))" office:value-type="string" office:string-value="01011110" calcext:value-type="string">
            <text:p>01011110</text:p>
          </table:table-cell>
          <table:table-cell table:formula="of:=LEFT(RIGHT([.L9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=</text:p>
          </table:table-cell>
          <table:table-cell table:formula="of:=MOD([.B98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98]-[.D98])/[.$D$1]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8])" office:value-type="string" office:string-value="1011111" calcext:value-type="string">
            <text:p>1011111</text:p>
          </table:table-cell>
          <table:table-cell table:formula="of:=IF([.D98]&gt;=[.$K$1];&quot;OK&quot;;&quot;&quot;)" office:value-type="string" office:string-value="OK" calcext:value-type="string">
            <text:p>OK</text:p>
          </table:table-cell>
          <table:table-cell table:formula="of:=REPT(&quot;0&quot;;8-LEN(TRIM(FIXED([.J98];0;1))))&amp;TRIM(FIXED([.J98];0;1))" office:value-type="string" office:string-value="01011111" calcext:value-type="string">
            <text:p>01011111</text:p>
          </table:table-cell>
          <table:table-cell table:formula="of:=LEFT(RIGHT([.L9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formula="of:=MOD([.B99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99]-[.D99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99])" office:value-type="string" office:string-value="1100000" calcext:value-type="string">
            <text:p>1100000</text:p>
          </table:table-cell>
          <table:table-cell table:formula="of:=IF([.D99]&gt;=[.$K$1];&quot;OK&quot;;&quot;&quot;)">
            <text:p/>
          </table:table-cell>
          <table:table-cell table:formula="of:=REPT(&quot;0&quot;;8-LEN(TRIM(FIXED([.J99];0;1))))&amp;TRIM(FIXED([.J99];0;1))" office:value-type="string" office:string-value="01100000" calcext:value-type="string">
            <text:p>01100000</text:p>
          </table:table-cell>
          <table:table-cell table:formula="of:=LEFT(RIGHT([.L9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=</text:p>
          </table:table-cell>
          <table:table-cell table:formula="of:=MOD([.B100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00]-[.D100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0])" office:value-type="string" office:string-value="1100001" calcext:value-type="string">
            <text:p>1100001</text:p>
          </table:table-cell>
          <table:table-cell table:formula="of:=IF([.D100]&gt;=[.$K$1];&quot;OK&quot;;&quot;&quot;)">
            <text:p/>
          </table:table-cell>
          <table:table-cell table:formula="of:=REPT(&quot;0&quot;;8-LEN(TRIM(FIXED([.J100];0;1))))&amp;TRIM(FIXED([.J100];0;1))" office:value-type="string" office:string-value="01100001" calcext:value-type="string">
            <text:p>01100001</text:p>
          </table:table-cell>
          <table:table-cell table:formula="of:=LEFT(RIGHT([.L10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formula="of:=MOD([.B101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01]-[.D101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1])" office:value-type="string" office:string-value="1100010" calcext:value-type="string">
            <text:p>1100010</text:p>
          </table:table-cell>
          <table:table-cell table:formula="of:=IF([.D101]&gt;=[.$K$1];&quot;OK&quot;;&quot;&quot;)">
            <text:p/>
          </table:table-cell>
          <table:table-cell table:formula="of:=REPT(&quot;0&quot;;8-LEN(TRIM(FIXED([.J101];0;1))))&amp;TRIM(FIXED([.J101];0;1))" office:value-type="string" office:string-value="01100010" calcext:value-type="string">
            <text:p>01100010</text:p>
          </table:table-cell>
          <table:table-cell table:formula="of:=LEFT(RIGHT([.L10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=</text:p>
          </table:table-cell>
          <table:table-cell table:formula="of:=MOD([.B102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02]-[.D102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2])" office:value-type="string" office:string-value="1100011" calcext:value-type="string">
            <text:p>1100011</text:p>
          </table:table-cell>
          <table:table-cell table:formula="of:=IF([.D102]&gt;=[.$K$1];&quot;OK&quot;;&quot;&quot;)">
            <text:p/>
          </table:table-cell>
          <table:table-cell table:formula="of:=REPT(&quot;0&quot;;8-LEN(TRIM(FIXED([.J102];0;1))))&amp;TRIM(FIXED([.J102];0;1))" office:value-type="string" office:string-value="01100011" calcext:value-type="string">
            <text:p>01100011</text:p>
          </table:table-cell>
          <table:table-cell table:formula="of:=LEFT(RIGHT([.L10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=</text:p>
          </table:table-cell>
          <table:table-cell table:formula="of:=MOD([.B103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03]-[.D103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3])" office:value-type="string" office:string-value="1100100" calcext:value-type="string">
            <text:p>1100100</text:p>
          </table:table-cell>
          <table:table-cell table:formula="of:=IF([.D103]&gt;=[.$K$1];&quot;OK&quot;;&quot;&quot;)">
            <text:p/>
          </table:table-cell>
          <table:table-cell table:formula="of:=REPT(&quot;0&quot;;8-LEN(TRIM(FIXED([.J103];0;1))))&amp;TRIM(FIXED([.J103];0;1))" office:value-type="string" office:string-value="01100100" calcext:value-type="string">
            <text:p>01100100</text:p>
          </table:table-cell>
          <table:table-cell table:formula="of:=LEFT(RIGHT([.L10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=</text:p>
          </table:table-cell>
          <table:table-cell table:formula="of:=MOD([.B104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04]-[.D104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4])" office:value-type="string" office:string-value="1100101" calcext:value-type="string">
            <text:p>1100101</text:p>
          </table:table-cell>
          <table:table-cell table:formula="of:=IF([.D104]&gt;=[.$K$1];&quot;OK&quot;;&quot;&quot;)">
            <text:p/>
          </table:table-cell>
          <table:table-cell table:formula="of:=REPT(&quot;0&quot;;8-LEN(TRIM(FIXED([.J104];0;1))))&amp;TRIM(FIXED([.J104];0;1))" office:value-type="string" office:string-value="01100101" calcext:value-type="string">
            <text:p>01100101</text:p>
          </table:table-cell>
          <table:table-cell table:formula="of:=LEFT(RIGHT([.L10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=</text:p>
          </table:table-cell>
          <table:table-cell table:formula="of:=MOD([.B105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05]-[.D105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5])" office:value-type="string" office:string-value="1100110" calcext:value-type="string">
            <text:p>1100110</text:p>
          </table:table-cell>
          <table:table-cell table:formula="of:=IF([.D105]&gt;=[.$K$1];&quot;OK&quot;;&quot;&quot;)">
            <text:p/>
          </table:table-cell>
          <table:table-cell table:formula="of:=REPT(&quot;0&quot;;8-LEN(TRIM(FIXED([.J105];0;1))))&amp;TRIM(FIXED([.J105];0;1))" office:value-type="string" office:string-value="01100110" calcext:value-type="string">
            <text:p>01100110</text:p>
          </table:table-cell>
          <table:table-cell table:formula="of:=LEFT(RIGHT([.L10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=</text:p>
          </table:table-cell>
          <table:table-cell table:formula="of:=MOD([.B106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06]-[.D106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6])" office:value-type="string" office:string-value="1100111" calcext:value-type="string">
            <text:p>1100111</text:p>
          </table:table-cell>
          <table:table-cell table:formula="of:=IF([.D106]&gt;=[.$K$1];&quot;OK&quot;;&quot;&quot;)">
            <text:p/>
          </table:table-cell>
          <table:table-cell table:formula="of:=REPT(&quot;0&quot;;8-LEN(TRIM(FIXED([.J106];0;1))))&amp;TRIM(FIXED([.J106];0;1))" office:value-type="string" office:string-value="01100111" calcext:value-type="string">
            <text:p>01100111</text:p>
          </table:table-cell>
          <table:table-cell table:formula="of:=LEFT(RIGHT([.L10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=</text:p>
          </table:table-cell>
          <table:table-cell table:formula="of:=MOD([.B107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07]-[.D107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7])" office:value-type="string" office:string-value="1101000" calcext:value-type="string">
            <text:p>1101000</text:p>
          </table:table-cell>
          <table:table-cell table:formula="of:=IF([.D107]&gt;=[.$K$1];&quot;OK&quot;;&quot;&quot;)" office:value-type="string" office:string-value="OK" calcext:value-type="string">
            <text:p>OK</text:p>
          </table:table-cell>
          <table:table-cell table:formula="of:=REPT(&quot;0&quot;;8-LEN(TRIM(FIXED([.J107];0;1))))&amp;TRIM(FIXED([.J107];0;1))" office:value-type="string" office:string-value="01101000" calcext:value-type="string">
            <text:p>01101000</text:p>
          </table:table-cell>
          <table:table-cell table:formula="of:=LEFT(RIGHT([.L10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=</text:p>
          </table:table-cell>
          <table:table-cell table:formula="of:=MOD([.B108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08]-[.D108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8])" office:value-type="string" office:string-value="1101001" calcext:value-type="string">
            <text:p>1101001</text:p>
          </table:table-cell>
          <table:table-cell table:formula="of:=IF([.D108]&gt;=[.$K$1];&quot;OK&quot;;&quot;&quot;)" office:value-type="string" office:string-value="OK" calcext:value-type="string">
            <text:p>OK</text:p>
          </table:table-cell>
          <table:table-cell table:formula="of:=REPT(&quot;0&quot;;8-LEN(TRIM(FIXED([.J108];0;1))))&amp;TRIM(FIXED([.J108];0;1))" office:value-type="string" office:string-value="01101001" calcext:value-type="string">
            <text:p>01101001</text:p>
          </table:table-cell>
          <table:table-cell table:formula="of:=LEFT(RIGHT([.L10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=</text:p>
          </table:table-cell>
          <table:table-cell table:formula="of:=MOD([.B109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09]-[.D109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09])" office:value-type="string" office:string-value="1101010" calcext:value-type="string">
            <text:p>1101010</text:p>
          </table:table-cell>
          <table:table-cell table:formula="of:=IF([.D109]&gt;=[.$K$1];&quot;OK&quot;;&quot;&quot;)" office:value-type="string" office:string-value="OK" calcext:value-type="string">
            <text:p>OK</text:p>
          </table:table-cell>
          <table:table-cell table:formula="of:=REPT(&quot;0&quot;;8-LEN(TRIM(FIXED([.J109];0;1))))&amp;TRIM(FIXED([.J109];0;1))" office:value-type="string" office:string-value="01101010" calcext:value-type="string">
            <text:p>01101010</text:p>
          </table:table-cell>
          <table:table-cell table:formula="of:=LEFT(RIGHT([.L10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=</text:p>
          </table:table-cell>
          <table:table-cell table:formula="of:=MOD([.B110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10]-[.D110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0])" office:value-type="string" office:string-value="1101011" calcext:value-type="string">
            <text:p>1101011</text:p>
          </table:table-cell>
          <table:table-cell table:formula="of:=IF([.D110]&gt;=[.$K$1];&quot;OK&quot;;&quot;&quot;)" office:value-type="string" office:string-value="OK" calcext:value-type="string">
            <text:p>OK</text:p>
          </table:table-cell>
          <table:table-cell table:formula="of:=REPT(&quot;0&quot;;8-LEN(TRIM(FIXED([.J110];0;1))))&amp;TRIM(FIXED([.J110];0;1))" office:value-type="string" office:string-value="01101011" calcext:value-type="string">
            <text:p>01101011</text:p>
          </table:table-cell>
          <table:table-cell table:formula="of:=LEFT(RIGHT([.L11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=</text:p>
          </table:table-cell>
          <table:table-cell table:formula="of:=MOD([.B111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11]-[.D111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1])" office:value-type="string" office:string-value="1101100" calcext:value-type="string">
            <text:p>1101100</text:p>
          </table:table-cell>
          <table:table-cell table:formula="of:=IF([.D111]&gt;=[.$K$1];&quot;OK&quot;;&quot;&quot;)" office:value-type="string" office:string-value="OK" calcext:value-type="string">
            <text:p>OK</text:p>
          </table:table-cell>
          <table:table-cell table:formula="of:=REPT(&quot;0&quot;;8-LEN(TRIM(FIXED([.J111];0;1))))&amp;TRIM(FIXED([.J111];0;1))" office:value-type="string" office:string-value="01101100" calcext:value-type="string">
            <text:p>01101100</text:p>
          </table:table-cell>
          <table:table-cell table:formula="of:=LEFT(RIGHT([.L11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=</text:p>
          </table:table-cell>
          <table:table-cell table:formula="of:=MOD([.B112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12]-[.D112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2])" office:value-type="string" office:string-value="1101101" calcext:value-type="string">
            <text:p>1101101</text:p>
          </table:table-cell>
          <table:table-cell table:formula="of:=IF([.D112]&gt;=[.$K$1];&quot;OK&quot;;&quot;&quot;)" office:value-type="string" office:string-value="OK" calcext:value-type="string">
            <text:p>OK</text:p>
          </table:table-cell>
          <table:table-cell table:formula="of:=REPT(&quot;0&quot;;8-LEN(TRIM(FIXED([.J112];0;1))))&amp;TRIM(FIXED([.J112];0;1))" office:value-type="string" office:string-value="01101101" calcext:value-type="string">
            <text:p>01101101</text:p>
          </table:table-cell>
          <table:table-cell table:formula="of:=LEFT(RIGHT([.L11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formula="of:=MOD([.B113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13]-[.D113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3])" office:value-type="string" office:string-value="1101110" calcext:value-type="string">
            <text:p>1101110</text:p>
          </table:table-cell>
          <table:table-cell table:formula="of:=IF([.D113]&gt;=[.$K$1];&quot;OK&quot;;&quot;&quot;)" office:value-type="string" office:string-value="OK" calcext:value-type="string">
            <text:p>OK</text:p>
          </table:table-cell>
          <table:table-cell table:formula="of:=REPT(&quot;0&quot;;8-LEN(TRIM(FIXED([.J113];0;1))))&amp;TRIM(FIXED([.J113];0;1))" office:value-type="string" office:string-value="01101110" calcext:value-type="string">
            <text:p>01101110</text:p>
          </table:table-cell>
          <table:table-cell table:formula="of:=LEFT(RIGHT([.L11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=</text:p>
          </table:table-cell>
          <table:table-cell table:formula="of:=MOD([.B114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14]-[.D114])/[.$D$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4])" office:value-type="string" office:string-value="1101111" calcext:value-type="string">
            <text:p>1101111</text:p>
          </table:table-cell>
          <table:table-cell table:formula="of:=IF([.D114]&gt;=[.$K$1];&quot;OK&quot;;&quot;&quot;)" office:value-type="string" office:string-value="OK" calcext:value-type="string">
            <text:p>OK</text:p>
          </table:table-cell>
          <table:table-cell table:formula="of:=REPT(&quot;0&quot;;8-LEN(TRIM(FIXED([.J114];0;1))))&amp;TRIM(FIXED([.J114];0;1))" office:value-type="string" office:string-value="01101111" calcext:value-type="string">
            <text:p>01101111</text:p>
          </table:table-cell>
          <table:table-cell table:formula="of:=LEFT(RIGHT([.L11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=</text:p>
          </table:table-cell>
          <table:table-cell table:formula="of:=MOD([.B115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15]-[.D115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5])" office:value-type="string" office:string-value="1110000" calcext:value-type="string">
            <text:p>1110000</text:p>
          </table:table-cell>
          <table:table-cell table:formula="of:=IF([.D115]&gt;=[.$K$1];&quot;OK&quot;;&quot;&quot;)">
            <text:p/>
          </table:table-cell>
          <table:table-cell table:formula="of:=REPT(&quot;0&quot;;8-LEN(TRIM(FIXED([.J115];0;1))))&amp;TRIM(FIXED([.J115];0;1))" office:value-type="string" office:string-value="01110000" calcext:value-type="string">
            <text:p>01110000</text:p>
          </table:table-cell>
          <table:table-cell table:formula="of:=LEFT(RIGHT([.L11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formula="of:=MOD([.B116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16]-[.D116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6])" office:value-type="string" office:string-value="1110001" calcext:value-type="string">
            <text:p>1110001</text:p>
          </table:table-cell>
          <table:table-cell table:formula="of:=IF([.D116]&gt;=[.$K$1];&quot;OK&quot;;&quot;&quot;)">
            <text:p/>
          </table:table-cell>
          <table:table-cell table:formula="of:=REPT(&quot;0&quot;;8-LEN(TRIM(FIXED([.J116];0;1))))&amp;TRIM(FIXED([.J116];0;1))" office:value-type="string" office:string-value="01110001" calcext:value-type="string">
            <text:p>01110001</text:p>
          </table:table-cell>
          <table:table-cell table:formula="of:=LEFT(RIGHT([.L11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=</text:p>
          </table:table-cell>
          <table:table-cell table:formula="of:=MOD([.B117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17]-[.D117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7])" office:value-type="string" office:string-value="1110010" calcext:value-type="string">
            <text:p>1110010</text:p>
          </table:table-cell>
          <table:table-cell table:formula="of:=IF([.D117]&gt;=[.$K$1];&quot;OK&quot;;&quot;&quot;)">
            <text:p/>
          </table:table-cell>
          <table:table-cell table:formula="of:=REPT(&quot;0&quot;;8-LEN(TRIM(FIXED([.J117];0;1))))&amp;TRIM(FIXED([.J117];0;1))" office:value-type="string" office:string-value="01110010" calcext:value-type="string">
            <text:p>01110010</text:p>
          </table:table-cell>
          <table:table-cell table:formula="of:=LEFT(RIGHT([.L11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=</text:p>
          </table:table-cell>
          <table:table-cell table:formula="of:=MOD([.B118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18]-[.D118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8])" office:value-type="string" office:string-value="1110011" calcext:value-type="string">
            <text:p>1110011</text:p>
          </table:table-cell>
          <table:table-cell table:formula="of:=IF([.D118]&gt;=[.$K$1];&quot;OK&quot;;&quot;&quot;)">
            <text:p/>
          </table:table-cell>
          <table:table-cell table:formula="of:=REPT(&quot;0&quot;;8-LEN(TRIM(FIXED([.J118];0;1))))&amp;TRIM(FIXED([.J118];0;1))" office:value-type="string" office:string-value="01110011" calcext:value-type="string">
            <text:p>01110011</text:p>
          </table:table-cell>
          <table:table-cell table:formula="of:=LEFT(RIGHT([.L11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=</text:p>
          </table:table-cell>
          <table:table-cell table:formula="of:=MOD([.B119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19]-[.D119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19])" office:value-type="string" office:string-value="1110100" calcext:value-type="string">
            <text:p>1110100</text:p>
          </table:table-cell>
          <table:table-cell table:formula="of:=IF([.D119]&gt;=[.$K$1];&quot;OK&quot;;&quot;&quot;)">
            <text:p/>
          </table:table-cell>
          <table:table-cell table:formula="of:=REPT(&quot;0&quot;;8-LEN(TRIM(FIXED([.J119];0;1))))&amp;TRIM(FIXED([.J119];0;1))" office:value-type="string" office:string-value="01110100" calcext:value-type="string">
            <text:p>01110100</text:p>
          </table:table-cell>
          <table:table-cell table:formula="of:=LEFT(RIGHT([.L11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=</text:p>
          </table:table-cell>
          <table:table-cell table:formula="of:=MOD([.B120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20]-[.D120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0])" office:value-type="string" office:string-value="1110101" calcext:value-type="string">
            <text:p>1110101</text:p>
          </table:table-cell>
          <table:table-cell table:formula="of:=IF([.D120]&gt;=[.$K$1];&quot;OK&quot;;&quot;&quot;)">
            <text:p/>
          </table:table-cell>
          <table:table-cell table:formula="of:=REPT(&quot;0&quot;;8-LEN(TRIM(FIXED([.J120];0;1))))&amp;TRIM(FIXED([.J120];0;1))" office:value-type="string" office:string-value="01110101" calcext:value-type="string">
            <text:p>01110101</text:p>
          </table:table-cell>
          <table:table-cell table:formula="of:=LEFT(RIGHT([.L12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=</text:p>
          </table:table-cell>
          <table:table-cell table:formula="of:=MOD([.B121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21]-[.D121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1])" office:value-type="string" office:string-value="1110110" calcext:value-type="string">
            <text:p>1110110</text:p>
          </table:table-cell>
          <table:table-cell table:formula="of:=IF([.D121]&gt;=[.$K$1];&quot;OK&quot;;&quot;&quot;)">
            <text:p/>
          </table:table-cell>
          <table:table-cell table:formula="of:=REPT(&quot;0&quot;;8-LEN(TRIM(FIXED([.J121];0;1))))&amp;TRIM(FIXED([.J121];0;1))" office:value-type="string" office:string-value="01110110" calcext:value-type="string">
            <text:p>01110110</text:p>
          </table:table-cell>
          <table:table-cell table:formula="of:=LEFT(RIGHT([.L12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=</text:p>
          </table:table-cell>
          <table:table-cell table:formula="of:=MOD([.B122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22]-[.D122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2])" office:value-type="string" office:string-value="1110111" calcext:value-type="string">
            <text:p>1110111</text:p>
          </table:table-cell>
          <table:table-cell table:formula="of:=IF([.D122]&gt;=[.$K$1];&quot;OK&quot;;&quot;&quot;)">
            <text:p/>
          </table:table-cell>
          <table:table-cell table:formula="of:=REPT(&quot;0&quot;;8-LEN(TRIM(FIXED([.J122];0;1))))&amp;TRIM(FIXED([.J122];0;1))" office:value-type="string" office:string-value="01110111" calcext:value-type="string">
            <text:p>01110111</text:p>
          </table:table-cell>
          <table:table-cell table:formula="of:=LEFT(RIGHT([.L12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=</text:p>
          </table:table-cell>
          <table:table-cell table:formula="of:=MOD([.B123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23]-[.D123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3])" office:value-type="string" office:string-value="1111000" calcext:value-type="string">
            <text:p>1111000</text:p>
          </table:table-cell>
          <table:table-cell table:formula="of:=IF([.D123]&gt;=[.$K$1];&quot;OK&quot;;&quot;&quot;)" office:value-type="string" office:string-value="OK" calcext:value-type="string">
            <text:p>OK</text:p>
          </table:table-cell>
          <table:table-cell table:formula="of:=REPT(&quot;0&quot;;8-LEN(TRIM(FIXED([.J123];0;1))))&amp;TRIM(FIXED([.J123];0;1))" office:value-type="string" office:string-value="01111000" calcext:value-type="string">
            <text:p>01111000</text:p>
          </table:table-cell>
          <table:table-cell table:formula="of:=LEFT(RIGHT([.L12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=</text:p>
          </table:table-cell>
          <table:table-cell table:formula="of:=MOD([.B124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24]-[.D124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4])" office:value-type="string" office:string-value="1111001" calcext:value-type="string">
            <text:p>1111001</text:p>
          </table:table-cell>
          <table:table-cell table:formula="of:=IF([.D124]&gt;=[.$K$1];&quot;OK&quot;;&quot;&quot;)" office:value-type="string" office:string-value="OK" calcext:value-type="string">
            <text:p>OK</text:p>
          </table:table-cell>
          <table:table-cell table:formula="of:=REPT(&quot;0&quot;;8-LEN(TRIM(FIXED([.J124];0;1))))&amp;TRIM(FIXED([.J124];0;1))" office:value-type="string" office:string-value="01111001" calcext:value-type="string">
            <text:p>01111001</text:p>
          </table:table-cell>
          <table:table-cell table:formula="of:=LEFT(RIGHT([.L12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formula="of:=MOD([.B125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25]-[.D125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5])" office:value-type="string" office:string-value="1111010" calcext:value-type="string">
            <text:p>1111010</text:p>
          </table:table-cell>
          <table:table-cell table:formula="of:=IF([.D125]&gt;=[.$K$1];&quot;OK&quot;;&quot;&quot;)" office:value-type="string" office:string-value="OK" calcext:value-type="string">
            <text:p>OK</text:p>
          </table:table-cell>
          <table:table-cell table:formula="of:=REPT(&quot;0&quot;;8-LEN(TRIM(FIXED([.J125];0;1))))&amp;TRIM(FIXED([.J125];0;1))" office:value-type="string" office:string-value="01111010" calcext:value-type="string">
            <text:p>01111010</text:p>
          </table:table-cell>
          <table:table-cell table:formula="of:=LEFT(RIGHT([.L12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formula="of:=MOD([.B126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26]-[.D126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6])" office:value-type="string" office:string-value="1111011" calcext:value-type="string">
            <text:p>1111011</text:p>
          </table:table-cell>
          <table:table-cell table:formula="of:=IF([.D126]&gt;=[.$K$1];&quot;OK&quot;;&quot;&quot;)" office:value-type="string" office:string-value="OK" calcext:value-type="string">
            <text:p>OK</text:p>
          </table:table-cell>
          <table:table-cell table:formula="of:=REPT(&quot;0&quot;;8-LEN(TRIM(FIXED([.J126];0;1))))&amp;TRIM(FIXED([.J126];0;1))" office:value-type="string" office:string-value="01111011" calcext:value-type="string">
            <text:p>01111011</text:p>
          </table:table-cell>
          <table:table-cell table:formula="of:=LEFT(RIGHT([.L12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=</text:p>
          </table:table-cell>
          <table:table-cell table:formula="of:=MOD([.B127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27]-[.D127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7])" office:value-type="string" office:string-value="1111100" calcext:value-type="string">
            <text:p>1111100</text:p>
          </table:table-cell>
          <table:table-cell table:formula="of:=IF([.D127]&gt;=[.$K$1];&quot;OK&quot;;&quot;&quot;)" office:value-type="string" office:string-value="OK" calcext:value-type="string">
            <text:p>OK</text:p>
          </table:table-cell>
          <table:table-cell table:formula="of:=REPT(&quot;0&quot;;8-LEN(TRIM(FIXED([.J127];0;1))))&amp;TRIM(FIXED([.J127];0;1))" office:value-type="string" office:string-value="01111100" calcext:value-type="string">
            <text:p>01111100</text:p>
          </table:table-cell>
          <table:table-cell table:formula="of:=LEFT(RIGHT([.L12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=</text:p>
          </table:table-cell>
          <table:table-cell table:formula="of:=MOD([.B128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28]-[.D128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8])" office:value-type="string" office:string-value="1111101" calcext:value-type="string">
            <text:p>1111101</text:p>
          </table:table-cell>
          <table:table-cell table:formula="of:=IF([.D128]&gt;=[.$K$1];&quot;OK&quot;;&quot;&quot;)" office:value-type="string" office:string-value="OK" calcext:value-type="string">
            <text:p>OK</text:p>
          </table:table-cell>
          <table:table-cell table:formula="of:=REPT(&quot;0&quot;;8-LEN(TRIM(FIXED([.J128];0;1))))&amp;TRIM(FIXED([.J128];0;1))" office:value-type="string" office:string-value="01111101" calcext:value-type="string">
            <text:p>01111101</text:p>
          </table:table-cell>
          <table:table-cell table:formula="of:=LEFT(RIGHT([.L12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=</text:p>
          </table:table-cell>
          <table:table-cell table:formula="of:=MOD([.B129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29]-[.D129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29])" office:value-type="string" office:string-value="1111110" calcext:value-type="string">
            <text:p>1111110</text:p>
          </table:table-cell>
          <table:table-cell table:formula="of:=IF([.D129]&gt;=[.$K$1];&quot;OK&quot;;&quot;&quot;)" office:value-type="string" office:string-value="OK" calcext:value-type="string">
            <text:p>OK</text:p>
          </table:table-cell>
          <table:table-cell table:formula="of:=REPT(&quot;0&quot;;8-LEN(TRIM(FIXED([.J129];0;1))))&amp;TRIM(FIXED([.J129];0;1))" office:value-type="string" office:string-value="01111110" calcext:value-type="string">
            <text:p>01111110</text:p>
          </table:table-cell>
          <table:table-cell table:formula="of:=LEFT(RIGHT([.L12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=</text:p>
          </table:table-cell>
          <table:table-cell table:formula="of:=MOD([.B130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30]-[.D130])/[.$D$1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0])" office:value-type="string" office:string-value="1111111" calcext:value-type="string">
            <text:p>1111111</text:p>
          </table:table-cell>
          <table:table-cell table:formula="of:=IF([.D130]&gt;=[.$K$1];&quot;OK&quot;;&quot;&quot;)" office:value-type="string" office:string-value="OK" calcext:value-type="string">
            <text:p>OK</text:p>
          </table:table-cell>
          <table:table-cell table:formula="of:=REPT(&quot;0&quot;;8-LEN(TRIM(FIXED([.J130];0;1))))&amp;TRIM(FIXED([.J130];0;1))" office:value-type="string" office:string-value="01111111" calcext:value-type="string">
            <text:p>01111111</text:p>
          </table:table-cell>
          <table:table-cell table:formula="of:=LEFT(RIGHT([.L13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=</text:p>
          </table:table-cell>
          <table:table-cell table:formula="of:=MOD([.B131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31]-[.D131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1])" office:value-type="string" office:string-value="10000000" calcext:value-type="string">
            <text:p>10000000</text:p>
          </table:table-cell>
          <table:table-cell table:formula="of:=IF([.D131]&gt;=[.$K$1];&quot;OK&quot;;&quot;&quot;)">
            <text:p/>
          </table:table-cell>
          <table:table-cell table:formula="of:=REPT(&quot;0&quot;;8-LEN(TRIM(FIXED([.J131];0;1))))&amp;TRIM(FIXED([.J131];0;1))" office:value-type="string" office:string-value="10000000" calcext:value-type="string">
            <text:p>10000000</text:p>
          </table:table-cell>
          <table:table-cell table:formula="of:=LEFT(RIGHT([.L13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=</text:p>
          </table:table-cell>
          <table:table-cell table:formula="of:=MOD([.B132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32]-[.D132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2])" office:value-type="string" office:string-value="10000001" calcext:value-type="string">
            <text:p>10000001</text:p>
          </table:table-cell>
          <table:table-cell table:formula="of:=IF([.D132]&gt;=[.$K$1];&quot;OK&quot;;&quot;&quot;)">
            <text:p/>
          </table:table-cell>
          <table:table-cell table:formula="of:=REPT(&quot;0&quot;;8-LEN(TRIM(FIXED([.J132];0;1))))&amp;TRIM(FIXED([.J132];0;1))" office:value-type="string" office:string-value="10000001" calcext:value-type="string">
            <text:p>10000001</text:p>
          </table:table-cell>
          <table:table-cell table:formula="of:=LEFT(RIGHT([.L13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=</text:p>
          </table:table-cell>
          <table:table-cell table:formula="of:=MOD([.B133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33]-[.D133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3])" office:value-type="string" office:string-value="10000010" calcext:value-type="string">
            <text:p>10000010</text:p>
          </table:table-cell>
          <table:table-cell table:formula="of:=IF([.D133]&gt;=[.$K$1];&quot;OK&quot;;&quot;&quot;)">
            <text:p/>
          </table:table-cell>
          <table:table-cell table:formula="of:=REPT(&quot;0&quot;;8-LEN(TRIM(FIXED([.J133];0;1))))&amp;TRIM(FIXED([.J133];0;1))" office:value-type="string" office:string-value="10000010" calcext:value-type="string">
            <text:p>10000010</text:p>
          </table:table-cell>
          <table:table-cell table:formula="of:=LEFT(RIGHT([.L13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formula="of:=MOD([.B134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34]-[.D134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4])" office:value-type="string" office:string-value="10000011" calcext:value-type="string">
            <text:p>10000011</text:p>
          </table:table-cell>
          <table:table-cell table:formula="of:=IF([.D134]&gt;=[.$K$1];&quot;OK&quot;;&quot;&quot;)">
            <text:p/>
          </table:table-cell>
          <table:table-cell table:formula="of:=REPT(&quot;0&quot;;8-LEN(TRIM(FIXED([.J134];0;1))))&amp;TRIM(FIXED([.J134];0;1))" office:value-type="string" office:string-value="10000011" calcext:value-type="string">
            <text:p>10000011</text:p>
          </table:table-cell>
          <table:table-cell table:formula="of:=LEFT(RIGHT([.L13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=</text:p>
          </table:table-cell>
          <table:table-cell table:formula="of:=MOD([.B135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35]-[.D135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5])" office:value-type="string" office:string-value="10000100" calcext:value-type="string">
            <text:p>10000100</text:p>
          </table:table-cell>
          <table:table-cell table:formula="of:=IF([.D135]&gt;=[.$K$1];&quot;OK&quot;;&quot;&quot;)">
            <text:p/>
          </table:table-cell>
          <table:table-cell table:formula="of:=REPT(&quot;0&quot;;8-LEN(TRIM(FIXED([.J135];0;1))))&amp;TRIM(FIXED([.J135];0;1))" office:value-type="string" office:string-value="10000100" calcext:value-type="string">
            <text:p>10000100</text:p>
          </table:table-cell>
          <table:table-cell table:formula="of:=LEFT(RIGHT([.L13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formula="of:=MOD([.B136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36]-[.D136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6])" office:value-type="string" office:string-value="10000101" calcext:value-type="string">
            <text:p>10000101</text:p>
          </table:table-cell>
          <table:table-cell table:formula="of:=IF([.D136]&gt;=[.$K$1];&quot;OK&quot;;&quot;&quot;)">
            <text:p/>
          </table:table-cell>
          <table:table-cell table:formula="of:=REPT(&quot;0&quot;;8-LEN(TRIM(FIXED([.J136];0;1))))&amp;TRIM(FIXED([.J136];0;1))" office:value-type="string" office:string-value="10000101" calcext:value-type="string">
            <text:p>10000101</text:p>
          </table:table-cell>
          <table:table-cell table:formula="of:=LEFT(RIGHT([.L13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=</text:p>
          </table:table-cell>
          <table:table-cell table:formula="of:=MOD([.B137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37]-[.D137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7])" office:value-type="string" office:string-value="10000110" calcext:value-type="string">
            <text:p>10000110</text:p>
          </table:table-cell>
          <table:table-cell table:formula="of:=IF([.D137]&gt;=[.$K$1];&quot;OK&quot;;&quot;&quot;)">
            <text:p/>
          </table:table-cell>
          <table:table-cell table:formula="of:=REPT(&quot;0&quot;;8-LEN(TRIM(FIXED([.J137];0;1))))&amp;TRIM(FIXED([.J137];0;1))" office:value-type="string" office:string-value="10000110" calcext:value-type="string">
            <text:p>10000110</text:p>
          </table:table-cell>
          <table:table-cell table:formula="of:=LEFT(RIGHT([.L13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=</text:p>
          </table:table-cell>
          <table:table-cell table:formula="of:=MOD([.B138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38]-[.D138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8])" office:value-type="string" office:string-value="10000111" calcext:value-type="string">
            <text:p>10000111</text:p>
          </table:table-cell>
          <table:table-cell table:formula="of:=IF([.D138]&gt;=[.$K$1];&quot;OK&quot;;&quot;&quot;)">
            <text:p/>
          </table:table-cell>
          <table:table-cell table:formula="of:=REPT(&quot;0&quot;;8-LEN(TRIM(FIXED([.J138];0;1))))&amp;TRIM(FIXED([.J138];0;1))" office:value-type="string" office:string-value="10000111" calcext:value-type="string">
            <text:p>10000111</text:p>
          </table:table-cell>
          <table:table-cell table:formula="of:=LEFT(RIGHT([.L13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=</text:p>
          </table:table-cell>
          <table:table-cell table:formula="of:=MOD([.B139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39]-[.D139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39])" office:value-type="string" office:string-value="10001000" calcext:value-type="string">
            <text:p>10001000</text:p>
          </table:table-cell>
          <table:table-cell table:formula="of:=IF([.D139]&gt;=[.$K$1];&quot;OK&quot;;&quot;&quot;)" office:value-type="string" office:string-value="OK" calcext:value-type="string">
            <text:p>OK</text:p>
          </table:table-cell>
          <table:table-cell table:formula="of:=REPT(&quot;0&quot;;8-LEN(TRIM(FIXED([.J139];0;1))))&amp;TRIM(FIXED([.J139];0;1))" office:value-type="string" office:string-value="10001000" calcext:value-type="string">
            <text:p>10001000</text:p>
          </table:table-cell>
          <table:table-cell table:formula="of:=LEFT(RIGHT([.L13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=</text:p>
          </table:table-cell>
          <table:table-cell table:formula="of:=MOD([.B140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40]-[.D140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0])" office:value-type="string" office:string-value="10001001" calcext:value-type="string">
            <text:p>10001001</text:p>
          </table:table-cell>
          <table:table-cell table:formula="of:=IF([.D140]&gt;=[.$K$1];&quot;OK&quot;;&quot;&quot;)" office:value-type="string" office:string-value="OK" calcext:value-type="string">
            <text:p>OK</text:p>
          </table:table-cell>
          <table:table-cell table:formula="of:=REPT(&quot;0&quot;;8-LEN(TRIM(FIXED([.J140];0;1))))&amp;TRIM(FIXED([.J140];0;1))" office:value-type="string" office:string-value="10001001" calcext:value-type="string">
            <text:p>10001001</text:p>
          </table:table-cell>
          <table:table-cell table:formula="of:=LEFT(RIGHT([.L14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=</text:p>
          </table:table-cell>
          <table:table-cell table:formula="of:=MOD([.B141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41]-[.D141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1])" office:value-type="string" office:string-value="10001010" calcext:value-type="string">
            <text:p>10001010</text:p>
          </table:table-cell>
          <table:table-cell table:formula="of:=IF([.D141]&gt;=[.$K$1];&quot;OK&quot;;&quot;&quot;)" office:value-type="string" office:string-value="OK" calcext:value-type="string">
            <text:p>OK</text:p>
          </table:table-cell>
          <table:table-cell table:formula="of:=REPT(&quot;0&quot;;8-LEN(TRIM(FIXED([.J141];0;1))))&amp;TRIM(FIXED([.J141];0;1))" office:value-type="string" office:string-value="10001010" calcext:value-type="string">
            <text:p>10001010</text:p>
          </table:table-cell>
          <table:table-cell table:formula="of:=LEFT(RIGHT([.L14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=</text:p>
          </table:table-cell>
          <table:table-cell table:formula="of:=MOD([.B142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42]-[.D142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2])" office:value-type="string" office:string-value="10001011" calcext:value-type="string">
            <text:p>10001011</text:p>
          </table:table-cell>
          <table:table-cell table:formula="of:=IF([.D142]&gt;=[.$K$1];&quot;OK&quot;;&quot;&quot;)" office:value-type="string" office:string-value="OK" calcext:value-type="string">
            <text:p>OK</text:p>
          </table:table-cell>
          <table:table-cell table:formula="of:=REPT(&quot;0&quot;;8-LEN(TRIM(FIXED([.J142];0;1))))&amp;TRIM(FIXED([.J142];0;1))" office:value-type="string" office:string-value="10001011" calcext:value-type="string">
            <text:p>10001011</text:p>
          </table:table-cell>
          <table:table-cell table:formula="of:=LEFT(RIGHT([.L14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=</text:p>
          </table:table-cell>
          <table:table-cell table:formula="of:=MOD([.B143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43]-[.D143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3])" office:value-type="string" office:string-value="10001100" calcext:value-type="string">
            <text:p>10001100</text:p>
          </table:table-cell>
          <table:table-cell table:formula="of:=IF([.D143]&gt;=[.$K$1];&quot;OK&quot;;&quot;&quot;)" office:value-type="string" office:string-value="OK" calcext:value-type="string">
            <text:p>OK</text:p>
          </table:table-cell>
          <table:table-cell table:formula="of:=REPT(&quot;0&quot;;8-LEN(TRIM(FIXED([.J143];0;1))))&amp;TRIM(FIXED([.J143];0;1))" office:value-type="string" office:string-value="10001100" calcext:value-type="string">
            <text:p>10001100</text:p>
          </table:table-cell>
          <table:table-cell table:formula="of:=LEFT(RIGHT([.L14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=</text:p>
          </table:table-cell>
          <table:table-cell table:formula="of:=MOD([.B144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44]-[.D144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4])" office:value-type="string" office:string-value="10001101" calcext:value-type="string">
            <text:p>10001101</text:p>
          </table:table-cell>
          <table:table-cell table:formula="of:=IF([.D144]&gt;=[.$K$1];&quot;OK&quot;;&quot;&quot;)" office:value-type="string" office:string-value="OK" calcext:value-type="string">
            <text:p>OK</text:p>
          </table:table-cell>
          <table:table-cell table:formula="of:=REPT(&quot;0&quot;;8-LEN(TRIM(FIXED([.J144];0;1))))&amp;TRIM(FIXED([.J144];0;1))" office:value-type="string" office:string-value="10001101" calcext:value-type="string">
            <text:p>10001101</text:p>
          </table:table-cell>
          <table:table-cell table:formula="of:=LEFT(RIGHT([.L14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=</text:p>
          </table:table-cell>
          <table:table-cell table:formula="of:=MOD([.B145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45]-[.D145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5])" office:value-type="string" office:string-value="10001110" calcext:value-type="string">
            <text:p>10001110</text:p>
          </table:table-cell>
          <table:table-cell table:formula="of:=IF([.D145]&gt;=[.$K$1];&quot;OK&quot;;&quot;&quot;)" office:value-type="string" office:string-value="OK" calcext:value-type="string">
            <text:p>OK</text:p>
          </table:table-cell>
          <table:table-cell table:formula="of:=REPT(&quot;0&quot;;8-LEN(TRIM(FIXED([.J145];0;1))))&amp;TRIM(FIXED([.J145];0;1))" office:value-type="string" office:string-value="10001110" calcext:value-type="string">
            <text:p>10001110</text:p>
          </table:table-cell>
          <table:table-cell table:formula="of:=LEFT(RIGHT([.L14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=</text:p>
          </table:table-cell>
          <table:table-cell table:formula="of:=MOD([.B146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46]-[.D146])/[.$D$1]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6])" office:value-type="string" office:string-value="10001111" calcext:value-type="string">
            <text:p>10001111</text:p>
          </table:table-cell>
          <table:table-cell table:formula="of:=IF([.D146]&gt;=[.$K$1];&quot;OK&quot;;&quot;&quot;)" office:value-type="string" office:string-value="OK" calcext:value-type="string">
            <text:p>OK</text:p>
          </table:table-cell>
          <table:table-cell table:formula="of:=REPT(&quot;0&quot;;8-LEN(TRIM(FIXED([.J146];0;1))))&amp;TRIM(FIXED([.J146];0;1))" office:value-type="string" office:string-value="10001111" calcext:value-type="string">
            <text:p>10001111</text:p>
          </table:table-cell>
          <table:table-cell table:formula="of:=LEFT(RIGHT([.L14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=</text:p>
          </table:table-cell>
          <table:table-cell table:formula="of:=MOD([.B147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47]-[.D147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7])" office:value-type="string" office:string-value="10010000" calcext:value-type="string">
            <text:p>10010000</text:p>
          </table:table-cell>
          <table:table-cell table:formula="of:=IF([.D147]&gt;=[.$K$1];&quot;OK&quot;;&quot;&quot;)">
            <text:p/>
          </table:table-cell>
          <table:table-cell table:formula="of:=REPT(&quot;0&quot;;8-LEN(TRIM(FIXED([.J147];0;1))))&amp;TRIM(FIXED([.J147];0;1))" office:value-type="string" office:string-value="10010000" calcext:value-type="string">
            <text:p>10010000</text:p>
          </table:table-cell>
          <table:table-cell table:formula="of:=LEFT(RIGHT([.L14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=</text:p>
          </table:table-cell>
          <table:table-cell table:formula="of:=MOD([.B148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48]-[.D148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8])" office:value-type="string" office:string-value="10010001" calcext:value-type="string">
            <text:p>10010001</text:p>
          </table:table-cell>
          <table:table-cell table:formula="of:=IF([.D148]&gt;=[.$K$1];&quot;OK&quot;;&quot;&quot;)">
            <text:p/>
          </table:table-cell>
          <table:table-cell table:formula="of:=REPT(&quot;0&quot;;8-LEN(TRIM(FIXED([.J148];0;1))))&amp;TRIM(FIXED([.J148];0;1))" office:value-type="string" office:string-value="10010001" calcext:value-type="string">
            <text:p>10010001</text:p>
          </table:table-cell>
          <table:table-cell table:formula="of:=LEFT(RIGHT([.L14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=</text:p>
          </table:table-cell>
          <table:table-cell table:formula="of:=MOD([.B149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49]-[.D149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49])" office:value-type="string" office:string-value="10010010" calcext:value-type="string">
            <text:p>10010010</text:p>
          </table:table-cell>
          <table:table-cell table:formula="of:=IF([.D149]&gt;=[.$K$1];&quot;OK&quot;;&quot;&quot;)">
            <text:p/>
          </table:table-cell>
          <table:table-cell table:formula="of:=REPT(&quot;0&quot;;8-LEN(TRIM(FIXED([.J149];0;1))))&amp;TRIM(FIXED([.J149];0;1))" office:value-type="string" office:string-value="10010010" calcext:value-type="string">
            <text:p>10010010</text:p>
          </table:table-cell>
          <table:table-cell table:formula="of:=LEFT(RIGHT([.L14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=</text:p>
          </table:table-cell>
          <table:table-cell table:formula="of:=MOD([.B150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50]-[.D150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0])" office:value-type="string" office:string-value="10010011" calcext:value-type="string">
            <text:p>10010011</text:p>
          </table:table-cell>
          <table:table-cell table:formula="of:=IF([.D150]&gt;=[.$K$1];&quot;OK&quot;;&quot;&quot;)">
            <text:p/>
          </table:table-cell>
          <table:table-cell table:formula="of:=REPT(&quot;0&quot;;8-LEN(TRIM(FIXED([.J150];0;1))))&amp;TRIM(FIXED([.J150];0;1))" office:value-type="string" office:string-value="10010011" calcext:value-type="string">
            <text:p>10010011</text:p>
          </table:table-cell>
          <table:table-cell table:formula="of:=LEFT(RIGHT([.L15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=</text:p>
          </table:table-cell>
          <table:table-cell table:formula="of:=MOD([.B151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51]-[.D151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1])" office:value-type="string" office:string-value="10010100" calcext:value-type="string">
            <text:p>10010100</text:p>
          </table:table-cell>
          <table:table-cell table:formula="of:=IF([.D151]&gt;=[.$K$1];&quot;OK&quot;;&quot;&quot;)">
            <text:p/>
          </table:table-cell>
          <table:table-cell table:formula="of:=REPT(&quot;0&quot;;8-LEN(TRIM(FIXED([.J151];0;1))))&amp;TRIM(FIXED([.J151];0;1))" office:value-type="string" office:string-value="10010100" calcext:value-type="string">
            <text:p>10010100</text:p>
          </table:table-cell>
          <table:table-cell table:formula="of:=LEFT(RIGHT([.L15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=</text:p>
          </table:table-cell>
          <table:table-cell table:formula="of:=MOD([.B152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52]-[.D152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2])" office:value-type="string" office:string-value="10010101" calcext:value-type="string">
            <text:p>10010101</text:p>
          </table:table-cell>
          <table:table-cell table:formula="of:=IF([.D152]&gt;=[.$K$1];&quot;OK&quot;;&quot;&quot;)">
            <text:p/>
          </table:table-cell>
          <table:table-cell table:formula="of:=REPT(&quot;0&quot;;8-LEN(TRIM(FIXED([.J152];0;1))))&amp;TRIM(FIXED([.J152];0;1))" office:value-type="string" office:string-value="10010101" calcext:value-type="string">
            <text:p>10010101</text:p>
          </table:table-cell>
          <table:table-cell table:formula="of:=LEFT(RIGHT([.L15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=</text:p>
          </table:table-cell>
          <table:table-cell table:formula="of:=MOD([.B153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53]-[.D153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3])" office:value-type="string" office:string-value="10010110" calcext:value-type="string">
            <text:p>10010110</text:p>
          </table:table-cell>
          <table:table-cell table:formula="of:=IF([.D153]&gt;=[.$K$1];&quot;OK&quot;;&quot;&quot;)">
            <text:p/>
          </table:table-cell>
          <table:table-cell table:formula="of:=REPT(&quot;0&quot;;8-LEN(TRIM(FIXED([.J153];0;1))))&amp;TRIM(FIXED([.J153];0;1))" office:value-type="string" office:string-value="10010110" calcext:value-type="string">
            <text:p>10010110</text:p>
          </table:table-cell>
          <table:table-cell table:formula="of:=LEFT(RIGHT([.L15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=</text:p>
          </table:table-cell>
          <table:table-cell table:formula="of:=MOD([.B154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54]-[.D154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4])" office:value-type="string" office:string-value="10010111" calcext:value-type="string">
            <text:p>10010111</text:p>
          </table:table-cell>
          <table:table-cell table:formula="of:=IF([.D154]&gt;=[.$K$1];&quot;OK&quot;;&quot;&quot;)">
            <text:p/>
          </table:table-cell>
          <table:table-cell table:formula="of:=REPT(&quot;0&quot;;8-LEN(TRIM(FIXED([.J154];0;1))))&amp;TRIM(FIXED([.J154];0;1))" office:value-type="string" office:string-value="10010111" calcext:value-type="string">
            <text:p>10010111</text:p>
          </table:table-cell>
          <table:table-cell table:formula="of:=LEFT(RIGHT([.L15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=</text:p>
          </table:table-cell>
          <table:table-cell table:formula="of:=MOD([.B155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55]-[.D155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5])" office:value-type="string" office:string-value="10011000" calcext:value-type="string">
            <text:p>10011000</text:p>
          </table:table-cell>
          <table:table-cell table:formula="of:=IF([.D155]&gt;=[.$K$1];&quot;OK&quot;;&quot;&quot;)" office:value-type="string" office:string-value="OK" calcext:value-type="string">
            <text:p>OK</text:p>
          </table:table-cell>
          <table:table-cell table:formula="of:=REPT(&quot;0&quot;;8-LEN(TRIM(FIXED([.J155];0;1))))&amp;TRIM(FIXED([.J155];0;1))" office:value-type="string" office:string-value="10011000" calcext:value-type="string">
            <text:p>10011000</text:p>
          </table:table-cell>
          <table:table-cell table:formula="of:=LEFT(RIGHT([.L15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=</text:p>
          </table:table-cell>
          <table:table-cell table:formula="of:=MOD([.B156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56]-[.D156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6])" office:value-type="string" office:string-value="10011001" calcext:value-type="string">
            <text:p>10011001</text:p>
          </table:table-cell>
          <table:table-cell table:formula="of:=IF([.D156]&gt;=[.$K$1];&quot;OK&quot;;&quot;&quot;)" office:value-type="string" office:string-value="OK" calcext:value-type="string">
            <text:p>OK</text:p>
          </table:table-cell>
          <table:table-cell table:formula="of:=REPT(&quot;0&quot;;8-LEN(TRIM(FIXED([.J156];0;1))))&amp;TRIM(FIXED([.J156];0;1))" office:value-type="string" office:string-value="10011001" calcext:value-type="string">
            <text:p>10011001</text:p>
          </table:table-cell>
          <table:table-cell table:formula="of:=LEFT(RIGHT([.L15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=</text:p>
          </table:table-cell>
          <table:table-cell table:formula="of:=MOD([.B157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57]-[.D157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7])" office:value-type="string" office:string-value="10011010" calcext:value-type="string">
            <text:p>10011010</text:p>
          </table:table-cell>
          <table:table-cell table:formula="of:=IF([.D157]&gt;=[.$K$1];&quot;OK&quot;;&quot;&quot;)" office:value-type="string" office:string-value="OK" calcext:value-type="string">
            <text:p>OK</text:p>
          </table:table-cell>
          <table:table-cell table:formula="of:=REPT(&quot;0&quot;;8-LEN(TRIM(FIXED([.J157];0;1))))&amp;TRIM(FIXED([.J157];0;1))" office:value-type="string" office:string-value="10011010" calcext:value-type="string">
            <text:p>10011010</text:p>
          </table:table-cell>
          <table:table-cell table:formula="of:=LEFT(RIGHT([.L15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=</text:p>
          </table:table-cell>
          <table:table-cell table:formula="of:=MOD([.B158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58]-[.D158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8])" office:value-type="string" office:string-value="10011011" calcext:value-type="string">
            <text:p>10011011</text:p>
          </table:table-cell>
          <table:table-cell table:formula="of:=IF([.D158]&gt;=[.$K$1];&quot;OK&quot;;&quot;&quot;)" office:value-type="string" office:string-value="OK" calcext:value-type="string">
            <text:p>OK</text:p>
          </table:table-cell>
          <table:table-cell table:formula="of:=REPT(&quot;0&quot;;8-LEN(TRIM(FIXED([.J158];0;1))))&amp;TRIM(FIXED([.J158];0;1))" office:value-type="string" office:string-value="10011011" calcext:value-type="string">
            <text:p>10011011</text:p>
          </table:table-cell>
          <table:table-cell table:formula="of:=LEFT(RIGHT([.L15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=</text:p>
          </table:table-cell>
          <table:table-cell table:formula="of:=MOD([.B159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59]-[.D159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59])" office:value-type="string" office:string-value="10011100" calcext:value-type="string">
            <text:p>10011100</text:p>
          </table:table-cell>
          <table:table-cell table:formula="of:=IF([.D159]&gt;=[.$K$1];&quot;OK&quot;;&quot;&quot;)" office:value-type="string" office:string-value="OK" calcext:value-type="string">
            <text:p>OK</text:p>
          </table:table-cell>
          <table:table-cell table:formula="of:=REPT(&quot;0&quot;;8-LEN(TRIM(FIXED([.J159];0;1))))&amp;TRIM(FIXED([.J159];0;1))" office:value-type="string" office:string-value="10011100" calcext:value-type="string">
            <text:p>10011100</text:p>
          </table:table-cell>
          <table:table-cell table:formula="of:=LEFT(RIGHT([.L15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=</text:p>
          </table:table-cell>
          <table:table-cell table:formula="of:=MOD([.B160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60]-[.D160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0])" office:value-type="string" office:string-value="10011101" calcext:value-type="string">
            <text:p>10011101</text:p>
          </table:table-cell>
          <table:table-cell table:formula="of:=IF([.D160]&gt;=[.$K$1];&quot;OK&quot;;&quot;&quot;)" office:value-type="string" office:string-value="OK" calcext:value-type="string">
            <text:p>OK</text:p>
          </table:table-cell>
          <table:table-cell table:formula="of:=REPT(&quot;0&quot;;8-LEN(TRIM(FIXED([.J160];0;1))))&amp;TRIM(FIXED([.J160];0;1))" office:value-type="string" office:string-value="10011101" calcext:value-type="string">
            <text:p>10011101</text:p>
          </table:table-cell>
          <table:table-cell table:formula="of:=LEFT(RIGHT([.L16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=</text:p>
          </table:table-cell>
          <table:table-cell table:formula="of:=MOD([.B161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61]-[.D161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1])" office:value-type="string" office:string-value="10011110" calcext:value-type="string">
            <text:p>10011110</text:p>
          </table:table-cell>
          <table:table-cell table:formula="of:=IF([.D161]&gt;=[.$K$1];&quot;OK&quot;;&quot;&quot;)" office:value-type="string" office:string-value="OK" calcext:value-type="string">
            <text:p>OK</text:p>
          </table:table-cell>
          <table:table-cell table:formula="of:=REPT(&quot;0&quot;;8-LEN(TRIM(FIXED([.J161];0;1))))&amp;TRIM(FIXED([.J161];0;1))" office:value-type="string" office:string-value="10011110" calcext:value-type="string">
            <text:p>10011110</text:p>
          </table:table-cell>
          <table:table-cell table:formula="of:=LEFT(RIGHT([.L16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=</text:p>
          </table:table-cell>
          <table:table-cell table:formula="of:=MOD([.B162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62]-[.D162])/[.$D$1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2])" office:value-type="string" office:string-value="10011111" calcext:value-type="string">
            <text:p>10011111</text:p>
          </table:table-cell>
          <table:table-cell table:formula="of:=IF([.D162]&gt;=[.$K$1];&quot;OK&quot;;&quot;&quot;)" office:value-type="string" office:string-value="OK" calcext:value-type="string">
            <text:p>OK</text:p>
          </table:table-cell>
          <table:table-cell table:formula="of:=REPT(&quot;0&quot;;8-LEN(TRIM(FIXED([.J162];0;1))))&amp;TRIM(FIXED([.J162];0;1))" office:value-type="string" office:string-value="10011111" calcext:value-type="string">
            <text:p>10011111</text:p>
          </table:table-cell>
          <table:table-cell table:formula="of:=LEFT(RIGHT([.L16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=</text:p>
          </table:table-cell>
          <table:table-cell table:formula="of:=MOD([.B163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63]-[.D163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3])" office:value-type="string" office:string-value="10100000" calcext:value-type="string">
            <text:p>10100000</text:p>
          </table:table-cell>
          <table:table-cell table:formula="of:=IF([.D163]&gt;=[.$K$1];&quot;OK&quot;;&quot;&quot;)">
            <text:p/>
          </table:table-cell>
          <table:table-cell table:formula="of:=REPT(&quot;0&quot;;8-LEN(TRIM(FIXED([.J163];0;1))))&amp;TRIM(FIXED([.J163];0;1))" office:value-type="string" office:string-value="10100000" calcext:value-type="string">
            <text:p>10100000</text:p>
          </table:table-cell>
          <table:table-cell table:formula="of:=LEFT(RIGHT([.L16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=</text:p>
          </table:table-cell>
          <table:table-cell table:formula="of:=MOD([.B164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64]-[.D164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4])" office:value-type="string" office:string-value="10100001" calcext:value-type="string">
            <text:p>10100001</text:p>
          </table:table-cell>
          <table:table-cell table:formula="of:=IF([.D164]&gt;=[.$K$1];&quot;OK&quot;;&quot;&quot;)">
            <text:p/>
          </table:table-cell>
          <table:table-cell table:formula="of:=REPT(&quot;0&quot;;8-LEN(TRIM(FIXED([.J164];0;1))))&amp;TRIM(FIXED([.J164];0;1))" office:value-type="string" office:string-value="10100001" calcext:value-type="string">
            <text:p>10100001</text:p>
          </table:table-cell>
          <table:table-cell table:formula="of:=LEFT(RIGHT([.L16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formula="of:=MOD([.B165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65]-[.D165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5])" office:value-type="string" office:string-value="10100010" calcext:value-type="string">
            <text:p>10100010</text:p>
          </table:table-cell>
          <table:table-cell table:formula="of:=IF([.D165]&gt;=[.$K$1];&quot;OK&quot;;&quot;&quot;)">
            <text:p/>
          </table:table-cell>
          <table:table-cell table:formula="of:=REPT(&quot;0&quot;;8-LEN(TRIM(FIXED([.J165];0;1))))&amp;TRIM(FIXED([.J165];0;1))" office:value-type="string" office:string-value="10100010" calcext:value-type="string">
            <text:p>10100010</text:p>
          </table:table-cell>
          <table:table-cell table:formula="of:=LEFT(RIGHT([.L16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=</text:p>
          </table:table-cell>
          <table:table-cell table:formula="of:=MOD([.B166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66]-[.D166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6])" office:value-type="string" office:string-value="10100011" calcext:value-type="string">
            <text:p>10100011</text:p>
          </table:table-cell>
          <table:table-cell table:formula="of:=IF([.D166]&gt;=[.$K$1];&quot;OK&quot;;&quot;&quot;)">
            <text:p/>
          </table:table-cell>
          <table:table-cell table:formula="of:=REPT(&quot;0&quot;;8-LEN(TRIM(FIXED([.J166];0;1))))&amp;TRIM(FIXED([.J166];0;1))" office:value-type="string" office:string-value="10100011" calcext:value-type="string">
            <text:p>10100011</text:p>
          </table:table-cell>
          <table:table-cell table:formula="of:=LEFT(RIGHT([.L16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=</text:p>
          </table:table-cell>
          <table:table-cell table:formula="of:=MOD([.B167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67]-[.D167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7])" office:value-type="string" office:string-value="10100100" calcext:value-type="string">
            <text:p>10100100</text:p>
          </table:table-cell>
          <table:table-cell table:formula="of:=IF([.D167]&gt;=[.$K$1];&quot;OK&quot;;&quot;&quot;)">
            <text:p/>
          </table:table-cell>
          <table:table-cell table:formula="of:=REPT(&quot;0&quot;;8-LEN(TRIM(FIXED([.J167];0;1))))&amp;TRIM(FIXED([.J167];0;1))" office:value-type="string" office:string-value="10100100" calcext:value-type="string">
            <text:p>10100100</text:p>
          </table:table-cell>
          <table:table-cell table:formula="of:=LEFT(RIGHT([.L16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=</text:p>
          </table:table-cell>
          <table:table-cell table:formula="of:=MOD([.B168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68]-[.D168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8])" office:value-type="string" office:string-value="10100101" calcext:value-type="string">
            <text:p>10100101</text:p>
          </table:table-cell>
          <table:table-cell table:formula="of:=IF([.D168]&gt;=[.$K$1];&quot;OK&quot;;&quot;&quot;)">
            <text:p/>
          </table:table-cell>
          <table:table-cell table:formula="of:=REPT(&quot;0&quot;;8-LEN(TRIM(FIXED([.J168];0;1))))&amp;TRIM(FIXED([.J168];0;1))" office:value-type="string" office:string-value="10100101" calcext:value-type="string">
            <text:p>10100101</text:p>
          </table:table-cell>
          <table:table-cell table:formula="of:=LEFT(RIGHT([.L16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=</text:p>
          </table:table-cell>
          <table:table-cell table:formula="of:=MOD([.B169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69]-[.D169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69])" office:value-type="string" office:string-value="10100110" calcext:value-type="string">
            <text:p>10100110</text:p>
          </table:table-cell>
          <table:table-cell table:formula="of:=IF([.D169]&gt;=[.$K$1];&quot;OK&quot;;&quot;&quot;)">
            <text:p/>
          </table:table-cell>
          <table:table-cell table:formula="of:=REPT(&quot;0&quot;;8-LEN(TRIM(FIXED([.J169];0;1))))&amp;TRIM(FIXED([.J169];0;1))" office:value-type="string" office:string-value="10100110" calcext:value-type="string">
            <text:p>10100110</text:p>
          </table:table-cell>
          <table:table-cell table:formula="of:=LEFT(RIGHT([.L16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=</text:p>
          </table:table-cell>
          <table:table-cell table:formula="of:=MOD([.B170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70]-[.D170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0])" office:value-type="string" office:string-value="10100111" calcext:value-type="string">
            <text:p>10100111</text:p>
          </table:table-cell>
          <table:table-cell table:formula="of:=IF([.D170]&gt;=[.$K$1];&quot;OK&quot;;&quot;&quot;)">
            <text:p/>
          </table:table-cell>
          <table:table-cell table:formula="of:=REPT(&quot;0&quot;;8-LEN(TRIM(FIXED([.J170];0;1))))&amp;TRIM(FIXED([.J170];0;1))" office:value-type="string" office:string-value="10100111" calcext:value-type="string">
            <text:p>10100111</text:p>
          </table:table-cell>
          <table:table-cell table:formula="of:=LEFT(RIGHT([.L17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=</text:p>
          </table:table-cell>
          <table:table-cell table:formula="of:=MOD([.B171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71]-[.D171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1])" office:value-type="string" office:string-value="10101000" calcext:value-type="string">
            <text:p>10101000</text:p>
          </table:table-cell>
          <table:table-cell table:formula="of:=IF([.D171]&gt;=[.$K$1];&quot;OK&quot;;&quot;&quot;)" office:value-type="string" office:string-value="OK" calcext:value-type="string">
            <text:p>OK</text:p>
          </table:table-cell>
          <table:table-cell table:formula="of:=REPT(&quot;0&quot;;8-LEN(TRIM(FIXED([.J171];0;1))))&amp;TRIM(FIXED([.J171];0;1))" office:value-type="string" office:string-value="10101000" calcext:value-type="string">
            <text:p>10101000</text:p>
          </table:table-cell>
          <table:table-cell table:formula="of:=LEFT(RIGHT([.L17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=</text:p>
          </table:table-cell>
          <table:table-cell table:formula="of:=MOD([.B172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72]-[.D172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2])" office:value-type="string" office:string-value="10101001" calcext:value-type="string">
            <text:p>10101001</text:p>
          </table:table-cell>
          <table:table-cell table:formula="of:=IF([.D172]&gt;=[.$K$1];&quot;OK&quot;;&quot;&quot;)" office:value-type="string" office:string-value="OK" calcext:value-type="string">
            <text:p>OK</text:p>
          </table:table-cell>
          <table:table-cell table:formula="of:=REPT(&quot;0&quot;;8-LEN(TRIM(FIXED([.J172];0;1))))&amp;TRIM(FIXED([.J172];0;1))" office:value-type="string" office:string-value="10101001" calcext:value-type="string">
            <text:p>10101001</text:p>
          </table:table-cell>
          <table:table-cell table:formula="of:=LEFT(RIGHT([.L17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=</text:p>
          </table:table-cell>
          <table:table-cell table:formula="of:=MOD([.B173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73]-[.D173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3])" office:value-type="string" office:string-value="10101010" calcext:value-type="string">
            <text:p>10101010</text:p>
          </table:table-cell>
          <table:table-cell table:formula="of:=IF([.D173]&gt;=[.$K$1];&quot;OK&quot;;&quot;&quot;)" office:value-type="string" office:string-value="OK" calcext:value-type="string">
            <text:p>OK</text:p>
          </table:table-cell>
          <table:table-cell table:formula="of:=REPT(&quot;0&quot;;8-LEN(TRIM(FIXED([.J173];0;1))))&amp;TRIM(FIXED([.J173];0;1))" office:value-type="string" office:string-value="10101010" calcext:value-type="string">
            <text:p>10101010</text:p>
          </table:table-cell>
          <table:table-cell table:formula="of:=LEFT(RIGHT([.L17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=</text:p>
          </table:table-cell>
          <table:table-cell table:formula="of:=MOD([.B174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74]-[.D174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4])" office:value-type="string" office:string-value="10101011" calcext:value-type="string">
            <text:p>10101011</text:p>
          </table:table-cell>
          <table:table-cell table:formula="of:=IF([.D174]&gt;=[.$K$1];&quot;OK&quot;;&quot;&quot;)" office:value-type="string" office:string-value="OK" calcext:value-type="string">
            <text:p>OK</text:p>
          </table:table-cell>
          <table:table-cell table:formula="of:=REPT(&quot;0&quot;;8-LEN(TRIM(FIXED([.J174];0;1))))&amp;TRIM(FIXED([.J174];0;1))" office:value-type="string" office:string-value="10101011" calcext:value-type="string">
            <text:p>10101011</text:p>
          </table:table-cell>
          <table:table-cell table:formula="of:=LEFT(RIGHT([.L17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=</text:p>
          </table:table-cell>
          <table:table-cell table:formula="of:=MOD([.B175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75]-[.D175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5])" office:value-type="string" office:string-value="10101100" calcext:value-type="string">
            <text:p>10101100</text:p>
          </table:table-cell>
          <table:table-cell table:formula="of:=IF([.D175]&gt;=[.$K$1];&quot;OK&quot;;&quot;&quot;)" office:value-type="string" office:string-value="OK" calcext:value-type="string">
            <text:p>OK</text:p>
          </table:table-cell>
          <table:table-cell table:formula="of:=REPT(&quot;0&quot;;8-LEN(TRIM(FIXED([.J175];0;1))))&amp;TRIM(FIXED([.J175];0;1))" office:value-type="string" office:string-value="10101100" calcext:value-type="string">
            <text:p>10101100</text:p>
          </table:table-cell>
          <table:table-cell table:formula="of:=LEFT(RIGHT([.L17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=</text:p>
          </table:table-cell>
          <table:table-cell table:formula="of:=MOD([.B176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76]-[.D176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6])" office:value-type="string" office:string-value="10101101" calcext:value-type="string">
            <text:p>10101101</text:p>
          </table:table-cell>
          <table:table-cell table:formula="of:=IF([.D176]&gt;=[.$K$1];&quot;OK&quot;;&quot;&quot;)" office:value-type="string" office:string-value="OK" calcext:value-type="string">
            <text:p>OK</text:p>
          </table:table-cell>
          <table:table-cell table:formula="of:=REPT(&quot;0&quot;;8-LEN(TRIM(FIXED([.J176];0;1))))&amp;TRIM(FIXED([.J176];0;1))" office:value-type="string" office:string-value="10101101" calcext:value-type="string">
            <text:p>10101101</text:p>
          </table:table-cell>
          <table:table-cell table:formula="of:=LEFT(RIGHT([.L17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=</text:p>
          </table:table-cell>
          <table:table-cell table:formula="of:=MOD([.B177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77]-[.D177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7])" office:value-type="string" office:string-value="10101110" calcext:value-type="string">
            <text:p>10101110</text:p>
          </table:table-cell>
          <table:table-cell table:formula="of:=IF([.D177]&gt;=[.$K$1];&quot;OK&quot;;&quot;&quot;)" office:value-type="string" office:string-value="OK" calcext:value-type="string">
            <text:p>OK</text:p>
          </table:table-cell>
          <table:table-cell table:formula="of:=REPT(&quot;0&quot;;8-LEN(TRIM(FIXED([.J177];0;1))))&amp;TRIM(FIXED([.J177];0;1))" office:value-type="string" office:string-value="10101110" calcext:value-type="string">
            <text:p>10101110</text:p>
          </table:table-cell>
          <table:table-cell table:formula="of:=LEFT(RIGHT([.L17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=</text:p>
          </table:table-cell>
          <table:table-cell table:formula="of:=MOD([.B178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78]-[.D178])/[.$D$1]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8])" office:value-type="string" office:string-value="10101111" calcext:value-type="string">
            <text:p>10101111</text:p>
          </table:table-cell>
          <table:table-cell table:formula="of:=IF([.D178]&gt;=[.$K$1];&quot;OK&quot;;&quot;&quot;)" office:value-type="string" office:string-value="OK" calcext:value-type="string">
            <text:p>OK</text:p>
          </table:table-cell>
          <table:table-cell table:formula="of:=REPT(&quot;0&quot;;8-LEN(TRIM(FIXED([.J178];0;1))))&amp;TRIM(FIXED([.J178];0;1))" office:value-type="string" office:string-value="10101111" calcext:value-type="string">
            <text:p>10101111</text:p>
          </table:table-cell>
          <table:table-cell table:formula="of:=LEFT(RIGHT([.L17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=</text:p>
          </table:table-cell>
          <table:table-cell table:formula="of:=MOD([.B179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79]-[.D179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79])" office:value-type="string" office:string-value="10110000" calcext:value-type="string">
            <text:p>10110000</text:p>
          </table:table-cell>
          <table:table-cell table:formula="of:=IF([.D179]&gt;=[.$K$1];&quot;OK&quot;;&quot;&quot;)">
            <text:p/>
          </table:table-cell>
          <table:table-cell table:formula="of:=REPT(&quot;0&quot;;8-LEN(TRIM(FIXED([.J179];0;1))))&amp;TRIM(FIXED([.J179];0;1))" office:value-type="string" office:string-value="10110000" calcext:value-type="string">
            <text:p>10110000</text:p>
          </table:table-cell>
          <table:table-cell table:formula="of:=LEFT(RIGHT([.L17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=</text:p>
          </table:table-cell>
          <table:table-cell table:formula="of:=MOD([.B180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80]-[.D180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0])" office:value-type="string" office:string-value="10110001" calcext:value-type="string">
            <text:p>10110001</text:p>
          </table:table-cell>
          <table:table-cell table:formula="of:=IF([.D180]&gt;=[.$K$1];&quot;OK&quot;;&quot;&quot;)">
            <text:p/>
          </table:table-cell>
          <table:table-cell table:formula="of:=REPT(&quot;0&quot;;8-LEN(TRIM(FIXED([.J180];0;1))))&amp;TRIM(FIXED([.J180];0;1))" office:value-type="string" office:string-value="10110001" calcext:value-type="string">
            <text:p>10110001</text:p>
          </table:table-cell>
          <table:table-cell table:formula="of:=LEFT(RIGHT([.L18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=</text:p>
          </table:table-cell>
          <table:table-cell table:formula="of:=MOD([.B181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81]-[.D181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1])" office:value-type="string" office:string-value="10110010" calcext:value-type="string">
            <text:p>10110010</text:p>
          </table:table-cell>
          <table:table-cell table:formula="of:=IF([.D181]&gt;=[.$K$1];&quot;OK&quot;;&quot;&quot;)">
            <text:p/>
          </table:table-cell>
          <table:table-cell table:formula="of:=REPT(&quot;0&quot;;8-LEN(TRIM(FIXED([.J181];0;1))))&amp;TRIM(FIXED([.J181];0;1))" office:value-type="string" office:string-value="10110010" calcext:value-type="string">
            <text:p>10110010</text:p>
          </table:table-cell>
          <table:table-cell table:formula="of:=LEFT(RIGHT([.L18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=</text:p>
          </table:table-cell>
          <table:table-cell table:formula="of:=MOD([.B182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82]-[.D182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2])" office:value-type="string" office:string-value="10110011" calcext:value-type="string">
            <text:p>10110011</text:p>
          </table:table-cell>
          <table:table-cell table:formula="of:=IF([.D182]&gt;=[.$K$1];&quot;OK&quot;;&quot;&quot;)">
            <text:p/>
          </table:table-cell>
          <table:table-cell table:formula="of:=REPT(&quot;0&quot;;8-LEN(TRIM(FIXED([.J182];0;1))))&amp;TRIM(FIXED([.J182];0;1))" office:value-type="string" office:string-value="10110011" calcext:value-type="string">
            <text:p>10110011</text:p>
          </table:table-cell>
          <table:table-cell table:formula="of:=LEFT(RIGHT([.L18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=</text:p>
          </table:table-cell>
          <table:table-cell table:formula="of:=MOD([.B183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83]-[.D183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3])" office:value-type="string" office:string-value="10110100" calcext:value-type="string">
            <text:p>10110100</text:p>
          </table:table-cell>
          <table:table-cell table:formula="of:=IF([.D183]&gt;=[.$K$1];&quot;OK&quot;;&quot;&quot;)">
            <text:p/>
          </table:table-cell>
          <table:table-cell table:formula="of:=REPT(&quot;0&quot;;8-LEN(TRIM(FIXED([.J183];0;1))))&amp;TRIM(FIXED([.J183];0;1))" office:value-type="string" office:string-value="10110100" calcext:value-type="string">
            <text:p>10110100</text:p>
          </table:table-cell>
          <table:table-cell table:formula="of:=LEFT(RIGHT([.L18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=</text:p>
          </table:table-cell>
          <table:table-cell table:formula="of:=MOD([.B184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184]-[.D184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4])" office:value-type="string" office:string-value="10110101" calcext:value-type="string">
            <text:p>10110101</text:p>
          </table:table-cell>
          <table:table-cell table:formula="of:=IF([.D184]&gt;=[.$K$1];&quot;OK&quot;;&quot;&quot;)">
            <text:p/>
          </table:table-cell>
          <table:table-cell table:formula="of:=REPT(&quot;0&quot;;8-LEN(TRIM(FIXED([.J184];0;1))))&amp;TRIM(FIXED([.J184];0;1))" office:value-type="string" office:string-value="10110101" calcext:value-type="string">
            <text:p>10110101</text:p>
          </table:table-cell>
          <table:table-cell table:formula="of:=LEFT(RIGHT([.L18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=</text:p>
          </table:table-cell>
          <table:table-cell table:formula="of:=MOD([.B185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185]-[.D185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5])" office:value-type="string" office:string-value="10110110" calcext:value-type="string">
            <text:p>10110110</text:p>
          </table:table-cell>
          <table:table-cell table:formula="of:=IF([.D185]&gt;=[.$K$1];&quot;OK&quot;;&quot;&quot;)">
            <text:p/>
          </table:table-cell>
          <table:table-cell table:formula="of:=REPT(&quot;0&quot;;8-LEN(TRIM(FIXED([.J185];0;1))))&amp;TRIM(FIXED([.J185];0;1))" office:value-type="string" office:string-value="10110110" calcext:value-type="string">
            <text:p>10110110</text:p>
          </table:table-cell>
          <table:table-cell table:formula="of:=LEFT(RIGHT([.L18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=</text:p>
          </table:table-cell>
          <table:table-cell table:formula="of:=MOD([.B186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186]-[.D186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6])" office:value-type="string" office:string-value="10110111" calcext:value-type="string">
            <text:p>10110111</text:p>
          </table:table-cell>
          <table:table-cell table:formula="of:=IF([.D186]&gt;=[.$K$1];&quot;OK&quot;;&quot;&quot;)">
            <text:p/>
          </table:table-cell>
          <table:table-cell table:formula="of:=REPT(&quot;0&quot;;8-LEN(TRIM(FIXED([.J186];0;1))))&amp;TRIM(FIXED([.J186];0;1))" office:value-type="string" office:string-value="10110111" calcext:value-type="string">
            <text:p>10110111</text:p>
          </table:table-cell>
          <table:table-cell table:formula="of:=LEFT(RIGHT([.L18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=</text:p>
          </table:table-cell>
          <table:table-cell table:formula="of:=MOD([.B187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187]-[.D187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7])" office:value-type="string" office:string-value="10111000" calcext:value-type="string">
            <text:p>10111000</text:p>
          </table:table-cell>
          <table:table-cell table:formula="of:=IF([.D187]&gt;=[.$K$1];&quot;OK&quot;;&quot;&quot;)" office:value-type="string" office:string-value="OK" calcext:value-type="string">
            <text:p>OK</text:p>
          </table:table-cell>
          <table:table-cell table:formula="of:=REPT(&quot;0&quot;;8-LEN(TRIM(FIXED([.J187];0;1))))&amp;TRIM(FIXED([.J187];0;1))" office:value-type="string" office:string-value="10111000" calcext:value-type="string">
            <text:p>10111000</text:p>
          </table:table-cell>
          <table:table-cell table:formula="of:=LEFT(RIGHT([.L18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formula="of:=MOD([.B188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188]-[.D188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8])" office:value-type="string" office:string-value="10111001" calcext:value-type="string">
            <text:p>10111001</text:p>
          </table:table-cell>
          <table:table-cell table:formula="of:=IF([.D188]&gt;=[.$K$1];&quot;OK&quot;;&quot;&quot;)" office:value-type="string" office:string-value="OK" calcext:value-type="string">
            <text:p>OK</text:p>
          </table:table-cell>
          <table:table-cell table:formula="of:=REPT(&quot;0&quot;;8-LEN(TRIM(FIXED([.J188];0;1))))&amp;TRIM(FIXED([.J188];0;1))" office:value-type="string" office:string-value="10111001" calcext:value-type="string">
            <text:p>10111001</text:p>
          </table:table-cell>
          <table:table-cell table:formula="of:=LEFT(RIGHT([.L18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=</text:p>
          </table:table-cell>
          <table:table-cell table:formula="of:=MOD([.B189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189]-[.D189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89])" office:value-type="string" office:string-value="10111010" calcext:value-type="string">
            <text:p>10111010</text:p>
          </table:table-cell>
          <table:table-cell table:formula="of:=IF([.D189]&gt;=[.$K$1];&quot;OK&quot;;&quot;&quot;)" office:value-type="string" office:string-value="OK" calcext:value-type="string">
            <text:p>OK</text:p>
          </table:table-cell>
          <table:table-cell table:formula="of:=REPT(&quot;0&quot;;8-LEN(TRIM(FIXED([.J189];0;1))))&amp;TRIM(FIXED([.J189];0;1))" office:value-type="string" office:string-value="10111010" calcext:value-type="string">
            <text:p>10111010</text:p>
          </table:table-cell>
          <table:table-cell table:formula="of:=LEFT(RIGHT([.L18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=</text:p>
          </table:table-cell>
          <table:table-cell table:formula="of:=MOD([.B190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190]-[.D190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0])" office:value-type="string" office:string-value="10111011" calcext:value-type="string">
            <text:p>10111011</text:p>
          </table:table-cell>
          <table:table-cell table:formula="of:=IF([.D190]&gt;=[.$K$1];&quot;OK&quot;;&quot;&quot;)" office:value-type="string" office:string-value="OK" calcext:value-type="string">
            <text:p>OK</text:p>
          </table:table-cell>
          <table:table-cell table:formula="of:=REPT(&quot;0&quot;;8-LEN(TRIM(FIXED([.J190];0;1))))&amp;TRIM(FIXED([.J190];0;1))" office:value-type="string" office:string-value="10111011" calcext:value-type="string">
            <text:p>10111011</text:p>
          </table:table-cell>
          <table:table-cell table:formula="of:=LEFT(RIGHT([.L19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=</text:p>
          </table:table-cell>
          <table:table-cell table:formula="of:=MOD([.B191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191]-[.D191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1])" office:value-type="string" office:string-value="10111100" calcext:value-type="string">
            <text:p>10111100</text:p>
          </table:table-cell>
          <table:table-cell table:formula="of:=IF([.D191]&gt;=[.$K$1];&quot;OK&quot;;&quot;&quot;)" office:value-type="string" office:string-value="OK" calcext:value-type="string">
            <text:p>OK</text:p>
          </table:table-cell>
          <table:table-cell table:formula="of:=REPT(&quot;0&quot;;8-LEN(TRIM(FIXED([.J191];0;1))))&amp;TRIM(FIXED([.J191];0;1))" office:value-type="string" office:string-value="10111100" calcext:value-type="string">
            <text:p>10111100</text:p>
          </table:table-cell>
          <table:table-cell table:formula="of:=LEFT(RIGHT([.L19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=</text:p>
          </table:table-cell>
          <table:table-cell table:formula="of:=MOD([.B192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192]-[.D192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2])" office:value-type="string" office:string-value="10111101" calcext:value-type="string">
            <text:p>10111101</text:p>
          </table:table-cell>
          <table:table-cell table:formula="of:=IF([.D192]&gt;=[.$K$1];&quot;OK&quot;;&quot;&quot;)" office:value-type="string" office:string-value="OK" calcext:value-type="string">
            <text:p>OK</text:p>
          </table:table-cell>
          <table:table-cell table:formula="of:=REPT(&quot;0&quot;;8-LEN(TRIM(FIXED([.J192];0;1))))&amp;TRIM(FIXED([.J192];0;1))" office:value-type="string" office:string-value="10111101" calcext:value-type="string">
            <text:p>10111101</text:p>
          </table:table-cell>
          <table:table-cell table:formula="of:=LEFT(RIGHT([.L19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=</text:p>
          </table:table-cell>
          <table:table-cell table:formula="of:=MOD([.B193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193]-[.D193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3])" office:value-type="string" office:string-value="10111110" calcext:value-type="string">
            <text:p>10111110</text:p>
          </table:table-cell>
          <table:table-cell table:formula="of:=IF([.D193]&gt;=[.$K$1];&quot;OK&quot;;&quot;&quot;)" office:value-type="string" office:string-value="OK" calcext:value-type="string">
            <text:p>OK</text:p>
          </table:table-cell>
          <table:table-cell table:formula="of:=REPT(&quot;0&quot;;8-LEN(TRIM(FIXED([.J193];0;1))))&amp;TRIM(FIXED([.J193];0;1))" office:value-type="string" office:string-value="10111110" calcext:value-type="string">
            <text:p>10111110</text:p>
          </table:table-cell>
          <table:table-cell table:formula="of:=LEFT(RIGHT([.L19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=</text:p>
          </table:table-cell>
          <table:table-cell table:formula="of:=MOD([.B194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194]-[.D194])/[.$D$1]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4])" office:value-type="string" office:string-value="10111111" calcext:value-type="string">
            <text:p>10111111</text:p>
          </table:table-cell>
          <table:table-cell table:formula="of:=IF([.D194]&gt;=[.$K$1];&quot;OK&quot;;&quot;&quot;)" office:value-type="string" office:string-value="OK" calcext:value-type="string">
            <text:p>OK</text:p>
          </table:table-cell>
          <table:table-cell table:formula="of:=REPT(&quot;0&quot;;8-LEN(TRIM(FIXED([.J194];0;1))))&amp;TRIM(FIXED([.J194];0;1))" office:value-type="string" office:string-value="10111111" calcext:value-type="string">
            <text:p>10111111</text:p>
          </table:table-cell>
          <table:table-cell table:formula="of:=LEFT(RIGHT([.L19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=</text:p>
          </table:table-cell>
          <table:table-cell table:formula="of:=MOD([.B195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195]-[.D195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5])" office:value-type="string" office:string-value="11000000" calcext:value-type="string">
            <text:p>11000000</text:p>
          </table:table-cell>
          <table:table-cell table:formula="of:=IF([.D195]&gt;=[.$K$1];&quot;OK&quot;;&quot;&quot;)">
            <text:p/>
          </table:table-cell>
          <table:table-cell table:formula="of:=REPT(&quot;0&quot;;8-LEN(TRIM(FIXED([.J195];0;1))))&amp;TRIM(FIXED([.J195];0;1))" office:value-type="string" office:string-value="11000000" calcext:value-type="string">
            <text:p>11000000</text:p>
          </table:table-cell>
          <table:table-cell table:formula="of:=LEFT(RIGHT([.L19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=</text:p>
          </table:table-cell>
          <table:table-cell table:formula="of:=MOD([.B196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196]-[.D196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6])" office:value-type="string" office:string-value="11000001" calcext:value-type="string">
            <text:p>11000001</text:p>
          </table:table-cell>
          <table:table-cell table:formula="of:=IF([.D196]&gt;=[.$K$1];&quot;OK&quot;;&quot;&quot;)">
            <text:p/>
          </table:table-cell>
          <table:table-cell table:formula="of:=REPT(&quot;0&quot;;8-LEN(TRIM(FIXED([.J196];0;1))))&amp;TRIM(FIXED([.J196];0;1))" office:value-type="string" office:string-value="11000001" calcext:value-type="string">
            <text:p>11000001</text:p>
          </table:table-cell>
          <table:table-cell table:formula="of:=LEFT(RIGHT([.L19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=</text:p>
          </table:table-cell>
          <table:table-cell table:formula="of:=MOD([.B197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197]-[.D197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7])" office:value-type="string" office:string-value="11000010" calcext:value-type="string">
            <text:p>11000010</text:p>
          </table:table-cell>
          <table:table-cell table:formula="of:=IF([.D197]&gt;=[.$K$1];&quot;OK&quot;;&quot;&quot;)">
            <text:p/>
          </table:table-cell>
          <table:table-cell table:formula="of:=REPT(&quot;0&quot;;8-LEN(TRIM(FIXED([.J197];0;1))))&amp;TRIM(FIXED([.J197];0;1))" office:value-type="string" office:string-value="11000010" calcext:value-type="string">
            <text:p>11000010</text:p>
          </table:table-cell>
          <table:table-cell table:formula="of:=LEFT(RIGHT([.L19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=</text:p>
          </table:table-cell>
          <table:table-cell table:formula="of:=MOD([.B198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198]-[.D198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8])" office:value-type="string" office:string-value="11000011" calcext:value-type="string">
            <text:p>11000011</text:p>
          </table:table-cell>
          <table:table-cell table:formula="of:=IF([.D198]&gt;=[.$K$1];&quot;OK&quot;;&quot;&quot;)">
            <text:p/>
          </table:table-cell>
          <table:table-cell table:formula="of:=REPT(&quot;0&quot;;8-LEN(TRIM(FIXED([.J198];0;1))))&amp;TRIM(FIXED([.J198];0;1))" office:value-type="string" office:string-value="11000011" calcext:value-type="string">
            <text:p>11000011</text:p>
          </table:table-cell>
          <table:table-cell table:formula="of:=LEFT(RIGHT([.L19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=</text:p>
          </table:table-cell>
          <table:table-cell table:formula="of:=MOD([.B199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199]-[.D199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199])" office:value-type="string" office:string-value="11000100" calcext:value-type="string">
            <text:p>11000100</text:p>
          </table:table-cell>
          <table:table-cell table:formula="of:=IF([.D199]&gt;=[.$K$1];&quot;OK&quot;;&quot;&quot;)">
            <text:p/>
          </table:table-cell>
          <table:table-cell table:formula="of:=REPT(&quot;0&quot;;8-LEN(TRIM(FIXED([.J199];0;1))))&amp;TRIM(FIXED([.J199];0;1))" office:value-type="string" office:string-value="11000100" calcext:value-type="string">
            <text:p>11000100</text:p>
          </table:table-cell>
          <table:table-cell table:formula="of:=LEFT(RIGHT([.L19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formula="of:=MOD([.B200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200]-[.D200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0])" office:value-type="string" office:string-value="11000101" calcext:value-type="string">
            <text:p>11000101</text:p>
          </table:table-cell>
          <table:table-cell table:formula="of:=IF([.D200]&gt;=[.$K$1];&quot;OK&quot;;&quot;&quot;)">
            <text:p/>
          </table:table-cell>
          <table:table-cell table:formula="of:=REPT(&quot;0&quot;;8-LEN(TRIM(FIXED([.J200];0;1))))&amp;TRIM(FIXED([.J200];0;1))" office:value-type="string" office:string-value="11000101" calcext:value-type="string">
            <text:p>11000101</text:p>
          </table:table-cell>
          <table:table-cell table:formula="of:=LEFT(RIGHT([.L20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formula="of:=MOD([.B201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201]-[.D201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1])" office:value-type="string" office:string-value="11000110" calcext:value-type="string">
            <text:p>11000110</text:p>
          </table:table-cell>
          <table:table-cell table:formula="of:=IF([.D201]&gt;=[.$K$1];&quot;OK&quot;;&quot;&quot;)">
            <text:p/>
          </table:table-cell>
          <table:table-cell table:formula="of:=REPT(&quot;0&quot;;8-LEN(TRIM(FIXED([.J201];0;1))))&amp;TRIM(FIXED([.J201];0;1))" office:value-type="string" office:string-value="11000110" calcext:value-type="string">
            <text:p>11000110</text:p>
          </table:table-cell>
          <table:table-cell table:formula="of:=LEFT(RIGHT([.L20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=</text:p>
          </table:table-cell>
          <table:table-cell table:formula="of:=MOD([.B202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202]-[.D202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2])" office:value-type="string" office:string-value="11000111" calcext:value-type="string">
            <text:p>11000111</text:p>
          </table:table-cell>
          <table:table-cell table:formula="of:=IF([.D202]&gt;=[.$K$1];&quot;OK&quot;;&quot;&quot;)">
            <text:p/>
          </table:table-cell>
          <table:table-cell table:formula="of:=REPT(&quot;0&quot;;8-LEN(TRIM(FIXED([.J202];0;1))))&amp;TRIM(FIXED([.J202];0;1))" office:value-type="string" office:string-value="11000111" calcext:value-type="string">
            <text:p>11000111</text:p>
          </table:table-cell>
          <table:table-cell table:formula="of:=LEFT(RIGHT([.L20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=</text:p>
          </table:table-cell>
          <table:table-cell table:formula="of:=MOD([.B203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203]-[.D203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3])" office:value-type="string" office:string-value="11001000" calcext:value-type="string">
            <text:p>11001000</text:p>
          </table:table-cell>
          <table:table-cell table:formula="of:=IF([.D203]&gt;=[.$K$1];&quot;OK&quot;;&quot;&quot;)" office:value-type="string" office:string-value="OK" calcext:value-type="string">
            <text:p>OK</text:p>
          </table:table-cell>
          <table:table-cell table:formula="of:=REPT(&quot;0&quot;;8-LEN(TRIM(FIXED([.J203];0;1))))&amp;TRIM(FIXED([.J203];0;1))" office:value-type="string" office:string-value="11001000" calcext:value-type="string">
            <text:p>11001000</text:p>
          </table:table-cell>
          <table:table-cell table:formula="of:=LEFT(RIGHT([.L20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=</text:p>
          </table:table-cell>
          <table:table-cell table:formula="of:=MOD([.B204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204]-[.D204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4])" office:value-type="string" office:string-value="11001001" calcext:value-type="string">
            <text:p>11001001</text:p>
          </table:table-cell>
          <table:table-cell table:formula="of:=IF([.D204]&gt;=[.$K$1];&quot;OK&quot;;&quot;&quot;)" office:value-type="string" office:string-value="OK" calcext:value-type="string">
            <text:p>OK</text:p>
          </table:table-cell>
          <table:table-cell table:formula="of:=REPT(&quot;0&quot;;8-LEN(TRIM(FIXED([.J204];0;1))))&amp;TRIM(FIXED([.J204];0;1))" office:value-type="string" office:string-value="11001001" calcext:value-type="string">
            <text:p>11001001</text:p>
          </table:table-cell>
          <table:table-cell table:formula="of:=LEFT(RIGHT([.L20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=</text:p>
          </table:table-cell>
          <table:table-cell table:formula="of:=MOD([.B205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205]-[.D205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5])" office:value-type="string" office:string-value="11001010" calcext:value-type="string">
            <text:p>11001010</text:p>
          </table:table-cell>
          <table:table-cell table:formula="of:=IF([.D205]&gt;=[.$K$1];&quot;OK&quot;;&quot;&quot;)" office:value-type="string" office:string-value="OK" calcext:value-type="string">
            <text:p>OK</text:p>
          </table:table-cell>
          <table:table-cell table:formula="of:=REPT(&quot;0&quot;;8-LEN(TRIM(FIXED([.J205];0;1))))&amp;TRIM(FIXED([.J205];0;1))" office:value-type="string" office:string-value="11001010" calcext:value-type="string">
            <text:p>11001010</text:p>
          </table:table-cell>
          <table:table-cell table:formula="of:=LEFT(RIGHT([.L20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=</text:p>
          </table:table-cell>
          <table:table-cell table:formula="of:=MOD([.B206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206]-[.D206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6])" office:value-type="string" office:string-value="11001011" calcext:value-type="string">
            <text:p>11001011</text:p>
          </table:table-cell>
          <table:table-cell table:formula="of:=IF([.D206]&gt;=[.$K$1];&quot;OK&quot;;&quot;&quot;)" office:value-type="string" office:string-value="OK" calcext:value-type="string">
            <text:p>OK</text:p>
          </table:table-cell>
          <table:table-cell table:formula="of:=REPT(&quot;0&quot;;8-LEN(TRIM(FIXED([.J206];0;1))))&amp;TRIM(FIXED([.J206];0;1))" office:value-type="string" office:string-value="11001011" calcext:value-type="string">
            <text:p>11001011</text:p>
          </table:table-cell>
          <table:table-cell table:formula="of:=LEFT(RIGHT([.L20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=</text:p>
          </table:table-cell>
          <table:table-cell table:formula="of:=MOD([.B207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207]-[.D207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7])" office:value-type="string" office:string-value="11001100" calcext:value-type="string">
            <text:p>11001100</text:p>
          </table:table-cell>
          <table:table-cell table:formula="of:=IF([.D207]&gt;=[.$K$1];&quot;OK&quot;;&quot;&quot;)" office:value-type="string" office:string-value="OK" calcext:value-type="string">
            <text:p>OK</text:p>
          </table:table-cell>
          <table:table-cell table:formula="of:=REPT(&quot;0&quot;;8-LEN(TRIM(FIXED([.J207];0;1))))&amp;TRIM(FIXED([.J207];0;1))" office:value-type="string" office:string-value="11001100" calcext:value-type="string">
            <text:p>11001100</text:p>
          </table:table-cell>
          <table:table-cell table:formula="of:=LEFT(RIGHT([.L20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=</text:p>
          </table:table-cell>
          <table:table-cell table:formula="of:=MOD([.B208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208]-[.D208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8])" office:value-type="string" office:string-value="11001101" calcext:value-type="string">
            <text:p>11001101</text:p>
          </table:table-cell>
          <table:table-cell table:formula="of:=IF([.D208]&gt;=[.$K$1];&quot;OK&quot;;&quot;&quot;)" office:value-type="string" office:string-value="OK" calcext:value-type="string">
            <text:p>OK</text:p>
          </table:table-cell>
          <table:table-cell table:formula="of:=REPT(&quot;0&quot;;8-LEN(TRIM(FIXED([.J208];0;1))))&amp;TRIM(FIXED([.J208];0;1))" office:value-type="string" office:string-value="11001101" calcext:value-type="string">
            <text:p>11001101</text:p>
          </table:table-cell>
          <table:table-cell table:formula="of:=LEFT(RIGHT([.L20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=</text:p>
          </table:table-cell>
          <table:table-cell table:formula="of:=MOD([.B209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209]-[.D209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09])" office:value-type="string" office:string-value="11001110" calcext:value-type="string">
            <text:p>11001110</text:p>
          </table:table-cell>
          <table:table-cell table:formula="of:=IF([.D209]&gt;=[.$K$1];&quot;OK&quot;;&quot;&quot;)" office:value-type="string" office:string-value="OK" calcext:value-type="string">
            <text:p>OK</text:p>
          </table:table-cell>
          <table:table-cell table:formula="of:=REPT(&quot;0&quot;;8-LEN(TRIM(FIXED([.J209];0;1))))&amp;TRIM(FIXED([.J209];0;1))" office:value-type="string" office:string-value="11001110" calcext:value-type="string">
            <text:p>11001110</text:p>
          </table:table-cell>
          <table:table-cell table:formula="of:=LEFT(RIGHT([.L20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=</text:p>
          </table:table-cell>
          <table:table-cell table:formula="of:=MOD([.B210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210]-[.D210])/[.$D$1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0])" office:value-type="string" office:string-value="11001111" calcext:value-type="string">
            <text:p>11001111</text:p>
          </table:table-cell>
          <table:table-cell table:formula="of:=IF([.D210]&gt;=[.$K$1];&quot;OK&quot;;&quot;&quot;)" office:value-type="string" office:string-value="OK" calcext:value-type="string">
            <text:p>OK</text:p>
          </table:table-cell>
          <table:table-cell table:formula="of:=REPT(&quot;0&quot;;8-LEN(TRIM(FIXED([.J210];0;1))))&amp;TRIM(FIXED([.J210];0;1))" office:value-type="string" office:string-value="11001111" calcext:value-type="string">
            <text:p>11001111</text:p>
          </table:table-cell>
          <table:table-cell table:formula="of:=LEFT(RIGHT([.L21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=</text:p>
          </table:table-cell>
          <table:table-cell table:formula="of:=MOD([.B211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211]-[.D211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1])" office:value-type="string" office:string-value="11010000" calcext:value-type="string">
            <text:p>11010000</text:p>
          </table:table-cell>
          <table:table-cell table:formula="of:=IF([.D211]&gt;=[.$K$1];&quot;OK&quot;;&quot;&quot;)">
            <text:p/>
          </table:table-cell>
          <table:table-cell table:formula="of:=REPT(&quot;0&quot;;8-LEN(TRIM(FIXED([.J211];0;1))))&amp;TRIM(FIXED([.J211];0;1))" office:value-type="string" office:string-value="11010000" calcext:value-type="string">
            <text:p>11010000</text:p>
          </table:table-cell>
          <table:table-cell table:formula="of:=LEFT(RIGHT([.L21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=</text:p>
          </table:table-cell>
          <table:table-cell table:formula="of:=MOD([.B212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212]-[.D212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2])" office:value-type="string" office:string-value="11010001" calcext:value-type="string">
            <text:p>11010001</text:p>
          </table:table-cell>
          <table:table-cell table:formula="of:=IF([.D212]&gt;=[.$K$1];&quot;OK&quot;;&quot;&quot;)">
            <text:p/>
          </table:table-cell>
          <table:table-cell table:formula="of:=REPT(&quot;0&quot;;8-LEN(TRIM(FIXED([.J212];0;1))))&amp;TRIM(FIXED([.J212];0;1))" office:value-type="string" office:string-value="11010001" calcext:value-type="string">
            <text:p>11010001</text:p>
          </table:table-cell>
          <table:table-cell table:formula="of:=LEFT(RIGHT([.L21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=</text:p>
          </table:table-cell>
          <table:table-cell table:formula="of:=MOD([.B213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213]-[.D213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3])" office:value-type="string" office:string-value="11010010" calcext:value-type="string">
            <text:p>11010010</text:p>
          </table:table-cell>
          <table:table-cell table:formula="of:=IF([.D213]&gt;=[.$K$1];&quot;OK&quot;;&quot;&quot;)">
            <text:p/>
          </table:table-cell>
          <table:table-cell table:formula="of:=REPT(&quot;0&quot;;8-LEN(TRIM(FIXED([.J213];0;1))))&amp;TRIM(FIXED([.J213];0;1))" office:value-type="string" office:string-value="11010010" calcext:value-type="string">
            <text:p>11010010</text:p>
          </table:table-cell>
          <table:table-cell table:formula="of:=LEFT(RIGHT([.L21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=</text:p>
          </table:table-cell>
          <table:table-cell table:formula="of:=MOD([.B214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214]-[.D214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4])" office:value-type="string" office:string-value="11010011" calcext:value-type="string">
            <text:p>11010011</text:p>
          </table:table-cell>
          <table:table-cell table:formula="of:=IF([.D214]&gt;=[.$K$1];&quot;OK&quot;;&quot;&quot;)">
            <text:p/>
          </table:table-cell>
          <table:table-cell table:formula="of:=REPT(&quot;0&quot;;8-LEN(TRIM(FIXED([.J214];0;1))))&amp;TRIM(FIXED([.J214];0;1))" office:value-type="string" office:string-value="11010011" calcext:value-type="string">
            <text:p>11010011</text:p>
          </table:table-cell>
          <table:table-cell table:formula="of:=LEFT(RIGHT([.L21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=</text:p>
          </table:table-cell>
          <table:table-cell table:formula="of:=MOD([.B215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215]-[.D215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5])" office:value-type="string" office:string-value="11010100" calcext:value-type="string">
            <text:p>11010100</text:p>
          </table:table-cell>
          <table:table-cell table:formula="of:=IF([.D215]&gt;=[.$K$1];&quot;OK&quot;;&quot;&quot;)">
            <text:p/>
          </table:table-cell>
          <table:table-cell table:formula="of:=REPT(&quot;0&quot;;8-LEN(TRIM(FIXED([.J215];0;1))))&amp;TRIM(FIXED([.J215];0;1))" office:value-type="string" office:string-value="11010100" calcext:value-type="string">
            <text:p>11010100</text:p>
          </table:table-cell>
          <table:table-cell table:formula="of:=LEFT(RIGHT([.L21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=</text:p>
          </table:table-cell>
          <table:table-cell table:formula="of:=MOD([.B216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216]-[.D216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6])" office:value-type="string" office:string-value="11010101" calcext:value-type="string">
            <text:p>11010101</text:p>
          </table:table-cell>
          <table:table-cell table:formula="of:=IF([.D216]&gt;=[.$K$1];&quot;OK&quot;;&quot;&quot;)">
            <text:p/>
          </table:table-cell>
          <table:table-cell table:formula="of:=REPT(&quot;0&quot;;8-LEN(TRIM(FIXED([.J216];0;1))))&amp;TRIM(FIXED([.J216];0;1))" office:value-type="string" office:string-value="11010101" calcext:value-type="string">
            <text:p>11010101</text:p>
          </table:table-cell>
          <table:table-cell table:formula="of:=LEFT(RIGHT([.L21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=</text:p>
          </table:table-cell>
          <table:table-cell table:formula="of:=MOD([.B217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217]-[.D217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7])" office:value-type="string" office:string-value="11010110" calcext:value-type="string">
            <text:p>11010110</text:p>
          </table:table-cell>
          <table:table-cell table:formula="of:=IF([.D217]&gt;=[.$K$1];&quot;OK&quot;;&quot;&quot;)">
            <text:p/>
          </table:table-cell>
          <table:table-cell table:formula="of:=REPT(&quot;0&quot;;8-LEN(TRIM(FIXED([.J217];0;1))))&amp;TRIM(FIXED([.J217];0;1))" office:value-type="string" office:string-value="11010110" calcext:value-type="string">
            <text:p>11010110</text:p>
          </table:table-cell>
          <table:table-cell table:formula="of:=LEFT(RIGHT([.L21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=</text:p>
          </table:table-cell>
          <table:table-cell table:formula="of:=MOD([.B218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218]-[.D218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8])" office:value-type="string" office:string-value="11010111" calcext:value-type="string">
            <text:p>11010111</text:p>
          </table:table-cell>
          <table:table-cell table:formula="of:=IF([.D218]&gt;=[.$K$1];&quot;OK&quot;;&quot;&quot;)">
            <text:p/>
          </table:table-cell>
          <table:table-cell table:formula="of:=REPT(&quot;0&quot;;8-LEN(TRIM(FIXED([.J218];0;1))))&amp;TRIM(FIXED([.J218];0;1))" office:value-type="string" office:string-value="11010111" calcext:value-type="string">
            <text:p>11010111</text:p>
          </table:table-cell>
          <table:table-cell table:formula="of:=LEFT(RIGHT([.L21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=</text:p>
          </table:table-cell>
          <table:table-cell table:formula="of:=MOD([.B219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219]-[.D219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19])" office:value-type="string" office:string-value="11011000" calcext:value-type="string">
            <text:p>11011000</text:p>
          </table:table-cell>
          <table:table-cell table:formula="of:=IF([.D219]&gt;=[.$K$1];&quot;OK&quot;;&quot;&quot;)" office:value-type="string" office:string-value="OK" calcext:value-type="string">
            <text:p>OK</text:p>
          </table:table-cell>
          <table:table-cell table:formula="of:=REPT(&quot;0&quot;;8-LEN(TRIM(FIXED([.J219];0;1))))&amp;TRIM(FIXED([.J219];0;1))" office:value-type="string" office:string-value="11011000" calcext:value-type="string">
            <text:p>11011000</text:p>
          </table:table-cell>
          <table:table-cell table:formula="of:=LEFT(RIGHT([.L21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=</text:p>
          </table:table-cell>
          <table:table-cell table:formula="of:=MOD([.B220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220]-[.D220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0])" office:value-type="string" office:string-value="11011001" calcext:value-type="string">
            <text:p>11011001</text:p>
          </table:table-cell>
          <table:table-cell table:formula="of:=IF([.D220]&gt;=[.$K$1];&quot;OK&quot;;&quot;&quot;)" office:value-type="string" office:string-value="OK" calcext:value-type="string">
            <text:p>OK</text:p>
          </table:table-cell>
          <table:table-cell table:formula="of:=REPT(&quot;0&quot;;8-LEN(TRIM(FIXED([.J220];0;1))))&amp;TRIM(FIXED([.J220];0;1))" office:value-type="string" office:string-value="11011001" calcext:value-type="string">
            <text:p>11011001</text:p>
          </table:table-cell>
          <table:table-cell table:formula="of:=LEFT(RIGHT([.L22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=</text:p>
          </table:table-cell>
          <table:table-cell table:formula="of:=MOD([.B221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221]-[.D221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1])" office:value-type="string" office:string-value="11011010" calcext:value-type="string">
            <text:p>11011010</text:p>
          </table:table-cell>
          <table:table-cell table:formula="of:=IF([.D221]&gt;=[.$K$1];&quot;OK&quot;;&quot;&quot;)" office:value-type="string" office:string-value="OK" calcext:value-type="string">
            <text:p>OK</text:p>
          </table:table-cell>
          <table:table-cell table:formula="of:=REPT(&quot;0&quot;;8-LEN(TRIM(FIXED([.J221];0;1))))&amp;TRIM(FIXED([.J221];0;1))" office:value-type="string" office:string-value="11011010" calcext:value-type="string">
            <text:p>11011010</text:p>
          </table:table-cell>
          <table:table-cell table:formula="of:=LEFT(RIGHT([.L22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=</text:p>
          </table:table-cell>
          <table:table-cell table:formula="of:=MOD([.B222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222]-[.D222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2])" office:value-type="string" office:string-value="11011011" calcext:value-type="string">
            <text:p>11011011</text:p>
          </table:table-cell>
          <table:table-cell table:formula="of:=IF([.D222]&gt;=[.$K$1];&quot;OK&quot;;&quot;&quot;)" office:value-type="string" office:string-value="OK" calcext:value-type="string">
            <text:p>OK</text:p>
          </table:table-cell>
          <table:table-cell table:formula="of:=REPT(&quot;0&quot;;8-LEN(TRIM(FIXED([.J222];0;1))))&amp;TRIM(FIXED([.J222];0;1))" office:value-type="string" office:string-value="11011011" calcext:value-type="string">
            <text:p>11011011</text:p>
          </table:table-cell>
          <table:table-cell table:formula="of:=LEFT(RIGHT([.L22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=</text:p>
          </table:table-cell>
          <table:table-cell table:formula="of:=MOD([.B223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223]-[.D223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3])" office:value-type="string" office:string-value="11011100" calcext:value-type="string">
            <text:p>11011100</text:p>
          </table:table-cell>
          <table:table-cell table:formula="of:=IF([.D223]&gt;=[.$K$1];&quot;OK&quot;;&quot;&quot;)" office:value-type="string" office:string-value="OK" calcext:value-type="string">
            <text:p>OK</text:p>
          </table:table-cell>
          <table:table-cell table:formula="of:=REPT(&quot;0&quot;;8-LEN(TRIM(FIXED([.J223];0;1))))&amp;TRIM(FIXED([.J223];0;1))" office:value-type="string" office:string-value="11011100" calcext:value-type="string">
            <text:p>11011100</text:p>
          </table:table-cell>
          <table:table-cell table:formula="of:=LEFT(RIGHT([.L22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=</text:p>
          </table:table-cell>
          <table:table-cell table:formula="of:=MOD([.B224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224]-[.D224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4])" office:value-type="string" office:string-value="11011101" calcext:value-type="string">
            <text:p>11011101</text:p>
          </table:table-cell>
          <table:table-cell table:formula="of:=IF([.D224]&gt;=[.$K$1];&quot;OK&quot;;&quot;&quot;)" office:value-type="string" office:string-value="OK" calcext:value-type="string">
            <text:p>OK</text:p>
          </table:table-cell>
          <table:table-cell table:formula="of:=REPT(&quot;0&quot;;8-LEN(TRIM(FIXED([.J224];0;1))))&amp;TRIM(FIXED([.J224];0;1))" office:value-type="string" office:string-value="11011101" calcext:value-type="string">
            <text:p>11011101</text:p>
          </table:table-cell>
          <table:table-cell table:formula="of:=LEFT(RIGHT([.L22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=</text:p>
          </table:table-cell>
          <table:table-cell table:formula="of:=MOD([.B225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225]-[.D225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5])" office:value-type="string" office:string-value="11011110" calcext:value-type="string">
            <text:p>11011110</text:p>
          </table:table-cell>
          <table:table-cell table:formula="of:=IF([.D225]&gt;=[.$K$1];&quot;OK&quot;;&quot;&quot;)" office:value-type="string" office:string-value="OK" calcext:value-type="string">
            <text:p>OK</text:p>
          </table:table-cell>
          <table:table-cell table:formula="of:=REPT(&quot;0&quot;;8-LEN(TRIM(FIXED([.J225];0;1))))&amp;TRIM(FIXED([.J225];0;1))" office:value-type="string" office:string-value="11011110" calcext:value-type="string">
            <text:p>11011110</text:p>
          </table:table-cell>
          <table:table-cell table:formula="of:=LEFT(RIGHT([.L22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=</text:p>
          </table:table-cell>
          <table:table-cell table:formula="of:=MOD([.B226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226]-[.D226])/[.$D$1]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6])" office:value-type="string" office:string-value="11011111" calcext:value-type="string">
            <text:p>11011111</text:p>
          </table:table-cell>
          <table:table-cell table:formula="of:=IF([.D226]&gt;=[.$K$1];&quot;OK&quot;;&quot;&quot;)" office:value-type="string" office:string-value="OK" calcext:value-type="string">
            <text:p>OK</text:p>
          </table:table-cell>
          <table:table-cell table:formula="of:=REPT(&quot;0&quot;;8-LEN(TRIM(FIXED([.J226];0;1))))&amp;TRIM(FIXED([.J226];0;1))" office:value-type="string" office:string-value="11011111" calcext:value-type="string">
            <text:p>11011111</text:p>
          </table:table-cell>
          <table:table-cell table:formula="of:=LEFT(RIGHT([.L22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=</text:p>
          </table:table-cell>
          <table:table-cell table:formula="of:=MOD([.B227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227]-[.D227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7])" office:value-type="string" office:string-value="11100000" calcext:value-type="string">
            <text:p>11100000</text:p>
          </table:table-cell>
          <table:table-cell table:formula="of:=IF([.D227]&gt;=[.$K$1];&quot;OK&quot;;&quot;&quot;)">
            <text:p/>
          </table:table-cell>
          <table:table-cell table:formula="of:=REPT(&quot;0&quot;;8-LEN(TRIM(FIXED([.J227];0;1))))&amp;TRIM(FIXED([.J227];0;1))" office:value-type="string" office:string-value="11100000" calcext:value-type="string">
            <text:p>11100000</text:p>
          </table:table-cell>
          <table:table-cell table:formula="of:=LEFT(RIGHT([.L22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=</text:p>
          </table:table-cell>
          <table:table-cell table:formula="of:=MOD([.B228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228]-[.D228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8])" office:value-type="string" office:string-value="11100001" calcext:value-type="string">
            <text:p>11100001</text:p>
          </table:table-cell>
          <table:table-cell table:formula="of:=IF([.D228]&gt;=[.$K$1];&quot;OK&quot;;&quot;&quot;)">
            <text:p/>
          </table:table-cell>
          <table:table-cell table:formula="of:=REPT(&quot;0&quot;;8-LEN(TRIM(FIXED([.J228];0;1))))&amp;TRIM(FIXED([.J228];0;1))" office:value-type="string" office:string-value="11100001" calcext:value-type="string">
            <text:p>11100001</text:p>
          </table:table-cell>
          <table:table-cell table:formula="of:=LEFT(RIGHT([.L22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=</text:p>
          </table:table-cell>
          <table:table-cell table:formula="of:=MOD([.B229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229]-[.D229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29])" office:value-type="string" office:string-value="11100010" calcext:value-type="string">
            <text:p>11100010</text:p>
          </table:table-cell>
          <table:table-cell table:formula="of:=IF([.D229]&gt;=[.$K$1];&quot;OK&quot;;&quot;&quot;)">
            <text:p/>
          </table:table-cell>
          <table:table-cell table:formula="of:=REPT(&quot;0&quot;;8-LEN(TRIM(FIXED([.J229];0;1))))&amp;TRIM(FIXED([.J229];0;1))" office:value-type="string" office:string-value="11100010" calcext:value-type="string">
            <text:p>11100010</text:p>
          </table:table-cell>
          <table:table-cell table:formula="of:=LEFT(RIGHT([.L22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=</text:p>
          </table:table-cell>
          <table:table-cell table:formula="of:=MOD([.B230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230]-[.D230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0])" office:value-type="string" office:string-value="11100011" calcext:value-type="string">
            <text:p>11100011</text:p>
          </table:table-cell>
          <table:table-cell table:formula="of:=IF([.D230]&gt;=[.$K$1];&quot;OK&quot;;&quot;&quot;)">
            <text:p/>
          </table:table-cell>
          <table:table-cell table:formula="of:=REPT(&quot;0&quot;;8-LEN(TRIM(FIXED([.J230];0;1))))&amp;TRIM(FIXED([.J230];0;1))" office:value-type="string" office:string-value="11100011" calcext:value-type="string">
            <text:p>11100011</text:p>
          </table:table-cell>
          <table:table-cell table:formula="of:=LEFT(RIGHT([.L23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formula="of:=MOD([.B231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231]-[.D231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1])" office:value-type="string" office:string-value="11100100" calcext:value-type="string">
            <text:p>11100100</text:p>
          </table:table-cell>
          <table:table-cell table:formula="of:=IF([.D231]&gt;=[.$K$1];&quot;OK&quot;;&quot;&quot;)">
            <text:p/>
          </table:table-cell>
          <table:table-cell table:formula="of:=REPT(&quot;0&quot;;8-LEN(TRIM(FIXED([.J231];0;1))))&amp;TRIM(FIXED([.J231];0;1))" office:value-type="string" office:string-value="11100100" calcext:value-type="string">
            <text:p>11100100</text:p>
          </table:table-cell>
          <table:table-cell table:formula="of:=LEFT(RIGHT([.L231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=</text:p>
          </table:table-cell>
          <table:table-cell table:formula="of:=MOD([.B232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232]-[.D232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2])" office:value-type="string" office:string-value="11100101" calcext:value-type="string">
            <text:p>11100101</text:p>
          </table:table-cell>
          <table:table-cell table:formula="of:=IF([.D232]&gt;=[.$K$1];&quot;OK&quot;;&quot;&quot;)">
            <text:p/>
          </table:table-cell>
          <table:table-cell table:formula="of:=REPT(&quot;0&quot;;8-LEN(TRIM(FIXED([.J232];0;1))))&amp;TRIM(FIXED([.J232];0;1))" office:value-type="string" office:string-value="11100101" calcext:value-type="string">
            <text:p>11100101</text:p>
          </table:table-cell>
          <table:table-cell table:formula="of:=LEFT(RIGHT([.L232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=</text:p>
          </table:table-cell>
          <table:table-cell table:formula="of:=MOD([.B233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233]-[.D233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3])" office:value-type="string" office:string-value="11100110" calcext:value-type="string">
            <text:p>11100110</text:p>
          </table:table-cell>
          <table:table-cell table:formula="of:=IF([.D233]&gt;=[.$K$1];&quot;OK&quot;;&quot;&quot;)">
            <text:p/>
          </table:table-cell>
          <table:table-cell table:formula="of:=REPT(&quot;0&quot;;8-LEN(TRIM(FIXED([.J233];0;1))))&amp;TRIM(FIXED([.J233];0;1))" office:value-type="string" office:string-value="11100110" calcext:value-type="string">
            <text:p>11100110</text:p>
          </table:table-cell>
          <table:table-cell table:formula="of:=LEFT(RIGHT([.L23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=</text:p>
          </table:table-cell>
          <table:table-cell table:formula="of:=MOD([.B234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234]-[.D234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4])" office:value-type="string" office:string-value="11100111" calcext:value-type="string">
            <text:p>11100111</text:p>
          </table:table-cell>
          <table:table-cell table:formula="of:=IF([.D234]&gt;=[.$K$1];&quot;OK&quot;;&quot;&quot;)">
            <text:p/>
          </table:table-cell>
          <table:table-cell table:formula="of:=REPT(&quot;0&quot;;8-LEN(TRIM(FIXED([.J234];0;1))))&amp;TRIM(FIXED([.J234];0;1))" office:value-type="string" office:string-value="11100111" calcext:value-type="string">
            <text:p>11100111</text:p>
          </table:table-cell>
          <table:table-cell table:formula="of:=LEFT(RIGHT([.L23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=</text:p>
          </table:table-cell>
          <table:table-cell table:formula="of:=MOD([.B235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235]-[.D235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5])" office:value-type="string" office:string-value="11101000" calcext:value-type="string">
            <text:p>11101000</text:p>
          </table:table-cell>
          <table:table-cell table:formula="of:=IF([.D235]&gt;=[.$K$1];&quot;OK&quot;;&quot;&quot;)" office:value-type="string" office:string-value="OK" calcext:value-type="string">
            <text:p>OK</text:p>
          </table:table-cell>
          <table:table-cell table:formula="of:=REPT(&quot;0&quot;;8-LEN(TRIM(FIXED([.J235];0;1))))&amp;TRIM(FIXED([.J235];0;1))" office:value-type="string" office:string-value="11101000" calcext:value-type="string">
            <text:p>11101000</text:p>
          </table:table-cell>
          <table:table-cell table:formula="of:=LEFT(RIGHT([.L23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=</text:p>
          </table:table-cell>
          <table:table-cell table:formula="of:=MOD([.B236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236]-[.D236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6])" office:value-type="string" office:string-value="11101001" calcext:value-type="string">
            <text:p>11101001</text:p>
          </table:table-cell>
          <table:table-cell table:formula="of:=IF([.D236]&gt;=[.$K$1];&quot;OK&quot;;&quot;&quot;)" office:value-type="string" office:string-value="OK" calcext:value-type="string">
            <text:p>OK</text:p>
          </table:table-cell>
          <table:table-cell table:formula="of:=REPT(&quot;0&quot;;8-LEN(TRIM(FIXED([.J236];0;1))))&amp;TRIM(FIXED([.J236];0;1))" office:value-type="string" office:string-value="11101001" calcext:value-type="string">
            <text:p>11101001</text:p>
          </table:table-cell>
          <table:table-cell table:formula="of:=LEFT(RIGHT([.L23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formula="of:=MOD([.B237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237]-[.D237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7])" office:value-type="string" office:string-value="11101010" calcext:value-type="string">
            <text:p>11101010</text:p>
          </table:table-cell>
          <table:table-cell table:formula="of:=IF([.D237]&gt;=[.$K$1];&quot;OK&quot;;&quot;&quot;)" office:value-type="string" office:string-value="OK" calcext:value-type="string">
            <text:p>OK</text:p>
          </table:table-cell>
          <table:table-cell table:formula="of:=REPT(&quot;0&quot;;8-LEN(TRIM(FIXED([.J237];0;1))))&amp;TRIM(FIXED([.J237];0;1))" office:value-type="string" office:string-value="11101010" calcext:value-type="string">
            <text:p>11101010</text:p>
          </table:table-cell>
          <table:table-cell table:formula="of:=LEFT(RIGHT([.L23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=</text:p>
          </table:table-cell>
          <table:table-cell table:formula="of:=MOD([.B238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238]-[.D238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8])" office:value-type="string" office:string-value="11101011" calcext:value-type="string">
            <text:p>11101011</text:p>
          </table:table-cell>
          <table:table-cell table:formula="of:=IF([.D238]&gt;=[.$K$1];&quot;OK&quot;;&quot;&quot;)" office:value-type="string" office:string-value="OK" calcext:value-type="string">
            <text:p>OK</text:p>
          </table:table-cell>
          <table:table-cell table:formula="of:=REPT(&quot;0&quot;;8-LEN(TRIM(FIXED([.J238];0;1))))&amp;TRIM(FIXED([.J238];0;1))" office:value-type="string" office:string-value="11101011" calcext:value-type="string">
            <text:p>11101011</text:p>
          </table:table-cell>
          <table:table-cell table:formula="of:=LEFT(RIGHT([.L238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=</text:p>
          </table:table-cell>
          <table:table-cell table:formula="of:=MOD([.B239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239]-[.D239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39])" office:value-type="string" office:string-value="11101100" calcext:value-type="string">
            <text:p>11101100</text:p>
          </table:table-cell>
          <table:table-cell table:formula="of:=IF([.D239]&gt;=[.$K$1];&quot;OK&quot;;&quot;&quot;)" office:value-type="string" office:string-value="OK" calcext:value-type="string">
            <text:p>OK</text:p>
          </table:table-cell>
          <table:table-cell table:formula="of:=REPT(&quot;0&quot;;8-LEN(TRIM(FIXED([.J239];0;1))))&amp;TRIM(FIXED([.J239];0;1))" office:value-type="string" office:string-value="11101100" calcext:value-type="string">
            <text:p>11101100</text:p>
          </table:table-cell>
          <table:table-cell table:formula="of:=LEFT(RIGHT([.L239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=</text:p>
          </table:table-cell>
          <table:table-cell table:formula="of:=MOD([.B240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240]-[.D240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0])" office:value-type="string" office:string-value="11101101" calcext:value-type="string">
            <text:p>11101101</text:p>
          </table:table-cell>
          <table:table-cell table:formula="of:=IF([.D240]&gt;=[.$K$1];&quot;OK&quot;;&quot;&quot;)" office:value-type="string" office:string-value="OK" calcext:value-type="string">
            <text:p>OK</text:p>
          </table:table-cell>
          <table:table-cell table:formula="of:=REPT(&quot;0&quot;;8-LEN(TRIM(FIXED([.J240];0;1))))&amp;TRIM(FIXED([.J240];0;1))" office:value-type="string" office:string-value="11101101" calcext:value-type="string">
            <text:p>11101101</text:p>
          </table:table-cell>
          <table:table-cell table:formula="of:=LEFT(RIGHT([.L240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=</text:p>
          </table:table-cell>
          <table:table-cell table:formula="of:=MOD([.B241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241]-[.D241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1])" office:value-type="string" office:string-value="11101110" calcext:value-type="string">
            <text:p>11101110</text:p>
          </table:table-cell>
          <table:table-cell table:formula="of:=IF([.D241]&gt;=[.$K$1];&quot;OK&quot;;&quot;&quot;)" office:value-type="string" office:string-value="OK" calcext:value-type="string">
            <text:p>OK</text:p>
          </table:table-cell>
          <table:table-cell table:formula="of:=REPT(&quot;0&quot;;8-LEN(TRIM(FIXED([.J241];0;1))))&amp;TRIM(FIXED([.J241];0;1))" office:value-type="string" office:string-value="11101110" calcext:value-type="string">
            <text:p>11101110</text:p>
          </table:table-cell>
          <table:table-cell table:formula="of:=LEFT(RIGHT([.L24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=</text:p>
          </table:table-cell>
          <table:table-cell table:formula="of:=MOD([.B242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242]-[.D242])/[.$D$1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2])" office:value-type="string" office:string-value="11101111" calcext:value-type="string">
            <text:p>11101111</text:p>
          </table:table-cell>
          <table:table-cell table:formula="of:=IF([.D242]&gt;=[.$K$1];&quot;OK&quot;;&quot;&quot;)" office:value-type="string" office:string-value="OK" calcext:value-type="string">
            <text:p>OK</text:p>
          </table:table-cell>
          <table:table-cell table:formula="of:=REPT(&quot;0&quot;;8-LEN(TRIM(FIXED([.J242];0;1))))&amp;TRIM(FIXED([.J242];0;1))" office:value-type="string" office:string-value="11101111" calcext:value-type="string">
            <text:p>11101111</text:p>
          </table:table-cell>
          <table:table-cell table:formula="of:=LEFT(RIGHT([.L24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=</text:p>
          </table:table-cell>
          <table:table-cell table:formula="of:=MOD([.B243];[.$D$1])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formula="of:=([.B243]-[.D243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3])" office:value-type="string" office:string-value="11110000" calcext:value-type="string">
            <text:p>11110000</text:p>
          </table:table-cell>
          <table:table-cell table:formula="of:=IF([.D243]&gt;=[.$K$1];&quot;OK&quot;;&quot;&quot;)">
            <text:p/>
          </table:table-cell>
          <table:table-cell table:formula="of:=REPT(&quot;0&quot;;8-LEN(TRIM(FIXED([.J243];0;1))))&amp;TRIM(FIXED([.J243];0;1))" office:value-type="string" office:string-value="11110000" calcext:value-type="string">
            <text:p>11110000</text:p>
          </table:table-cell>
          <table:table-cell table:formula="of:=LEFT(RIGHT([.L243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=</text:p>
          </table:table-cell>
          <table:table-cell table:formula="of:=MOD([.B244];[.$D$1]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formula="of:=([.B244]-[.D244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4])" office:value-type="string" office:string-value="11110001" calcext:value-type="string">
            <text:p>11110001</text:p>
          </table:table-cell>
          <table:table-cell table:formula="of:=IF([.D244]&gt;=[.$K$1];&quot;OK&quot;;&quot;&quot;)">
            <text:p/>
          </table:table-cell>
          <table:table-cell table:formula="of:=REPT(&quot;0&quot;;8-LEN(TRIM(FIXED([.J244];0;1))))&amp;TRIM(FIXED([.J244];0;1))" office:value-type="string" office:string-value="11110001" calcext:value-type="string">
            <text:p>11110001</text:p>
          </table:table-cell>
          <table:table-cell table:formula="of:=LEFT(RIGHT([.L244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=</text:p>
          </table:table-cell>
          <table:table-cell table:formula="of:=MOD([.B245];[.$D$1])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formula="of:=([.B245]-[.D245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5])" office:value-type="string" office:string-value="11110010" calcext:value-type="string">
            <text:p>11110010</text:p>
          </table:table-cell>
          <table:table-cell table:formula="of:=IF([.D245]&gt;=[.$K$1];&quot;OK&quot;;&quot;&quot;)">
            <text:p/>
          </table:table-cell>
          <table:table-cell table:formula="of:=REPT(&quot;0&quot;;8-LEN(TRIM(FIXED([.J245];0;1))))&amp;TRIM(FIXED([.J245];0;1))" office:value-type="string" office:string-value="11110010" calcext:value-type="string">
            <text:p>11110010</text:p>
          </table:table-cell>
          <table:table-cell table:formula="of:=LEFT(RIGHT([.L245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=</text:p>
          </table:table-cell>
          <table:table-cell table:formula="of:=MOD([.B246];[.$D$1])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formula="of:=([.B246]-[.D246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6])" office:value-type="string" office:string-value="11110011" calcext:value-type="string">
            <text:p>11110011</text:p>
          </table:table-cell>
          <table:table-cell table:formula="of:=IF([.D246]&gt;=[.$K$1];&quot;OK&quot;;&quot;&quot;)">
            <text:p/>
          </table:table-cell>
          <table:table-cell table:formula="of:=REPT(&quot;0&quot;;8-LEN(TRIM(FIXED([.J246];0;1))))&amp;TRIM(FIXED([.J246];0;1))" office:value-type="string" office:string-value="11110011" calcext:value-type="string">
            <text:p>11110011</text:p>
          </table:table-cell>
          <table:table-cell table:formula="of:=LEFT(RIGHT([.L246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=</text:p>
          </table:table-cell>
          <table:table-cell table:formula="of:=MOD([.B247];[.$D$1])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formula="of:=([.B247]-[.D247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7])" office:value-type="string" office:string-value="11110100" calcext:value-type="string">
            <text:p>11110100</text:p>
          </table:table-cell>
          <table:table-cell table:formula="of:=IF([.D247]&gt;=[.$K$1];&quot;OK&quot;;&quot;&quot;)">
            <text:p/>
          </table:table-cell>
          <table:table-cell table:formula="of:=REPT(&quot;0&quot;;8-LEN(TRIM(FIXED([.J247];0;1))))&amp;TRIM(FIXED([.J247];0;1))" office:value-type="string" office:string-value="11110100" calcext:value-type="string">
            <text:p>11110100</text:p>
          </table:table-cell>
          <table:table-cell table:formula="of:=LEFT(RIGHT([.L247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=</text:p>
          </table:table-cell>
          <table:table-cell table:formula="of:=MOD([.B248];[.$D$1])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formula="of:=([.B248]-[.D248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8])" office:value-type="string" office:string-value="11110101" calcext:value-type="string">
            <text:p>11110101</text:p>
          </table:table-cell>
          <table:table-cell table:formula="of:=IF([.D248]&gt;=[.$K$1];&quot;OK&quot;;&quot;&quot;)">
            <text:p/>
          </table:table-cell>
          <table:table-cell table:formula="of:=REPT(&quot;0&quot;;8-LEN(TRIM(FIXED([.J248];0;1))))&amp;TRIM(FIXED([.J248];0;1))" office:value-type="string" office:string-value="11110101" calcext:value-type="string">
            <text:p>11110101</text:p>
          </table:table-cell>
          <table:table-cell table:formula="of:=LEFT(RIGHT([.L248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=</text:p>
          </table:table-cell>
          <table:table-cell table:formula="of:=MOD([.B249];[.$D$1])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formula="of:=([.B249]-[.D249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49])" office:value-type="string" office:string-value="11110110" calcext:value-type="string">
            <text:p>11110110</text:p>
          </table:table-cell>
          <table:table-cell table:formula="of:=IF([.D249]&gt;=[.$K$1];&quot;OK&quot;;&quot;&quot;)">
            <text:p/>
          </table:table-cell>
          <table:table-cell table:formula="of:=REPT(&quot;0&quot;;8-LEN(TRIM(FIXED([.J249];0;1))))&amp;TRIM(FIXED([.J249];0;1))" office:value-type="string" office:string-value="11110110" calcext:value-type="string">
            <text:p>11110110</text:p>
          </table:table-cell>
          <table:table-cell table:formula="of:=LEFT(RIGHT([.L249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=</text:p>
          </table:table-cell>
          <table:table-cell table:formula="of:=MOD([.B250];[.$D$1])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formula="of:=([.B250]-[.D250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0])" office:value-type="string" office:string-value="11110111" calcext:value-type="string">
            <text:p>11110111</text:p>
          </table:table-cell>
          <table:table-cell table:formula="of:=IF([.D250]&gt;=[.$K$1];&quot;OK&quot;;&quot;&quot;)">
            <text:p/>
          </table:table-cell>
          <table:table-cell table:formula="of:=REPT(&quot;0&quot;;8-LEN(TRIM(FIXED([.J250];0;1))))&amp;TRIM(FIXED([.J250];0;1))" office:value-type="string" office:string-value="11110111" calcext:value-type="string">
            <text:p>11110111</text:p>
          </table:table-cell>
          <table:table-cell table:formula="of:=LEFT(RIGHT([.L250];[.$B$1]);1)" office:value-type="string" office:string-value="0" calcext:value-type="string">
            <text:p>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=</text:p>
          </table:table-cell>
          <table:table-cell table:formula="of:=MOD([.B251];[.$D$1])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formula="of:=([.B251]-[.D251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1])" office:value-type="string" office:string-value="11111000" calcext:value-type="string">
            <text:p>11111000</text:p>
          </table:table-cell>
          <table:table-cell table:formula="of:=IF([.D251]&gt;=[.$K$1];&quot;OK&quot;;&quot;&quot;)" office:value-type="string" office:string-value="OK" calcext:value-type="string">
            <text:p>OK</text:p>
          </table:table-cell>
          <table:table-cell table:formula="of:=REPT(&quot;0&quot;;8-LEN(TRIM(FIXED([.J251];0;1))))&amp;TRIM(FIXED([.J251];0;1))" office:value-type="string" office:string-value="11111000" calcext:value-type="string">
            <text:p>11111000</text:p>
          </table:table-cell>
          <table:table-cell table:formula="of:=LEFT(RIGHT([.L251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=</text:p>
          </table:table-cell>
          <table:table-cell table:formula="of:=MOD([.B252];[.$D$1])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formula="of:=([.B252]-[.D252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2])" office:value-type="string" office:string-value="11111001" calcext:value-type="string">
            <text:p>11111001</text:p>
          </table:table-cell>
          <table:table-cell table:formula="of:=IF([.D252]&gt;=[.$K$1];&quot;OK&quot;;&quot;&quot;)" office:value-type="string" office:string-value="OK" calcext:value-type="string">
            <text:p>OK</text:p>
          </table:table-cell>
          <table:table-cell table:formula="of:=REPT(&quot;0&quot;;8-LEN(TRIM(FIXED([.J252];0;1))))&amp;TRIM(FIXED([.J252];0;1))" office:value-type="string" office:string-value="11111001" calcext:value-type="string">
            <text:p>11111001</text:p>
          </table:table-cell>
          <table:table-cell table:formula="of:=LEFT(RIGHT([.L252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=</text:p>
          </table:table-cell>
          <table:table-cell table:formula="of:=MOD([.B253];[.$D$1])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formula="of:=([.B253]-[.D253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3])" office:value-type="string" office:string-value="11111010" calcext:value-type="string">
            <text:p>11111010</text:p>
          </table:table-cell>
          <table:table-cell table:formula="of:=IF([.D253]&gt;=[.$K$1];&quot;OK&quot;;&quot;&quot;)" office:value-type="string" office:string-value="OK" calcext:value-type="string">
            <text:p>OK</text:p>
          </table:table-cell>
          <table:table-cell table:formula="of:=REPT(&quot;0&quot;;8-LEN(TRIM(FIXED([.J253];0;1))))&amp;TRIM(FIXED([.J253];0;1))" office:value-type="string" office:string-value="11111010" calcext:value-type="string">
            <text:p>11111010</text:p>
          </table:table-cell>
          <table:table-cell table:formula="of:=LEFT(RIGHT([.L253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=</text:p>
          </table:table-cell>
          <table:table-cell table:formula="of:=MOD([.B254];[.$D$1])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formula="of:=([.B254]-[.D254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4])" office:value-type="string" office:string-value="11111011" calcext:value-type="string">
            <text:p>11111011</text:p>
          </table:table-cell>
          <table:table-cell table:formula="of:=IF([.D254]&gt;=[.$K$1];&quot;OK&quot;;&quot;&quot;)" office:value-type="string" office:string-value="OK" calcext:value-type="string">
            <text:p>OK</text:p>
          </table:table-cell>
          <table:table-cell table:formula="of:=REPT(&quot;0&quot;;8-LEN(TRIM(FIXED([.J254];0;1))))&amp;TRIM(FIXED([.J254];0;1))" office:value-type="string" office:string-value="11111011" calcext:value-type="string">
            <text:p>11111011</text:p>
          </table:table-cell>
          <table:table-cell table:formula="of:=LEFT(RIGHT([.L254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=</text:p>
          </table:table-cell>
          <table:table-cell table:formula="of:=MOD([.B255];[.$D$1])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formula="of:=([.B255]-[.D255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5])" office:value-type="string" office:string-value="11111100" calcext:value-type="string">
            <text:p>11111100</text:p>
          </table:table-cell>
          <table:table-cell table:formula="of:=IF([.D255]&gt;=[.$K$1];&quot;OK&quot;;&quot;&quot;)" office:value-type="string" office:string-value="OK" calcext:value-type="string">
            <text:p>OK</text:p>
          </table:table-cell>
          <table:table-cell table:formula="of:=REPT(&quot;0&quot;;8-LEN(TRIM(FIXED([.J255];0;1))))&amp;TRIM(FIXED([.J255];0;1))" office:value-type="string" office:string-value="11111100" calcext:value-type="string">
            <text:p>11111100</text:p>
          </table:table-cell>
          <table:table-cell table:formula="of:=LEFT(RIGHT([.L255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=</text:p>
          </table:table-cell>
          <table:table-cell table:formula="of:=MOD([.B256];[.$D$1])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formula="of:=([.B256]-[.D256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6])" office:value-type="string" office:string-value="11111101" calcext:value-type="string">
            <text:p>11111101</text:p>
          </table:table-cell>
          <table:table-cell table:formula="of:=IF([.D256]&gt;=[.$K$1];&quot;OK&quot;;&quot;&quot;)" office:value-type="string" office:string-value="OK" calcext:value-type="string">
            <text:p>OK</text:p>
          </table:table-cell>
          <table:table-cell table:formula="of:=REPT(&quot;0&quot;;8-LEN(TRIM(FIXED([.J256];0;1))))&amp;TRIM(FIXED([.J256];0;1))" office:value-type="string" office:string-value="11111101" calcext:value-type="string">
            <text:p>11111101</text:p>
          </table:table-cell>
          <table:table-cell table:formula="of:=LEFT(RIGHT([.L256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=</text:p>
          </table:table-cell>
          <table:table-cell table:formula="of:=MOD([.B257];[.$D$1])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formula="of:=([.B257]-[.D257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7])" office:value-type="string" office:string-value="11111110" calcext:value-type="string">
            <text:p>11111110</text:p>
          </table:table-cell>
          <table:table-cell table:formula="of:=IF([.D257]&gt;=[.$K$1];&quot;OK&quot;;&quot;&quot;)" office:value-type="string" office:string-value="OK" calcext:value-type="string">
            <text:p>OK</text:p>
          </table:table-cell>
          <table:table-cell table:formula="of:=REPT(&quot;0&quot;;8-LEN(TRIM(FIXED([.J257];0;1))))&amp;TRIM(FIXED([.J257];0;1))" office:value-type="string" office:string-value="11111110" calcext:value-type="string">
            <text:p>11111110</text:p>
          </table:table-cell>
          <table:table-cell table:formula="of:=LEFT(RIGHT([.L257];[.$B$1]);1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=</text:p>
          </table:table-cell>
          <table:table-cell table:formula="of:=MOD([.B258];[.$D$1])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formula="of:=([.B258]-[.D258])/[.$D$1]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formula="of:=[.$D$1]" office:value-type="float" office:value="16" calcext:value-type="float">
            <text:p>16</text:p>
          </table:table-cell>
          <table:table-cell/>
          <table:table-cell table:formula="of:=DEC2BIN([.B258])" office:value-type="string" office:string-value="11111111" calcext:value-type="string">
            <text:p>11111111</text:p>
          </table:table-cell>
          <table:table-cell table:formula="of:=IF([.D258]&gt;=[.$K$1];&quot;OK&quot;;&quot;&quot;)" office:value-type="string" office:string-value="OK" calcext:value-type="string">
            <text:p>OK</text:p>
          </table:table-cell>
          <table:table-cell table:formula="of:=REPT(&quot;0&quot;;8-LEN(TRIM(FIXED([.J258];0;1))))&amp;TRIM(FIXED([.J258];0;1))" office:value-type="string" office:string-value="11111111" calcext:value-type="string">
            <text:p>11111111</text:p>
          </table:table-cell>
          <table:table-cell table:formula="of:=LEFT(RIGHT([.L258];[.$B$1]);1)" office:value-type="string" office:string-value="1" calcext:value-type="string">
            <text:p>1</text:p>
          </table:table-cell>
        </table:table-row>
        <table:table-row table:style-name="ro1" table:number-rows-repeated="10483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1:52:20.937000000</meta:creation-date>
    <dc:date>2017-07-05T22:26:01.978000000</dc:date>
    <meta:editing-duration>PT2M7S</meta:editing-duration>
    <meta:editing-cycles>1</meta:editing-cycles>
    <meta:document-statistic meta:table-count="1" meta:cell-count="2821" meta:object-count="0"/>
    <meta:generator>LibreOffice/5.3.0.3$Windows_x86 LibreOffice_project/7074905676c47b82bbcfbea1aeefc84afe1c50e1</meta:generator>
  </office:meta>
</office:document-meta>
</file>